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7.52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" style:family="table-cell" style:parent-style-name="Default">
      <style:text-properties style:font-name="Liberation Sans" style:font-name-asian="Noto Sans CJK SC Regular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data_out_training" table:style-name="ta1">
        <table:shapes>
          <draw:frame draw:z-index="0" draw:style-name="gr1" draw:text-style-name="P1" svg:width="159.99mm" svg:height="89.99mm" svg:x="147.53mm" svg:y="0mm">
            <loext:p draw:notify-on-update-of-ranges="data_out_training.D1:data_out_training.D1 data_out_training.D2:data_out_training.D296 data_out_training.E1:data_out_training.E1 data_out_training.E2:data_out_training.E29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2" table:number-columns-repeated="2" table:default-cell-style-name="ce2"/>
        <table:table-column table:style-name="co2" table:default-cell-style-name="Default"/>
        <table:table-row table:style-name="ro1">
          <table:table-cell table:style-name="ce1" office:value-type="string" calcext:value-type="string">
            <text:p>Hour</text:p>
          </table:table-cell>
          <table:table-cell table:style-name="ce1" office:value-type="string" calcext:value-type="string">
            <text:p>Real</text:p>
          </table:table-cell>
          <table:table-cell table:style-name="ce1" office:value-type="string" calcext:value-type="string">
            <text:p>Simulated</text:p>
          </table:table-cell>
          <table:table-cell table:style-name="ce1" office:value-type="string" calcext:value-type="string">
            <text:p>Real C</text:p>
          </table:table-cell>
          <table:table-cell table:style-name="ce1" office:value-type="string" calcext:value-type="string">
            <text:p>Simulated C</text:p>
          </table:table-cell>
          <table:table-cell office:value-type="string" calcext:value-type="string">
            <text:p>Erro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101673" calcext:value-type="float">
            <text:p>0,0101673</text:p>
          </table:table-cell>
          <table:table-cell office:value-type="float" office:value="0.070921" calcext:value-type="float">
            <text:p>0,070921</text:p>
          </table:table-cell>
          <table:table-cell table:formula="of:=([.B2]*[.$B$298])-([.B2]*[.$B$297])+[.$B$297]" office:value-type="float" office:value="38.059914642" calcext:value-type="float">
            <text:p>38,059914642</text:p>
          </table:table-cell>
          <table:table-cell table:formula="of:=([.C2]*[.$B$298])-([.C2]*[.$B$297])+[.$B$297]" office:value-type="float" office:value="286.63610834" calcext:value-type="float">
            <text:p>286,63610834</text:p>
          </table:table-cell>
          <table:table-cell table:formula="of:=([.D2]-[.E2])^2" office:value-type="float" office:value="61790.1240733856" calcext:value-type="float">
            <text:p>61790,124073385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630423" calcext:value-type="float">
            <text:p>0,0630423</text:p>
          </table:table-cell>
          <table:table-cell office:value-type="float" office:value="0.0874679" calcext:value-type="float">
            <text:p>0,0874679</text:p>
          </table:table-cell>
          <table:table-cell table:formula="of:=([.B3]*[.$B$298])-([.B3]*[.$B$297])+[.$B$297]" office:value-type="float" office:value="254.400092142" calcext:value-type="float">
            <text:p>254,400092142</text:p>
          </table:table-cell>
          <table:table-cell table:formula="of:=([.C3]*[.$B$298])-([.C3]*[.$B$297])+[.$B$297]" office:value-type="float" office:value="354.338411566" calcext:value-type="float">
            <text:p>354,338411566</text:p>
          </table:table-cell>
          <table:table-cell table:formula="of:=([.D3]-[.E3])^2" office:value-type="float" office:value="9987.66768929346" calcext:value-type="float">
            <text:p>9987,667689293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355499" calcext:value-type="float">
            <text:p>0,355499</text:p>
          </table:table-cell>
          <table:table-cell office:value-type="float" office:value="0.171965" calcext:value-type="float">
            <text:p>0,171965</text:p>
          </table:table-cell>
          <table:table-cell table:formula="of:=([.B4]*[.$B$298])-([.B4]*[.$B$297])+[.$B$297]" office:value-type="float" office:value="1450.99837846" calcext:value-type="float">
            <text:p>1450,99837846</text:p>
          </table:table-cell>
          <table:table-cell table:formula="of:=([.C4]*[.$B$298])-([.C4]*[.$B$297])+[.$B$297]" office:value-type="float" office:value="700.0616761" calcext:value-type="float">
            <text:p>700,0616761</text:p>
          </table:table-cell>
          <table:table-cell table:formula="of:=([.D4]-[.E4])^2" office:value-type="float" office:value="563905.930951311" calcext:value-type="float">
            <text:p>563905,93095131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545403" calcext:value-type="float">
            <text:p>0,545403</text:p>
          </table:table-cell>
          <table:table-cell office:value-type="float" office:value="0.434416" calcext:value-type="float">
            <text:p>0,434416</text:p>
          </table:table-cell>
          <table:table-cell table:formula="of:=([.B5]*[.$B$298])-([.B5]*[.$B$297])+[.$B$297]" office:value-type="float" office:value="2227.99819062" calcext:value-type="float">
            <text:p>2227,99819062</text:p>
          </table:table-cell>
          <table:table-cell table:formula="of:=([.C5]*[.$B$298])-([.C5]*[.$B$297])+[.$B$297]" office:value-type="float" office:value="1773.89044064" calcext:value-type="float">
            <text:p>1773,89044064</text:p>
          </table:table-cell>
          <table:table-cell table:formula="of:=([.D5]-[.E5])^2" office:value-type="float" office:value="206213.848591898" calcext:value-type="float">
            <text:p>206213,84859189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70549" calcext:value-type="float">
            <text:p>0,70549</text:p>
          </table:table-cell>
          <table:table-cell office:value-type="float" office:value="0.577702" calcext:value-type="float">
            <text:p>0,577702</text:p>
          </table:table-cell>
          <table:table-cell table:formula="of:=([.B6]*[.$B$298])-([.B6]*[.$B$297])+[.$B$297]" office:value-type="float" office:value="2883.0005546" calcext:value-type="float">
            <text:p>2883,0005546</text:p>
          </table:table-cell>
          <table:table-cell table:formula="of:=([.C6]*[.$B$298])-([.C6]*[.$B$297])+[.$B$297]" office:value-type="float" office:value="2360.15084108" calcext:value-type="float">
            <text:p>2360,15084108</text:p>
          </table:table-cell>
          <table:table-cell table:formula="of:=([.D6]-[.E6])^2" office:value-type="float" office:value="273371.822927947" calcext:value-type="float">
            <text:p>273371,82292794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716244" calcext:value-type="float">
            <text:p>0,716244</text:p>
          </table:table-cell>
          <table:table-cell office:value-type="float" office:value="0.68665" calcext:value-type="float">
            <text:p>0,68665</text:p>
          </table:table-cell>
          <table:table-cell table:formula="of:=([.B7]*[.$B$298])-([.B7]*[.$B$297])+[.$B$297]" office:value-type="float" office:value="2927.00097576" calcext:value-type="float">
            <text:p>2927,00097576</text:p>
          </table:table-cell>
          <table:table-cell table:formula="of:=([.C7]*[.$B$298])-([.C7]*[.$B$297])+[.$B$297]" office:value-type="float" office:value="2805.915941" calcext:value-type="float">
            <text:p>2805,915941</text:p>
          </table:table-cell>
          <table:table-cell table:formula="of:=([.D7]-[.E7])^2" office:value-type="float" office:value="14661.5856428303" calcext:value-type="float">
            <text:p>14661,585642830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806674" calcext:value-type="float">
            <text:p>0,806674</text:p>
          </table:table-cell>
          <table:table-cell office:value-type="float" office:value="0.622882" calcext:value-type="float">
            <text:p>0,622882</text:p>
          </table:table-cell>
          <table:table-cell table:formula="of:=([.B8]*[.$B$298])-([.B8]*[.$B$297])+[.$B$297]" office:value-type="float" office:value="3296.99893796" calcext:value-type="float">
            <text:p>3296,99893796</text:p>
          </table:table-cell>
          <table:table-cell table:formula="of:=([.C8]*[.$B$298])-([.C8]*[.$B$297])+[.$B$297]" office:value-type="float" office:value="2545.00661828" calcext:value-type="float">
            <text:p>2545,00661828</text:p>
          </table:table-cell>
          <table:table-cell table:formula="of:=([.D8]-[.E8])^2" office:value-type="float" office:value="565492.448857708" calcext:value-type="float">
            <text:p>565492,44885770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871442" calcext:value-type="float">
            <text:p>0,871442</text:p>
          </table:table-cell>
          <table:table-cell office:value-type="float" office:value="0.694603" calcext:value-type="float">
            <text:p>0,694603</text:p>
          </table:table-cell>
          <table:table-cell table:formula="of:=([.B9]*[.$B$298])-([.B9]*[.$B$297])+[.$B$297]" office:value-type="float" office:value="3561.99980068" calcext:value-type="float">
            <text:p>3561,99980068</text:p>
          </table:table-cell>
          <table:table-cell table:formula="of:=([.C9]*[.$B$298])-([.C9]*[.$B$297])+[.$B$297]" office:value-type="float" office:value="2838.45595862" calcext:value-type="float">
            <text:p>2838,45595862</text:p>
          </table:table-cell>
          <table:table-cell table:formula="of:=([.D9]-[.E9])^2" office:value-type="float" office:value="523515.691382945" calcext:value-type="float">
            <text:p>523515,69138294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824027" calcext:value-type="float">
            <text:p>0,824027</text:p>
          </table:table-cell>
          <table:table-cell office:value-type="float" office:value="0.703885" calcext:value-type="float">
            <text:p>0,703885</text:p>
          </table:table-cell>
          <table:table-cell table:formula="of:=([.B10]*[.$B$298])-([.B10]*[.$B$297])+[.$B$297]" office:value-type="float" office:value="3367.99943158" calcext:value-type="float">
            <text:p>3367,99943158</text:p>
          </table:table-cell>
          <table:table-cell table:formula="of:=([.C10]*[.$B$298])-([.C10]*[.$B$297])+[.$B$297]" office:value-type="float" office:value="2876.4336329" calcext:value-type="float">
            <text:p>2876,4336329</text:p>
          </table:table-cell>
          <table:table-cell table:formula="of:=([.D10]-[.E10])^2" office:value-type="float" office:value="241636.934431906" calcext:value-type="float">
            <text:p>241636,93443190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557624" calcext:value-type="float">
            <text:p>0,557624</text:p>
          </table:table-cell>
          <table:table-cell office:value-type="float" office:value="0.595595" calcext:value-type="float">
            <text:p>0,595595</text:p>
          </table:table-cell>
          <table:table-cell table:formula="of:=([.B11]*[.$B$298])-([.B11]*[.$B$297])+[.$B$297]" office:value-type="float" office:value="2278.00090096" calcext:value-type="float">
            <text:p>2278,00090096</text:p>
          </table:table-cell>
          <table:table-cell table:formula="of:=([.C11]*[.$B$298])-([.C11]*[.$B$297])+[.$B$297]" office:value-type="float" office:value="2433.3607663" calcext:value-type="float">
            <text:p>2433,3607663</text:p>
          </table:table-cell>
          <table:table-cell table:formula="of:=([.D11]-[.E11])^2" office:value-type="float" office:value="24136.6877584628" calcext:value-type="float">
            <text:p>24136,687758462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496766" calcext:value-type="float">
            <text:p>0,496766</text:p>
          </table:table-cell>
          <table:table-cell office:value-type="float" office:value="0.331129" calcext:value-type="float">
            <text:p>0,331129</text:p>
          </table:table-cell>
          <table:table-cell table:formula="of:=([.B12]*[.$B$298])-([.B12]*[.$B$297])+[.$B$297]" office:value-type="float" office:value="2028.99795964" calcext:value-type="float">
            <text:p>2028,99795964</text:p>
          </table:table-cell>
          <table:table-cell table:formula="of:=([.C12]*[.$B$298])-([.C12]*[.$B$297])+[.$B$297]" office:value-type="float" office:value="1351.28754866" calcext:value-type="float">
            <text:p>1351,28754866</text:p>
          </table:table-cell>
          <table:table-cell table:formula="of:=([.D12]-[.E12])^2" office:value-type="float" office:value="459291.40115068" calcext:value-type="float">
            <text:p>459291,4011506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24796" calcext:value-type="float">
            <text:p>0,24796</text:p>
          </table:table-cell>
          <table:table-cell office:value-type="float" office:value="0.247717" calcext:value-type="float">
            <text:p>0,247717</text:p>
          </table:table-cell>
          <table:table-cell table:formula="of:=([.B13]*[.$B$298])-([.B13]*[.$B$297])+[.$B$297]" office:value-type="float" office:value="1010.9982584" calcext:value-type="float">
            <text:p>1010,9982584</text:p>
          </table:table-cell>
          <table:table-cell table:formula="of:=([.C13]*[.$B$298])-([.C13]*[.$B$297])+[.$B$297]" office:value-type="float" office:value="1010.00401418" calcext:value-type="float">
            <text:p>1010,00401418</text:p>
          </table:table-cell>
          <table:table-cell table:formula="of:=([.D13]-[.E13])^2" office:value-type="float" office:value="0.988521569003491" calcext:value-type="float">
            <text:p>0,98852156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430254" calcext:value-type="float">
            <text:p>0,0430254</text:p>
          </table:table-cell>
          <table:table-cell office:value-type="float" office:value="0.0873158" calcext:value-type="float">
            <text:p>0,0873158</text:p>
          </table:table-cell>
          <table:table-cell table:formula="of:=([.B14]*[.$B$298])-([.B14]*[.$B$297])+[.$B$297]" office:value-type="float" office:value="172.500145116" calcext:value-type="float">
            <text:p>172,500145116</text:p>
          </table:table-cell>
          <table:table-cell table:formula="of:=([.C14]*[.$B$298])-([.C14]*[.$B$297])+[.$B$297]" office:value-type="float" office:value="353.716088332" calcext:value-type="float">
            <text:p>353,716088332</text:p>
          </table:table-cell>
          <table:table-cell table:formula="of:=([.D14]-[.E14])^2" office:value-type="float" office:value="32839.2180756645" calcext:value-type="float">
            <text:p>32839,218075664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00686783" calcext:value-type="float">
            <text:p>0,000686783</text:p>
          </table:table-cell>
          <table:table-cell office:value-type="float" office:value="0.0392451" calcext:value-type="float">
            <text:p>0,0392451</text:p>
          </table:table-cell>
          <table:table-cell table:formula="of:=([.B15]*[.$B$298])-([.B15]*[.$B$297])+[.$B$297]" office:value-type="float" office:value="-0.72999988418" calcext:value-type="float">
            <text:p>-0,7299998842</text:p>
          </table:table-cell>
          <table:table-cell table:formula="of:=([.C15]*[.$B$298])-([.C15]*[.$B$297])+[.$B$297]" office:value-type="float" office:value="157.032896454" calcext:value-type="float">
            <text:p>157,032896454</text:p>
          </table:table-cell>
          <table:table-cell table:formula="of:=([.D15]-[.E15])^2" office:value-type="float" office:value="24889.1314610113" calcext:value-type="float">
            <text:p>24889,131461011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000439932" calcext:value-type="float">
            <text:p>4,39932E-05</text:p>
          </table:table-cell>
          <table:table-cell office:value-type="float" office:value="0.0572922" calcext:value-type="float">
            <text:p>0,0572922</text:p>
          </table:table-cell>
          <table:table-cell table:formula="of:=([.B16]*[.$B$298])-([.B16]*[.$B$297])+[.$B$297]" office:value-type="float" office:value="-3.360000062472" calcext:value-type="float">
            <text:p>-3,3600000625</text:p>
          </table:table-cell>
          <table:table-cell table:formula="of:=([.C16]*[.$B$298])-([.C16]*[.$B$297])+[.$B$297]" office:value-type="float" office:value="230.873327988" calcext:value-type="float">
            <text:p>230,873327988</text:p>
          </table:table-cell>
          <table:table-cell table:formula="of:=([.D16]-[.E16])^2" office:value-type="float" office:value="54865.2519696" calcext:value-type="float">
            <text:p>54865,251969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000977627" calcext:value-type="float">
            <text:p>9,77627E-06</text:p>
          </table:table-cell>
          <table:table-cell office:value-type="float" office:value="0.0320449" calcext:value-type="float">
            <text:p>0,0320449</text:p>
          </table:table-cell>
          <table:table-cell table:formula="of:=([.B17]*[.$B$298])-([.B17]*[.$B$297])+[.$B$297]" office:value-type="float" office:value="-3.5000000002442" calcext:value-type="float">
            <text:p>-3,5000000002</text:p>
          </table:table-cell>
          <table:table-cell table:formula="of:=([.C17]*[.$B$298])-([.C17]*[.$B$297])+[.$B$297]" office:value-type="float" office:value="127.572990146" calcext:value-type="float">
            <text:p>127,572990146</text:p>
          </table:table-cell>
          <table:table-cell table:formula="of:=([.D17]-[.E17])^2" office:value-type="float" office:value="17180.1287458774" calcext:value-type="float">
            <text:p>17180,128745877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00112427" calcext:value-type="float">
            <text:p>0,000112427</text:p>
          </table:table-cell>
          <table:table-cell office:value-type="float" office:value="0.030017" calcext:value-type="float">
            <text:p>0,030017</text:p>
          </table:table-cell>
          <table:table-cell table:formula="of:=([.B18]*[.$B$298])-([.B18]*[.$B$297])+[.$B$297]" office:value-type="float" office:value="-3.08000043242" calcext:value-type="float">
            <text:p>-3,0800004324</text:p>
          </table:table-cell>
          <table:table-cell table:formula="of:=([.C18]*[.$B$298])-([.C18]*[.$B$297])+[.$B$297]" office:value-type="float" office:value="119.27575618" calcext:value-type="float">
            <text:p>119,27575618</text:p>
          </table:table-cell>
          <table:table-cell table:formula="of:=([.D18]-[.E18])^2" office:value-type="float" office:value="14970.9311761978" calcext:value-type="float">
            <text:p>14970,931176197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000342169" calcext:value-type="float">
            <text:p>3,42169E-05</text:p>
          </table:table-cell>
          <table:table-cell office:value-type="float" office:value="0.0600496" calcext:value-type="float">
            <text:p>0,0600496</text:p>
          </table:table-cell>
          <table:table-cell table:formula="of:=([.B19]*[.$B$298])-([.B19]*[.$B$297])+[.$B$297]" office:value-type="float" office:value="-3.400000184974" calcext:value-type="float">
            <text:p>-3,400000185</text:p>
          </table:table-cell>
          <table:table-cell table:formula="of:=([.C19]*[.$B$298])-([.C19]*[.$B$297])+[.$B$297]" office:value-type="float" office:value="242.155340384" calcext:value-type="float">
            <text:p>242,155340384</text:p>
          </table:table-cell>
          <table:table-cell table:formula="of:=([.D19]-[.E19])^2" office:value-type="float" office:value="60297.4252819448" calcext:value-type="float">
            <text:p>60297,425281944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000830983" calcext:value-type="float">
            <text:p>8,30983E-05</text:p>
          </table:table-cell>
          <table:table-cell office:value-type="float" office:value="0.0707535" calcext:value-type="float">
            <text:p>0,0707535</text:p>
          </table:table-cell>
          <table:table-cell table:formula="of:=([.B20]*[.$B$298])-([.B20]*[.$B$297])+[.$B$297]" office:value-type="float" office:value="-3.199999981618" calcext:value-type="float">
            <text:p>-3,1999999816</text:p>
          </table:table-cell>
          <table:table-cell table:formula="of:=([.C20]*[.$B$298])-([.C20]*[.$B$297])+[.$B$297]" office:value-type="float" office:value="285.95077539" calcext:value-type="float">
            <text:p>285,95077539</text:p>
          </table:table-cell>
          <table:table-cell table:formula="of:=([.D20]-[.E20])^2" office:value-type="float" office:value="83608.1708980079" calcext:value-type="float">
            <text:p>83608,170898007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0234631" calcext:value-type="float">
            <text:p>0,000234631</text:p>
          </table:table-cell>
          <table:table-cell office:value-type="float" office:value="0.0709691" calcext:value-type="float">
            <text:p>0,0709691</text:p>
          </table:table-cell>
          <table:table-cell table:formula="of:=([.B21]*[.$B$298])-([.B21]*[.$B$297])+[.$B$297]" office:value-type="float" office:value="-2.57999787826" calcext:value-type="float">
            <text:p>-2,5799978783</text:p>
          </table:table-cell>
          <table:table-cell table:formula="of:=([.C21]*[.$B$298])-([.C21]*[.$B$297])+[.$B$297]" office:value-type="float" office:value="286.832911414" calcext:value-type="float">
            <text:p>286,832911414</text:p>
          </table:table-cell>
          <table:table-cell table:formula="of:=([.D21]-[.E21])^2" office:value-type="float" office:value="83759.8320650099" calcext:value-type="float">
            <text:p>83759,832065009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00100207" calcext:value-type="float">
            <text:p>0,000100207</text:p>
          </table:table-cell>
          <table:table-cell office:value-type="float" office:value="0.0712785" calcext:value-type="float">
            <text:p>0,0712785</text:p>
          </table:table-cell>
          <table:table-cell table:formula="of:=([.B22]*[.$B$298])-([.B22]*[.$B$297])+[.$B$297]" office:value-type="float" office:value="-3.12999905122" calcext:value-type="float">
            <text:p>-3,1299990512</text:p>
          </table:table-cell>
          <table:table-cell table:formula="of:=([.C22]*[.$B$298])-([.C22]*[.$B$297])+[.$B$297]" office:value-type="float" office:value="288.09883389" calcext:value-type="float">
            <text:p>288,09883389</text:p>
          </table:table-cell>
          <table:table-cell table:formula="of:=([.D22]-[.E22])^2" office:value-type="float" office:value="84814.233136305" calcext:value-type="float">
            <text:p>84814,23313630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00100207" calcext:value-type="float">
            <text:p>0,000100207</text:p>
          </table:table-cell>
          <table:table-cell office:value-type="float" office:value="0.071029" calcext:value-type="float">
            <text:p>0,071029</text:p>
          </table:table-cell>
          <table:table-cell table:formula="of:=([.B23]*[.$B$298])-([.B23]*[.$B$297])+[.$B$297]" office:value-type="float" office:value="-3.12999905122" calcext:value-type="float">
            <text:p>-3,1299990512</text:p>
          </table:table-cell>
          <table:table-cell table:formula="of:=([.C23]*[.$B$298])-([.C23]*[.$B$297])+[.$B$297]" office:value-type="float" office:value="287.07799466" calcext:value-type="float">
            <text:p>287,07799466</text:p>
          </table:table-cell>
          <table:table-cell table:formula="of:=([.D23]-[.E23])^2" office:value-type="float" office:value="84220.6796138915" calcext:value-type="float">
            <text:p>84220,679613891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000166197" calcext:value-type="float">
            <text:p>0,000166197</text:p>
          </table:table-cell>
          <table:table-cell office:value-type="float" office:value="0.0710204" calcext:value-type="float">
            <text:p>0,0710204</text:p>
          </table:table-cell>
          <table:table-cell table:formula="of:=([.B24]*[.$B$298])-([.B24]*[.$B$297])+[.$B$297]" office:value-type="float" office:value="-2.85999832662" calcext:value-type="float">
            <text:p>-2,8599983266</text:p>
          </table:table-cell>
          <table:table-cell table:formula="of:=([.C24]*[.$B$298])-([.C24]*[.$B$297])+[.$B$297]" office:value-type="float" office:value="287.042807416" calcext:value-type="float">
            <text:p>287,042807416</text:p>
          </table:table-cell>
          <table:table-cell table:formula="of:=([.D24]-[.E24])^2" office:value-type="float" office:value="84043.6367774432" calcext:value-type="float">
            <text:p>84043,636777443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000244407" calcext:value-type="float">
            <text:p>2,44407E-05</text:p>
          </table:table-cell>
          <table:table-cell office:value-type="float" office:value="0.0711794" calcext:value-type="float">
            <text:p>0,0711794</text:p>
          </table:table-cell>
          <table:table-cell table:formula="of:=([.B25]*[.$B$298])-([.B25]*[.$B$297])+[.$B$297]" office:value-type="float" office:value="-3.439999898322" calcext:value-type="float">
            <text:p>-3,4399998983</text:p>
          </table:table-cell>
          <table:table-cell table:formula="of:=([.C25]*[.$B$298])-([.C25]*[.$B$297])+[.$B$297]" office:value-type="float" office:value="287.693362276" calcext:value-type="float">
            <text:p>287,693362276</text:p>
          </table:table-cell>
          <table:table-cell table:formula="of:=([.D25]-[.E25])^2" office:value-type="float" office:value="84758.6345709249" calcext:value-type="float">
            <text:p>84758,634570924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0530363" calcext:value-type="float">
            <text:p>0,00530363</text:p>
          </table:table-cell>
          <table:table-cell office:value-type="float" office:value="0.0708765" calcext:value-type="float">
            <text:p>0,0708765</text:p>
          </table:table-cell>
          <table:table-cell table:formula="of:=([.B26]*[.$B$298])-([.B26]*[.$B$297])+[.$B$297]" office:value-type="float" office:value="18.1600142902" calcext:value-type="float">
            <text:p>18,1600142902</text:p>
          </table:table-cell>
          <table:table-cell table:formula="of:=([.C26]*[.$B$298])-([.C26]*[.$B$297])+[.$B$297]" office:value-type="float" office:value="286.45403481" calcext:value-type="float">
            <text:p>286,45403481</text:p>
          </table:table-cell>
          <table:table-cell table:formula="of:=([.D26]-[.E26])^2" office:value-type="float" office:value="71981.6814466789" calcext:value-type="float">
            <text:p>71981,681446678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0699345" calcext:value-type="float">
            <text:p>0,0699345</text:p>
          </table:table-cell>
          <table:table-cell office:value-type="float" office:value="0.0795241" calcext:value-type="float">
            <text:p>0,0795241</text:p>
          </table:table-cell>
          <table:table-cell table:formula="of:=([.B27]*[.$B$298])-([.B27]*[.$B$297])+[.$B$297]" office:value-type="float" office:value="282.59980413" calcext:value-type="float">
            <text:p>282,59980413</text:p>
          </table:table-cell>
          <table:table-cell table:formula="of:=([.C27]*[.$B$298])-([.C27]*[.$B$297])+[.$B$297]" office:value-type="float" office:value="321.836036114" calcext:value-type="float">
            <text:p>321,836036114</text:p>
          </table:table-cell>
          <table:table-cell table:formula="of:=([.D27]-[.E27])^2" office:value-type="float" office:value="1539.48190030227" calcext:value-type="float">
            <text:p>1539,481900302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250893" calcext:value-type="float">
            <text:p>0,250893</text:p>
          </table:table-cell>
          <table:table-cell office:value-type="float" office:value="0.181096" calcext:value-type="float">
            <text:p>0,181096</text:p>
          </table:table-cell>
          <table:table-cell table:formula="of:=([.B28]*[.$B$298])-([.B28]*[.$B$297])+[.$B$297]" office:value-type="float" office:value="1022.99874522" calcext:value-type="float">
            <text:p>1022,99874522</text:p>
          </table:table-cell>
          <table:table-cell table:formula="of:=([.C28]*[.$B$298])-([.C28]*[.$B$297])+[.$B$297]" office:value-type="float" office:value="737.42152784" calcext:value-type="float">
            <text:p>737,42152784</text:p>
          </table:table-cell>
          <table:table-cell table:formula="of:=([.D28]-[.E28])^2" office:value-type="float" office:value="81554.3470865038" calcext:value-type="float">
            <text:p>81554,347086503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368453" calcext:value-type="float">
            <text:p>0,368453</text:p>
          </table:table-cell>
          <table:table-cell office:value-type="float" office:value="0.394972" calcext:value-type="float">
            <text:p>0,394972</text:p>
          </table:table-cell>
          <table:table-cell table:formula="of:=([.B29]*[.$B$298])-([.B29]*[.$B$297])+[.$B$297]" office:value-type="float" office:value="1504.00018762" calcext:value-type="float">
            <text:p>1504,00018762</text:p>
          </table:table-cell>
          <table:table-cell table:formula="of:=([.C29]*[.$B$298])-([.C29]*[.$B$297])+[.$B$297]" office:value-type="float" office:value="1612.50373688" calcext:value-type="float">
            <text:p>1612,50373688</text:p>
          </table:table-cell>
          <table:table-cell table:formula="of:=([.D29]-[.E29])^2" office:value-type="float" office:value="11773.0202020172" calcext:value-type="float">
            <text:p>11773,020202017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420267" calcext:value-type="float">
            <text:p>0,420267</text:p>
          </table:table-cell>
          <table:table-cell office:value-type="float" office:value="0.489221" calcext:value-type="float">
            <text:p>0,489221</text:p>
          </table:table-cell>
          <table:table-cell table:formula="of:=([.B30]*[.$B$298])-([.B30]*[.$B$297])+[.$B$297]" office:value-type="float" office:value="1715.99924118" calcext:value-type="float">
            <text:p>1715,99924118</text:p>
          </table:table-cell>
          <table:table-cell table:formula="of:=([.C30]*[.$B$298])-([.C30]*[.$B$297])+[.$B$297]" office:value-type="float" office:value="1998.12729034" calcext:value-type="float">
            <text:p>1998,12729034</text:p>
          </table:table-cell>
          <table:table-cell table:formula="of:=([.D30]-[.E30])^2" office:value-type="float" office:value="79596.2361228273" calcext:value-type="float">
            <text:p>79596,236122827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28731" calcext:value-type="float">
            <text:p>0,28731</text:p>
          </table:table-cell>
          <table:table-cell office:value-type="float" office:value="0.497271" calcext:value-type="float">
            <text:p>0,497271</text:p>
          </table:table-cell>
          <table:table-cell table:formula="of:=([.B31]*[.$B$298])-([.B31]*[.$B$297])+[.$B$297]" office:value-type="float" office:value="1172.0003574" calcext:value-type="float">
            <text:p>1172,0003574</text:p>
          </table:table-cell>
          <table:table-cell table:formula="of:=([.C31]*[.$B$298])-([.C31]*[.$B$297])+[.$B$297]" office:value-type="float" office:value="2031.06418734" calcext:value-type="float">
            <text:p>2031,06418734</text:p>
          </table:table-cell>
          <table:table-cell table:formula="of:=([.D31]-[.E31])^2" office:value-type="float" office:value="737990.66391118" calcext:value-type="float">
            <text:p>737990,6639111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573266" calcext:value-type="float">
            <text:p>0,573266</text:p>
          </table:table-cell>
          <table:table-cell office:value-type="float" office:value="0.340782" calcext:value-type="float">
            <text:p>0,340782</text:p>
          </table:table-cell>
          <table:table-cell table:formula="of:=([.B32]*[.$B$298])-([.B32]*[.$B$297])+[.$B$297]" office:value-type="float" office:value="2342.00076964" calcext:value-type="float">
            <text:p>2342,00076964</text:p>
          </table:table-cell>
          <table:table-cell table:formula="of:=([.C32]*[.$B$298])-([.C32]*[.$B$297])+[.$B$297]" office:value-type="float" office:value="1390.78318428" calcext:value-type="float">
            <text:p>1390,78318428</text:p>
          </table:table-cell>
          <table:table-cell table:formula="of:=([.D32]-[.E32])^2" office:value-type="float" office:value="904814.894698108" calcext:value-type="float">
            <text:p>904814,89469810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802031" calcext:value-type="float">
            <text:p>0,802031</text:p>
          </table:table-cell>
          <table:table-cell office:value-type="float" office:value="0.56553" calcext:value-type="float">
            <text:p>0,56553</text:p>
          </table:table-cell>
          <table:table-cell table:formula="of:=([.B33]*[.$B$298])-([.B33]*[.$B$297])+[.$B$297]" office:value-type="float" office:value="3278.00191774" calcext:value-type="float">
            <text:p>3278,00191774</text:p>
          </table:table-cell>
          <table:table-cell table:formula="of:=([.C33]*[.$B$298])-([.C33]*[.$B$297])+[.$B$297]" office:value-type="float" office:value="2310.3486162" calcext:value-type="float">
            <text:p>2310,3486162</text:p>
          </table:table-cell>
          <table:table-cell table:formula="of:=([.D33]-[.E33])^2" office:value-type="float" office:value="936352.911981261" calcext:value-type="float">
            <text:p>936352,91198126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683982" calcext:value-type="float">
            <text:p>0,683982</text:p>
          </table:table-cell>
          <table:table-cell office:value-type="float" office:value="0.724365" calcext:value-type="float">
            <text:p>0,724365</text:p>
          </table:table-cell>
          <table:table-cell table:formula="of:=([.B34]*[.$B$298])-([.B34]*[.$B$297])+[.$B$297]" office:value-type="float" office:value="2794.99971228" calcext:value-type="float">
            <text:p>2794,99971228</text:p>
          </table:table-cell>
          <table:table-cell table:formula="of:=([.C34]*[.$B$298])-([.C34]*[.$B$297])+[.$B$297]" office:value-type="float" office:value="2960.2283721" calcext:value-type="float">
            <text:p>2960,2283721</text:p>
          </table:table-cell>
          <table:table-cell table:formula="of:=([.D34]-[.E34])^2" office:value-type="float" office:value="27300.5100259132" calcext:value-type="float">
            <text:p>27300,510025913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552736" calcext:value-type="float">
            <text:p>0,552736</text:p>
          </table:table-cell>
          <table:table-cell office:value-type="float" office:value="0.521173" calcext:value-type="float">
            <text:p>0,521173</text:p>
          </table:table-cell>
          <table:table-cell table:formula="of:=([.B35]*[.$B$298])-([.B35]*[.$B$297])+[.$B$297]" office:value-type="float" office:value="2258.00145344" calcext:value-type="float">
            <text:p>2258,00145344</text:p>
          </table:table-cell>
          <table:table-cell table:formula="of:=([.C35]*[.$B$298])-([.C35]*[.$B$297])+[.$B$297]" office:value-type="float" office:value="2128.86017642" calcext:value-type="float">
            <text:p>2128,86017642</text:p>
          </table:table-cell>
          <table:table-cell table:formula="of:=([.D35]-[.E35])^2" office:value-type="float" office:value="16677.4694303564" calcext:value-type="float">
            <text:p>16677,469430356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360876" calcext:value-type="float">
            <text:p>0,360876</text:p>
          </table:table-cell>
          <table:table-cell office:value-type="float" office:value="0.417878" calcext:value-type="float">
            <text:p>0,417878</text:p>
          </table:table-cell>
          <table:table-cell table:formula="of:=([.B36]*[.$B$298])-([.B36]*[.$B$297])+[.$B$297]" office:value-type="float" office:value="1472.99858904" calcext:value-type="float">
            <text:p>1472,99858904</text:p>
          </table:table-cell>
          <table:table-cell table:formula="of:=([.C36]*[.$B$298])-([.C36]*[.$B$297])+[.$B$297]" office:value-type="float" office:value="1706.22455212" calcext:value-type="float">
            <text:p>1706,22455212</text:p>
          </table:table-cell>
          <table:table-cell table:formula="of:=([.D36]-[.E36])^2" office:value-type="float" office:value="54394.3498545935" calcext:value-type="float">
            <text:p>54394,349854593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226697" calcext:value-type="float">
            <text:p>0,226697</text:p>
          </table:table-cell>
          <table:table-cell office:value-type="float" office:value="0.21803" calcext:value-type="float">
            <text:p>0,21803</text:p>
          </table:table-cell>
          <table:table-cell table:formula="of:=([.B37]*[.$B$298])-([.B37]*[.$B$297])+[.$B$297]" office:value-type="float" office:value="923.99984338" calcext:value-type="float">
            <text:p>923,99984338</text:p>
          </table:table-cell>
          <table:table-cell table:formula="of:=([.C37]*[.$B$298])-([.C37]*[.$B$297])+[.$B$297]" office:value-type="float" office:value="888.5384662" calcext:value-type="float">
            <text:p>888,5384662</text:p>
          </table:table-cell>
          <table:table-cell table:formula="of:=([.D37]-[.E37])^2" office:value-type="float" office:value="1257.50927150221" calcext:value-type="float">
            <text:p>1257,509271502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0458849" calcext:value-type="float">
            <text:p>0,0458849</text:p>
          </table:table-cell>
          <table:table-cell office:value-type="float" office:value="0.087157" calcext:value-type="float">
            <text:p>0,087157</text:p>
          </table:table-cell>
          <table:table-cell table:formula="of:=([.B38]*[.$B$298])-([.B38]*[.$B$297])+[.$B$297]" office:value-type="float" office:value="184.199903746" calcext:value-type="float">
            <text:p>184,199903746</text:p>
          </table:table-cell>
          <table:table-cell table:formula="of:=([.C38]*[.$B$298])-([.C38]*[.$B$297])+[.$B$297]" office:value-type="float" office:value="353.06635178" calcext:value-type="float">
            <text:p>353,06635178</text:p>
          </table:table-cell>
          <table:table-cell table:formula="of:=([.D38]-[.E38])^2" office:value-type="float" office:value="28515.8772716196" calcext:value-type="float">
            <text:p>28515,877271619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000677007" calcext:value-type="float">
            <text:p>0,000677007</text:p>
          </table:table-cell>
          <table:table-cell office:value-type="float" office:value="0.0539057" calcext:value-type="float">
            <text:p>0,0539057</text:p>
          </table:table-cell>
          <table:table-cell table:formula="of:=([.B39]*[.$B$298])-([.B39]*[.$B$297])+[.$B$297]" office:value-type="float" office:value="-0.76999877922" calcext:value-type="float">
            <text:p>-0,7699987792</text:p>
          </table:table-cell>
          <table:table-cell table:formula="of:=([.C39]*[.$B$298])-([.C39]*[.$B$297])+[.$B$297]" office:value-type="float" office:value="217.017327778" calcext:value-type="float">
            <text:p>217,017327778</text:p>
          </table:table-cell>
          <table:table-cell table:formula="of:=([.D39]-[.E39])^2" office:value-type="float" office:value="47431.3196089412" calcext:value-type="float">
            <text:p>47431,319608941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0.0389403" calcext:value-type="float">
            <text:p>0,0389403</text:p>
          </table:table-cell>
          <table:table-cell table:formula="of:=([.B40]*[.$B$298])-([.B40]*[.$B$297])+[.$B$297]" office:value-type="float" office:value="-3.54" calcext:value-type="float">
            <text:p>-3,54</text:p>
          </table:table-cell>
          <table:table-cell table:formula="of:=([.C40]*[.$B$298])-([.C40]*[.$B$297])+[.$B$297]" office:value-type="float" office:value="155.785795062" calcext:value-type="float">
            <text:p>155,785795062</text:p>
          </table:table-cell>
          <table:table-cell table:formula="of:=([.D40]-[.E40])^2" office:value-type="float" office:value="25384.7089721384" calcext:value-type="float">
            <text:p>25384,708972138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206255" calcext:value-type="float">
            <text:p>0,0206255</text:p>
          </table:table-cell>
          <table:table-cell office:value-type="float" office:value="0.041397" calcext:value-type="float">
            <text:p>0,041397</text:p>
          </table:table-cell>
          <table:table-cell table:formula="of:=([.B41]*[.$B$298])-([.B41]*[.$B$297])+[.$B$297]" office:value-type="float" office:value="80.85005827" calcext:value-type="float">
            <text:p>80,85005827</text:p>
          </table:table-cell>
          <table:table-cell table:formula="of:=([.C41]*[.$B$298])-([.C41]*[.$B$297])+[.$B$297]" office:value-type="float" office:value="165.83748138" calcext:value-type="float">
            <text:p>165,83748138</text:p>
          </table:table-cell>
          <table:table-cell table:formula="of:=([.D41]-[.E41])^2" office:value-type="float" office:value="7222.86208687816" calcext:value-type="float">
            <text:p>7222,862086878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000650122" calcext:value-type="float">
            <text:p>0,000650122</text:p>
          </table:table-cell>
          <table:table-cell office:value-type="float" office:value="0.0620202" calcext:value-type="float">
            <text:p>0,0620202</text:p>
          </table:table-cell>
          <table:table-cell table:formula="of:=([.B42]*[.$B$298])-([.B42]*[.$B$297])+[.$B$297]" office:value-type="float" office:value="-0.87999983212" calcext:value-type="float">
            <text:p>-0,8799998321</text:p>
          </table:table-cell>
          <table:table-cell table:formula="of:=([.C42]*[.$B$298])-([.C42]*[.$B$297])+[.$B$297]" office:value-type="float" office:value="250.218129108" calcext:value-type="float">
            <text:p>250,218129108</text:p>
          </table:table-cell>
          <table:table-cell table:formula="of:=([.D42]-[.E42])^2" office:value-type="float" office:value="63050.2703572291" calcext:value-type="float">
            <text:p>63050,270357229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0.0638606" calcext:value-type="float">
            <text:p>0,0638606</text:p>
          </table:table-cell>
          <table:table-cell table:formula="of:=([.B43]*[.$B$298])-([.B43]*[.$B$297])+[.$B$297]" office:value-type="float" office:value="-3.54" calcext:value-type="float">
            <text:p>-3,54</text:p>
          </table:table-cell>
          <table:table-cell table:formula="of:=([.C43]*[.$B$298])-([.C43]*[.$B$297])+[.$B$297]" office:value-type="float" office:value="257.748199324" calcext:value-type="float">
            <text:p>257,748199324</text:p>
          </table:table-cell>
          <table:table-cell table:formula="of:=([.D43]-[.E43])^2" office:value-type="float" office:value="68271.5231059784" calcext:value-type="float">
            <text:p>68271,523105978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0.0683244" calcext:value-type="float">
            <text:p>0,0683244</text:p>
          </table:table-cell>
          <table:table-cell table:formula="of:=([.B44]*[.$B$298])-([.B44]*[.$B$297])+[.$B$297]" office:value-type="float" office:value="-3.54" calcext:value-type="float">
            <text:p>-3,54</text:p>
          </table:table-cell>
          <table:table-cell table:formula="of:=([.C44]*[.$B$298])-([.C44]*[.$B$297])+[.$B$297]" office:value-type="float" office:value="276.012015576" calcext:value-type="float">
            <text:p>276,012015576</text:p>
          </table:table-cell>
          <table:table-cell table:formula="of:=([.D44]-[.E44])^2" office:value-type="float" office:value="78149.3294126041" calcext:value-type="float">
            <text:p>78149,329412604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0.0773166" calcext:value-type="float">
            <text:p>0,0773166</text:p>
          </table:table-cell>
          <table:table-cell table:formula="of:=([.B45]*[.$B$298])-([.B45]*[.$B$297])+[.$B$297]" office:value-type="float" office:value="-3.54" calcext:value-type="float">
            <text:p>-3,54</text:p>
          </table:table-cell>
          <table:table-cell table:formula="of:=([.C45]*[.$B$298])-([.C45]*[.$B$297])+[.$B$297]" office:value-type="float" office:value="312.803961564" calcext:value-type="float">
            <text:p>312,803961564</text:p>
          </table:table-cell>
          <table:table-cell table:formula="of:=([.D45]-[.E45])^2" office:value-type="float" office:value="100073.502018005" calcext:value-type="float">
            <text:p>100073,50201800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0000122203" calcext:value-type="float">
            <text:p>1,22203E-05</text:p>
          </table:table-cell>
          <table:table-cell office:value-type="float" office:value="0.0655627" calcext:value-type="float">
            <text:p>0,0655627</text:p>
          </table:table-cell>
          <table:table-cell table:formula="of:=([.B46]*[.$B$298])-([.B46]*[.$B$297])+[.$B$297]" office:value-type="float" office:value="-3.490000153738" calcext:value-type="float">
            <text:p>-3,4900001537</text:p>
          </table:table-cell>
          <table:table-cell table:formula="of:=([.C46]*[.$B$298])-([.C46]*[.$B$297])+[.$B$297]" office:value-type="float" office:value="264.712409558" calcext:value-type="float">
            <text:p>264,712409558</text:p>
          </table:table-cell>
          <table:table-cell table:formula="of:=([.D46]-[.E46])^2" office:value-type="float" office:value="71932.532575183" calcext:value-type="float">
            <text:p>71932,53257518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0000953186" calcext:value-type="float">
            <text:p>9,53186E-05</text:p>
          </table:table-cell>
          <table:table-cell office:value-type="float" office:value="0.0706929" calcext:value-type="float">
            <text:p>0,0706929</text:p>
          </table:table-cell>
          <table:table-cell table:formula="of:=([.B47]*[.$B$298])-([.B47]*[.$B$297])+[.$B$297]" office:value-type="float" office:value="-3.150000135356" calcext:value-type="float">
            <text:p>-3,1500001354</text:p>
          </table:table-cell>
          <table:table-cell table:formula="of:=([.C47]*[.$B$298])-([.C47]*[.$B$297])+[.$B$297]" office:value-type="float" office:value="285.702828066" calcext:value-type="float">
            <text:p>285,702828066</text:p>
          </table:table-cell>
          <table:table-cell table:formula="of:=([.D47]-[.E47])^2" office:value-type="float" office:value="83435.9563599221" calcext:value-type="float">
            <text:p>83435,956359922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000100207" calcext:value-type="float">
            <text:p>0,000100207</text:p>
          </table:table-cell>
          <table:table-cell office:value-type="float" office:value="0.0710077" calcext:value-type="float">
            <text:p>0,0710077</text:p>
          </table:table-cell>
          <table:table-cell table:formula="of:=([.B48]*[.$B$298])-([.B48]*[.$B$297])+[.$B$297]" office:value-type="float" office:value="-3.12999905122" calcext:value-type="float">
            <text:p>-3,1299990512</text:p>
          </table:table-cell>
          <table:table-cell table:formula="of:=([.C48]*[.$B$298])-([.C48]*[.$B$297])+[.$B$297]" office:value-type="float" office:value="286.990844858" calcext:value-type="float">
            <text:p>286,990844858</text:p>
          </table:table-cell>
          <table:table-cell table:formula="of:=([.D48]-[.E48])^2" office:value-type="float" office:value="84170.104070598" calcext:value-type="float">
            <text:p>84170,10407059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0.0710305" calcext:value-type="float">
            <text:p>0,0710305</text:p>
          </table:table-cell>
          <table:table-cell table:formula="of:=([.B49]*[.$B$298])-([.B49]*[.$B$297])+[.$B$297]" office:value-type="float" office:value="-3.54" calcext:value-type="float">
            <text:p>-3,54</text:p>
          </table:table-cell>
          <table:table-cell table:formula="of:=([.C49]*[.$B$298])-([.C49]*[.$B$297])+[.$B$297]" office:value-type="float" office:value="287.08413197" calcext:value-type="float">
            <text:p>287,08413197</text:p>
          </table:table-cell>
          <table:table-cell table:formula="of:=([.D49]-[.E49])^2" office:value-type="float" office:value="84462.386083316" calcext:value-type="float">
            <text:p>84462,38608331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0.0708603" calcext:value-type="float">
            <text:p>0,0708603</text:p>
          </table:table-cell>
          <table:table-cell table:formula="of:=([.B50]*[.$B$298])-([.B50]*[.$B$297])+[.$B$297]" office:value-type="float" office:value="-3.54" calcext:value-type="float">
            <text:p>-3,54</text:p>
          </table:table-cell>
          <table:table-cell table:formula="of:=([.C50]*[.$B$298])-([.C50]*[.$B$297])+[.$B$297]" office:value-type="float" office:value="286.387751862" calcext:value-type="float">
            <text:p>286,387751862</text:p>
          </table:table-cell>
          <table:table-cell table:formula="of:=([.D50]-[.E50])^2" office:value-type="float" office:value="84058.1012997534" calcext:value-type="float">
            <text:p>84058,101299753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0708627" calcext:value-type="float">
            <text:p>0,0708627</text:p>
          </table:table-cell>
          <table:table-cell table:formula="of:=([.B51]*[.$B$298])-([.B51]*[.$B$297])+[.$B$297]" office:value-type="float" office:value="-3.54" calcext:value-type="float">
            <text:p>-3,54</text:p>
          </table:table-cell>
          <table:table-cell table:formula="of:=([.C51]*[.$B$298])-([.C51]*[.$B$297])+[.$B$297]" office:value-type="float" office:value="286.397571558" calcext:value-type="float">
            <text:p>286,397571558</text:p>
          </table:table-cell>
          <table:table-cell table:formula="of:=([.D51]-[.E51])^2" office:value-type="float" office:value="84063.7954009504" calcext:value-type="float">
            <text:p>84063,795400950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00000488814" calcext:value-type="float">
            <text:p>4,88814E-06</text:p>
          </table:table-cell>
          <table:table-cell office:value-type="float" office:value="0.0708542" calcext:value-type="float">
            <text:p>0,0708542</text:p>
          </table:table-cell>
          <table:table-cell table:formula="of:=([.B52]*[.$B$298])-([.B52]*[.$B$297])+[.$B$297]" office:value-type="float" office:value="-3.5199999796644" calcext:value-type="float">
            <text:p>-3,5199999797</text:p>
          </table:table-cell>
          <table:table-cell table:formula="of:=([.C52]*[.$B$298])-([.C52]*[.$B$297])+[.$B$297]" office:value-type="float" office:value="286.362793468" calcext:value-type="float">
            <text:p>286,362793468</text:p>
          </table:table-cell>
          <table:table-cell table:formula="of:=([.D52]-[.E52])^2" office:value-type="float" office:value="84032.0339370212" calcext:value-type="float">
            <text:p>84032,033937021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00940477" calcext:value-type="float">
            <text:p>0,00940477</text:p>
          </table:table-cell>
          <table:table-cell office:value-type="float" office:value="0.0708297" calcext:value-type="float">
            <text:p>0,0708297</text:p>
          </table:table-cell>
          <table:table-cell table:formula="of:=([.B53]*[.$B$298])-([.B53]*[.$B$297])+[.$B$297]" office:value-type="float" office:value="34.9399926458" calcext:value-type="float">
            <text:p>34,9399926458</text:p>
          </table:table-cell>
          <table:table-cell table:formula="of:=([.C53]*[.$B$298])-([.C53]*[.$B$297])+[.$B$297]" office:value-type="float" office:value="286.262550738" calcext:value-type="float">
            <text:p>286,262550738</text:p>
          </table:table-cell>
          <table:table-cell table:formula="of:=([.D53]-[.E53])^2" office:value-type="float" office:value="63163.0282060072" calcext:value-type="float">
            <text:p>63163,028206007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0575676" calcext:value-type="float">
            <text:p>0,0575676</text:p>
          </table:table-cell>
          <table:table-cell office:value-type="float" office:value="0.0862212" calcext:value-type="float">
            <text:p>0,0862212</text:p>
          </table:table-cell>
          <table:table-cell table:formula="of:=([.B54]*[.$B$298])-([.B54]*[.$B$297])+[.$B$297]" office:value-type="float" office:value="232.000138104" calcext:value-type="float">
            <text:p>232,000138104</text:p>
          </table:table-cell>
          <table:table-cell table:formula="of:=([.C54]*[.$B$298])-([.C54]*[.$B$297])+[.$B$297]" office:value-type="float" office:value="349.237488648" calcext:value-type="float">
            <text:p>349,237488648</text:p>
          </table:table-cell>
          <table:table-cell table:formula="of:=([.D54]-[.E54])^2" office:value-type="float" office:value="13744.5963625767" calcext:value-type="float">
            <text:p>13744,5963625767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330814" calcext:value-type="float">
            <text:p>0,330814</text:p>
          </table:table-cell>
          <table:table-cell office:value-type="float" office:value="0.163637" calcext:value-type="float">
            <text:p>0,163637</text:p>
          </table:table-cell>
          <table:table-cell table:formula="of:=([.B55]*[.$B$298])-([.B55]*[.$B$297])+[.$B$297]" office:value-type="float" office:value="1349.99871356" calcext:value-type="float">
            <text:p>1349,99871356</text:p>
          </table:table-cell>
          <table:table-cell table:formula="of:=([.C55]*[.$B$298])-([.C55]*[.$B$297])+[.$B$297]" office:value-type="float" office:value="665.98733098" calcext:value-type="float">
            <text:p>665,98733098</text:p>
          </table:table-cell>
          <table:table-cell table:formula="of:=([.D55]-[.E55])^2" office:value-type="float" office:value="467871.571499003" calcext:value-type="float">
            <text:p>467871,57149900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567156" calcext:value-type="float">
            <text:p>0,567156</text:p>
          </table:table-cell>
          <table:table-cell office:value-type="float" office:value="0.426387" calcext:value-type="float">
            <text:p>0,426387</text:p>
          </table:table-cell>
          <table:table-cell table:formula="of:=([.B56]*[.$B$298])-([.B56]*[.$B$297])+[.$B$297]" office:value-type="float" office:value="2317.00146024" calcext:value-type="float">
            <text:p>2317,00146024</text:p>
          </table:table-cell>
          <table:table-cell table:formula="of:=([.C56]*[.$B$298])-([.C56]*[.$B$297])+[.$B$297]" office:value-type="float" office:value="1741.03946598" calcext:value-type="float">
            <text:p>1741,03946598</text:p>
          </table:table-cell>
          <table:table-cell table:formula="of:=([.D56]-[.E56])^2" office:value-type="float" office:value="331732.218831957" calcext:value-type="float">
            <text:p>331732,218831957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734085" calcext:value-type="float">
            <text:p>0,734085</text:p>
          </table:table-cell>
          <table:table-cell office:value-type="float" office:value="0.582943" calcext:value-type="float">
            <text:p>0,582943</text:p>
          </table:table-cell>
          <table:table-cell table:formula="of:=([.B57]*[.$B$298])-([.B57]*[.$B$297])+[.$B$297]" office:value-type="float" office:value="2999.9981409" calcext:value-type="float">
            <text:p>2999,9981409</text:p>
          </table:table-cell>
          <table:table-cell table:formula="of:=([.C57]*[.$B$298])-([.C57]*[.$B$297])+[.$B$297]" office:value-type="float" office:value="2381.59460222" calcext:value-type="float">
            <text:p>2381,59460222</text:p>
          </table:table-cell>
          <table:table-cell table:formula="of:=([.D57]-[.E57])^2" office:value-type="float" office:value="382422.936651946" calcext:value-type="float">
            <text:p>382422,93665194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871686" calcext:value-type="float">
            <text:p>0,871686</text:p>
          </table:table-cell>
          <table:table-cell office:value-type="float" office:value="0.69935" calcext:value-type="float">
            <text:p>0,69935</text:p>
          </table:table-cell>
          <table:table-cell table:formula="of:=([.B58]*[.$B$298])-([.B58]*[.$B$297])+[.$B$297]" office:value-type="float" office:value="3562.99813644" calcext:value-type="float">
            <text:p>3562,99813644</text:p>
          </table:table-cell>
          <table:table-cell table:formula="of:=([.C58]*[.$B$298])-([.C58]*[.$B$297])+[.$B$297]" office:value-type="float" office:value="2857.878499" calcext:value-type="float">
            <text:p>2857,878499</text:p>
          </table:table-cell>
          <table:table-cell table:formula="of:=([.D58]-[.E58])^2" office:value-type="float" office:value="497193.703103516" calcext:value-type="float">
            <text:p>497193,703103516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857755" calcext:value-type="float">
            <text:p>0,857755</text:p>
          </table:table-cell>
          <table:table-cell office:value-type="float" office:value="0.777714" calcext:value-type="float">
            <text:p>0,777714</text:p>
          </table:table-cell>
          <table:table-cell table:formula="of:=([.B59]*[.$B$298])-([.B59]*[.$B$297])+[.$B$297]" office:value-type="float" office:value="3505.9988927" calcext:value-type="float">
            <text:p>3505,9988927</text:p>
          </table:table-cell>
          <table:table-cell table:formula="of:=([.C59]*[.$B$298])-([.C59]*[.$B$297])+[.$B$297]" office:value-type="float" office:value="3178.50793956" calcext:value-type="float">
            <text:p>3178,50793956</text:p>
          </table:table-cell>
          <table:table-cell table:formula="of:=([.D59]-[.E59])^2" office:value-type="float" office:value="107250.324388546" calcext:value-type="float">
            <text:p>107250,324388546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932299" calcext:value-type="float">
            <text:p>0,932299</text:p>
          </table:table-cell>
          <table:table-cell office:value-type="float" office:value="0.692201" calcext:value-type="float">
            <text:p>0,692201</text:p>
          </table:table-cell>
          <table:table-cell table:formula="of:=([.B60]*[.$B$298])-([.B60]*[.$B$297])+[.$B$297]" office:value-type="float" office:value="3810.99865046" calcext:value-type="float">
            <text:p>3810,99865046</text:p>
          </table:table-cell>
          <table:table-cell table:formula="of:=([.C60]*[.$B$298])-([.C60]*[.$B$297])+[.$B$297]" office:value-type="float" office:value="2828.62807954" calcext:value-type="float">
            <text:p>2828,62807954</text:p>
          </table:table-cell>
          <table:table-cell table:formula="of:=([.D60]-[.E60])^2" office:value-type="float" office:value="965051.938609687" calcext:value-type="float">
            <text:p>965051,93860968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828426" calcext:value-type="float">
            <text:p>0,828426</text:p>
          </table:table-cell>
          <table:table-cell office:value-type="float" office:value="0.741305" calcext:value-type="float">
            <text:p>0,741305</text:p>
          </table:table-cell>
          <table:table-cell table:formula="of:=([.B61]*[.$B$298])-([.B61]*[.$B$297])+[.$B$297]" office:value-type="float" office:value="3385.99811604" calcext:value-type="float">
            <text:p>3385,99811604</text:p>
          </table:table-cell>
          <table:table-cell table:formula="of:=([.C61]*[.$B$298])-([.C61]*[.$B$297])+[.$B$297]" office:value-type="float" office:value="3029.5390597" calcext:value-type="float">
            <text:p>3029,5390597</text:p>
          </table:table-cell>
          <table:table-cell table:formula="of:=([.D61]-[.E61])^2" office:value-type="float" office:value="127063.058846803" calcext:value-type="float">
            <text:p>127063,058846803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68496" calcext:value-type="float">
            <text:p>0,68496</text:p>
          </table:table-cell>
          <table:table-cell office:value-type="float" office:value="0.583614" calcext:value-type="float">
            <text:p>0,583614</text:p>
          </table:table-cell>
          <table:table-cell table:formula="of:=([.B62]*[.$B$298])-([.B62]*[.$B$297])+[.$B$297]" office:value-type="float" office:value="2799.0012384" calcext:value-type="float">
            <text:p>2799,0012384</text:p>
          </table:table-cell>
          <table:table-cell table:formula="of:=([.C62]*[.$B$298])-([.C62]*[.$B$297])+[.$B$297]" office:value-type="float" office:value="2384.34002556" calcext:value-type="float">
            <text:p>2384,34002556</text:p>
          </table:table-cell>
          <table:table-cell table:formula="of:=([.D62]-[.E62])^2" office:value-type="float" office:value="171943.92143394" calcext:value-type="float">
            <text:p>171943,92143394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503365" calcext:value-type="float">
            <text:p>0,503365</text:p>
          </table:table-cell>
          <table:table-cell office:value-type="float" office:value="0.400925" calcext:value-type="float">
            <text:p>0,400925</text:p>
          </table:table-cell>
          <table:table-cell table:formula="of:=([.B63]*[.$B$298])-([.B63]*[.$B$297])+[.$B$297]" office:value-type="float" office:value="2055.9980321" calcext:value-type="float">
            <text:p>2055,9980321</text:p>
          </table:table-cell>
          <table:table-cell table:formula="of:=([.C63]*[.$B$298])-([.C63]*[.$B$297])+[.$B$297]" office:value-type="float" office:value="1636.8606745" calcext:value-type="float">
            <text:p>1636,8606745</text:p>
          </table:table-cell>
          <table:table-cell table:formula="of:=([.D63]-[.E63])^2" office:value-type="float" office:value="175676.124535911" calcext:value-type="float">
            <text:p>175676,12453591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245174" calcext:value-type="float">
            <text:p>0,245174</text:p>
          </table:table-cell>
          <table:table-cell office:value-type="float" office:value="0.253478" calcext:value-type="float">
            <text:p>0,253478</text:p>
          </table:table-cell>
          <table:table-cell table:formula="of:=([.B64]*[.$B$298])-([.B64]*[.$B$297])+[.$B$297]" office:value-type="float" office:value="999.59922796" calcext:value-type="float">
            <text:p>999,59922796</text:p>
          </table:table-cell>
          <table:table-cell table:formula="of:=([.C64]*[.$B$298])-([.C64]*[.$B$297])+[.$B$297]" office:value-type="float" office:value="1033.57537612" calcext:value-type="float">
            <text:p>1033,57537612</text:p>
          </table:table-cell>
          <table:table-cell table:formula="of:=([.D64]-[.E64])^2" office:value-type="float" office:value="1154.37864379027" calcext:value-type="float">
            <text:p>1154,378643790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00699003" calcext:value-type="float">
            <text:p>0,000699003</text:p>
          </table:table-cell>
          <table:table-cell office:value-type="float" office:value="0.0767746" calcext:value-type="float">
            <text:p>0,0767746</text:p>
          </table:table-cell>
          <table:table-cell table:formula="of:=([.B65]*[.$B$298])-([.B65]*[.$B$297])+[.$B$297]" office:value-type="float" office:value="-0.68000126538" calcext:value-type="float">
            <text:p>-0,6800012654</text:p>
          </table:table-cell>
          <table:table-cell table:formula="of:=([.C65]*[.$B$298])-([.C65]*[.$B$297])+[.$B$297]" office:value-type="float" office:value="310.586346884" calcext:value-type="float">
            <text:p>310,586346884</text:p>
          </table:table-cell>
          <table:table-cell table:formula="of:=([.D65]-[.E65])^2" office:value-type="float" office:value="96886.739490251" calcext:value-type="float">
            <text:p>96886,73949025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0.0453718" calcext:value-type="float">
            <text:p>0,0453718</text:p>
          </table:table-cell>
          <table:table-cell table:formula="of:=([.B66]*[.$B$298])-([.B66]*[.$B$297])+[.$B$297]" office:value-type="float" office:value="-3.54" calcext:value-type="float">
            <text:p>-3,54</text:p>
          </table:table-cell>
          <table:table-cell table:formula="of:=([.C66]*[.$B$298])-([.C66]*[.$B$297])+[.$B$297]" office:value-type="float" office:value="182.100534572" calcext:value-type="float">
            <text:p>182,100534572</text:p>
          </table:table-cell>
          <table:table-cell table:formula="of:=([.D66]-[.E66])^2" office:value-type="float" office:value="34462.4080761779" calcext:value-type="float">
            <text:p>34462,4080761779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0.0480552" calcext:value-type="float">
            <text:p>0,0480552</text:p>
          </table:table-cell>
          <table:table-cell table:formula="of:=([.B67]*[.$B$298])-([.B67]*[.$B$297])+[.$B$297]" office:value-type="float" office:value="-3.54" calcext:value-type="float">
            <text:p>-3,54</text:p>
          </table:table-cell>
          <table:table-cell table:formula="of:=([.C67]*[.$B$298])-([.C67]*[.$B$297])+[.$B$297]" office:value-type="float" office:value="193.079773008" calcext:value-type="float">
            <text:p>193,079773008</text:p>
          </table:table-cell>
          <table:table-cell table:formula="of:=([.D67]-[.E67])^2" office:value-type="float" office:value="38659.3351377174" calcext:value-type="float">
            <text:p>38659,3351377174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0.033407" calcext:value-type="float">
            <text:p>0,033407</text:p>
          </table:table-cell>
          <table:table-cell table:formula="of:=([.B68]*[.$B$298])-([.B68]*[.$B$297])+[.$B$297]" office:value-type="float" office:value="-3.54" calcext:value-type="float">
            <text:p>-3,54</text:p>
          </table:table-cell>
          <table:table-cell table:formula="of:=([.C68]*[.$B$298])-([.C68]*[.$B$297])+[.$B$297]" office:value-type="float" office:value="133.14607678" calcext:value-type="float">
            <text:p>133,14607678</text:p>
          </table:table-cell>
          <table:table-cell table:formula="of:=([.D68]-[.E68])^2" office:value-type="float" office:value="18683.0835855081" calcext:value-type="float">
            <text:p>18683,083585508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0.024265" calcext:value-type="float">
            <text:p>0,024265</text:p>
          </table:table-cell>
          <table:table-cell table:formula="of:=([.B69]*[.$B$298])-([.B69]*[.$B$297])+[.$B$297]" office:value-type="float" office:value="-3.54" calcext:value-type="float">
            <text:p>-3,54</text:p>
          </table:table-cell>
          <table:table-cell table:formula="of:=([.C69]*[.$B$298])-([.C69]*[.$B$297])+[.$B$297]" office:value-type="float" office:value="95.7412181" calcext:value-type="float">
            <text:p>95,7412181</text:p>
          </table:table-cell>
          <table:table-cell table:formula="of:=([.D69]-[.E69])^2" office:value-type="float" office:value="9856.76026741977" calcext:value-type="float">
            <text:p>9856,7602674198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0.0706596" calcext:value-type="float">
            <text:p>0,0706596</text:p>
          </table:table-cell>
          <table:table-cell table:formula="of:=([.B70]*[.$B$298])-([.B70]*[.$B$297])+[.$B$297]" office:value-type="float" office:value="-3.54" calcext:value-type="float">
            <text:p>-3,54</text:p>
          </table:table-cell>
          <table:table-cell table:formula="of:=([.C70]*[.$B$298])-([.C70]*[.$B$297])+[.$B$297]" office:value-type="float" office:value="285.566579784" calcext:value-type="float">
            <text:p>285,566579784</text:p>
          </table:table-cell>
          <table:table-cell table:formula="of:=([.D70]-[.E70])^2" office:value-type="float" office:value="83582.6144744024" calcext:value-type="float">
            <text:p>83582,614474402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0.0708488" calcext:value-type="float">
            <text:p>0,0708488</text:p>
          </table:table-cell>
          <table:table-cell table:formula="of:=([.B71]*[.$B$298])-([.B71]*[.$B$297])+[.$B$297]" office:value-type="float" office:value="-3.54" calcext:value-type="float">
            <text:p>-3,54</text:p>
          </table:table-cell>
          <table:table-cell table:formula="of:=([.C71]*[.$B$298])-([.C71]*[.$B$297])+[.$B$297]" office:value-type="float" office:value="286.340699152" calcext:value-type="float">
            <text:p>286,340699152</text:p>
          </table:table-cell>
          <table:table-cell table:formula="of:=([.D71]-[.E71])^2" office:value-type="float" office:value="84030.8197408524" calcext:value-type="float">
            <text:p>84030,8197408524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0.0708488" calcext:value-type="float">
            <text:p>0,0708488</text:p>
          </table:table-cell>
          <table:table-cell table:formula="of:=([.B72]*[.$B$298])-([.B72]*[.$B$297])+[.$B$297]" office:value-type="float" office:value="-3.54" calcext:value-type="float">
            <text:p>-3,54</text:p>
          </table:table-cell>
          <table:table-cell table:formula="of:=([.C72]*[.$B$298])-([.C72]*[.$B$297])+[.$B$297]" office:value-type="float" office:value="286.340699152" calcext:value-type="float">
            <text:p>286,340699152</text:p>
          </table:table-cell>
          <table:table-cell table:formula="of:=([.D72]-[.E72])^2" office:value-type="float" office:value="84030.8197408524" calcext:value-type="float">
            <text:p>84030,8197408524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0.0708488" calcext:value-type="float">
            <text:p>0,0708488</text:p>
          </table:table-cell>
          <table:table-cell table:formula="of:=([.B73]*[.$B$298])-([.B73]*[.$B$297])+[.$B$297]" office:value-type="float" office:value="-3.54" calcext:value-type="float">
            <text:p>-3,54</text:p>
          </table:table-cell>
          <table:table-cell table:formula="of:=([.C73]*[.$B$298])-([.C73]*[.$B$297])+[.$B$297]" office:value-type="float" office:value="286.340699152" calcext:value-type="float">
            <text:p>286,340699152</text:p>
          </table:table-cell>
          <table:table-cell table:formula="of:=([.D73]-[.E73])^2" office:value-type="float" office:value="84030.8197408524" calcext:value-type="float">
            <text:p>84030,8197408524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0.0708488" calcext:value-type="float">
            <text:p>0,0708488</text:p>
          </table:table-cell>
          <table:table-cell table:formula="of:=([.B74]*[.$B$298])-([.B74]*[.$B$297])+[.$B$297]" office:value-type="float" office:value="-3.54" calcext:value-type="float">
            <text:p>-3,54</text:p>
          </table:table-cell>
          <table:table-cell table:formula="of:=([.C74]*[.$B$298])-([.C74]*[.$B$297])+[.$B$297]" office:value-type="float" office:value="286.340699152" calcext:value-type="float">
            <text:p>286,340699152</text:p>
          </table:table-cell>
          <table:table-cell table:formula="of:=([.D74]-[.E74])^2" office:value-type="float" office:value="84030.8197408524" calcext:value-type="float">
            <text:p>84030,8197408524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0000073322" calcext:value-type="float">
            <text:p>7,3322E-06</text:p>
          </table:table-cell>
          <table:table-cell office:value-type="float" office:value="0.0708488" calcext:value-type="float">
            <text:p>0,0708488</text:p>
          </table:table-cell>
          <table:table-cell table:formula="of:=([.B75]*[.$B$298])-([.B75]*[.$B$297])+[.$B$297]" office:value-type="float" office:value="-3.510000010412" calcext:value-type="float">
            <text:p>-3,5100000104</text:p>
          </table:table-cell>
          <table:table-cell table:formula="of:=([.C75]*[.$B$298])-([.C75]*[.$B$297])+[.$B$297]" office:value-type="float" office:value="286.340699152" calcext:value-type="float">
            <text:p>286,340699152</text:p>
          </table:table-cell>
          <table:table-cell table:formula="of:=([.D75]-[.E75])^2" office:value-type="float" office:value="84013.4278049391" calcext:value-type="float">
            <text:p>84013,427804939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00797744" calcext:value-type="float">
            <text:p>0,00797744</text:p>
          </table:table-cell>
          <table:table-cell office:value-type="float" office:value="0.0708608" calcext:value-type="float">
            <text:p>0,0708608</text:p>
          </table:table-cell>
          <table:table-cell table:formula="of:=([.B76]*[.$B$298])-([.B76]*[.$B$297])+[.$B$297]" office:value-type="float" office:value="29.1000148576" calcext:value-type="float">
            <text:p>29,1000148576</text:p>
          </table:table-cell>
          <table:table-cell table:formula="of:=([.C76]*[.$B$298])-([.C76]*[.$B$297])+[.$B$297]" office:value-type="float" office:value="286.389797632" calcext:value-type="float">
            <text:p>286,389797632</text:p>
          </table:table-cell>
          <table:table-cell table:formula="of:=([.D76]-[.E76])^2" office:value-type="float" office:value="66198.0323200979" calcext:value-type="float">
            <text:p>66198,0323200979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0779511" calcext:value-type="float">
            <text:p>0,0779511</text:p>
          </table:table-cell>
          <table:table-cell office:value-type="float" office:value="0.0838996" calcext:value-type="float">
            <text:p>0,0838996</text:p>
          </table:table-cell>
          <table:table-cell table:formula="of:=([.B77]*[.$B$298])-([.B77]*[.$B$297])+[.$B$297]" office:value-type="float" office:value="315.400043694" calcext:value-type="float">
            <text:p>315,400043694</text:p>
          </table:table-cell>
          <table:table-cell table:formula="of:=([.C77]*[.$B$298])-([.C77]*[.$B$297])+[.$B$297]" office:value-type="float" office:value="339.738569384" calcext:value-type="float">
            <text:p>339,738569384</text:p>
          </table:table-cell>
          <table:table-cell table:formula="of:=([.D77]-[.E77])^2" office:value-type="float" office:value="592.363832762786" calcext:value-type="float">
            <text:p>592,3638327628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130645" calcext:value-type="float">
            <text:p>0,130645</text:p>
          </table:table-cell>
          <table:table-cell office:value-type="float" office:value="0.193249" calcext:value-type="float">
            <text:p>0,193249</text:p>
          </table:table-cell>
          <table:table-cell table:formula="of:=([.B78]*[.$B$298])-([.B78]*[.$B$297])+[.$B$297]" office:value-type="float" office:value="530.9992433" calcext:value-type="float">
            <text:p>530,9992433</text:p>
          </table:table-cell>
          <table:table-cell table:formula="of:=([.C78]*[.$B$298])-([.C78]*[.$B$297])+[.$B$297]" office:value-type="float" office:value="787.14601346" calcext:value-type="float">
            <text:p>787,14601346</text:p>
          </table:table-cell>
          <table:table-cell table:formula="of:=([.D78]-[.E78])^2" office:value-type="float" office:value="65611.1678633999" calcext:value-type="float">
            <text:p>65611,1678633999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233712" calcext:value-type="float">
            <text:p>0,233712</text:p>
          </table:table-cell>
          <table:table-cell office:value-type="float" office:value="0.274726" calcext:value-type="float">
            <text:p>0,274726</text:p>
          </table:table-cell>
          <table:table-cell table:formula="of:=([.B79]*[.$B$298])-([.B79]*[.$B$297])+[.$B$297]" office:value-type="float" office:value="952.70199648" calcext:value-type="float">
            <text:p>952,70199648</text:p>
          </table:table-cell>
          <table:table-cell table:formula="of:=([.C79]*[.$B$298])-([.C79]*[.$B$297])+[.$B$297]" office:value-type="float" office:value="1120.51241804" calcext:value-type="float">
            <text:p>1120,51241804</text:p>
          </table:table-cell>
          <table:table-cell table:formula="of:=([.D79]-[.E79])^2" office:value-type="float" office:value="28160.3375841449" calcext:value-type="float">
            <text:p>28160,3375841449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274112" calcext:value-type="float">
            <text:p>0,274112</text:p>
          </table:table-cell>
          <table:table-cell office:value-type="float" office:value="0.380592" calcext:value-type="float">
            <text:p>0,380592</text:p>
          </table:table-cell>
          <table:table-cell table:formula="of:=([.B80]*[.$B$298])-([.B80]*[.$B$297])+[.$B$297]" office:value-type="float" office:value="1118.00021248" calcext:value-type="float">
            <text:p>1118,00021248</text:p>
          </table:table-cell>
          <table:table-cell table:formula="of:=([.C80]*[.$B$298])-([.C80]*[.$B$297])+[.$B$297]" office:value-type="float" office:value="1553.66739168" calcext:value-type="float">
            <text:p>1553,66739168</text:p>
          </table:table-cell>
          <table:table-cell table:formula="of:=([.D80]-[.E80])^2" office:value-type="float" office:value="189805.891032085" calcext:value-type="float">
            <text:p>189805,89103208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455217" calcext:value-type="float">
            <text:p>0,455217</text:p>
          </table:table-cell>
          <table:table-cell office:value-type="float" office:value="0.407489" calcext:value-type="float">
            <text:p>0,407489</text:p>
          </table:table-cell>
          <table:table-cell table:formula="of:=([.B81]*[.$B$298])-([.B81]*[.$B$297])+[.$B$297]" office:value-type="float" office:value="1858.99856418" calcext:value-type="float">
            <text:p>1858,99856418</text:p>
          </table:table-cell>
          <table:table-cell table:formula="of:=([.C81]*[.$B$298])-([.C81]*[.$B$297])+[.$B$297]" office:value-type="float" office:value="1663.71754306" calcext:value-type="float">
            <text:p>1663,71754306</text:p>
          </table:table-cell>
          <table:table-cell table:formula="of:=([.D81]-[.E81])^2" office:value-type="float" office:value="38134.6772096698" calcext:value-type="float">
            <text:p>38134,6772096698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560557" calcext:value-type="float">
            <text:p>0,560557</text:p>
          </table:table-cell>
          <table:table-cell office:value-type="float" office:value="0.529833" calcext:value-type="float">
            <text:p>0,529833</text:p>
          </table:table-cell>
          <table:table-cell table:formula="of:=([.B82]*[.$B$298])-([.B82]*[.$B$297])+[.$B$297]" office:value-type="float" office:value="2290.00138778" calcext:value-type="float">
            <text:p>2290,00138778</text:p>
          </table:table-cell>
          <table:table-cell table:formula="of:=([.C82]*[.$B$298])-([.C82]*[.$B$297])+[.$B$297]" office:value-type="float" office:value="2164.29291282" calcext:value-type="float">
            <text:p>2164,29291282</text:p>
          </table:table-cell>
          <table:table-cell table:formula="of:=([.D82]-[.E82])^2" office:value-type="float" office:value="15802.6206767689" calcext:value-type="float">
            <text:p>15802,6206767689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440064" calcext:value-type="float">
            <text:p>0,440064</text:p>
          </table:table-cell>
          <table:table-cell office:value-type="float" office:value="0.580342" calcext:value-type="float">
            <text:p>0,580342</text:p>
          </table:table-cell>
          <table:table-cell table:formula="of:=([.B83]*[.$B$298])-([.B83]*[.$B$297])+[.$B$297]" office:value-type="float" office:value="1796.99945856" calcext:value-type="float">
            <text:p>1796,99945856</text:p>
          </table:table-cell>
          <table:table-cell table:formula="of:=([.C83]*[.$B$298])-([.C83]*[.$B$297])+[.$B$297]" office:value-type="float" office:value="2370.95250668" calcext:value-type="float">
            <text:p>2370,95250668</text:p>
          </table:table-cell>
          <table:table-cell table:formula="of:=([.D83]-[.E83])^2" office:value-type="float" office:value="329422.10144624" calcext:value-type="float">
            <text:p>329422,10144624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494811" calcext:value-type="float">
            <text:p>0,494811</text:p>
          </table:table-cell>
          <table:table-cell office:value-type="float" office:value="0.406216" calcext:value-type="float">
            <text:p>0,406216</text:p>
          </table:table-cell>
          <table:table-cell table:formula="of:=([.B84]*[.$B$298])-([.B84]*[.$B$297])+[.$B$297]" office:value-type="float" office:value="2020.99899894" calcext:value-type="float">
            <text:p>2020,99899894</text:p>
          </table:table-cell>
          <table:table-cell table:formula="of:=([.C84]*[.$B$298])-([.C84]*[.$B$297])+[.$B$297]" office:value-type="float" office:value="1658.50901264" calcext:value-type="float">
            <text:p>1658,50901264</text:p>
          </table:table-cell>
          <table:table-cell table:formula="of:=([.D84]-[.E84])^2" office:value-type="float" office:value="131398.990167774" calcext:value-type="float">
            <text:p>131398,990167774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340102" calcext:value-type="float">
            <text:p>0,340102</text:p>
          </table:table-cell>
          <table:table-cell office:value-type="float" office:value="0.448806" calcext:value-type="float">
            <text:p>0,448806</text:p>
          </table:table-cell>
          <table:table-cell table:formula="of:=([.B85]*[.$B$298])-([.B85]*[.$B$297])+[.$B$297]" office:value-type="float" office:value="1388.00093708" calcext:value-type="float">
            <text:p>1388,00093708</text:p>
          </table:table-cell>
          <table:table-cell table:formula="of:=([.C85]*[.$B$298])-([.C85]*[.$B$297])+[.$B$297]" office:value-type="float" office:value="1832.76770124" calcext:value-type="float">
            <text:p>1832,76770124</text:p>
          </table:table-cell>
          <table:table-cell table:formula="of:=([.D85]-[.E85])^2" office:value-type="float" office:value="197817.474501357" calcext:value-type="float">
            <text:p>197817,474501357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381895" calcext:value-type="float">
            <text:p>0,381895</text:p>
          </table:table-cell>
          <table:table-cell office:value-type="float" office:value="0.246024" calcext:value-type="float">
            <text:p>0,246024</text:p>
          </table:table-cell>
          <table:table-cell table:formula="of:=([.B86]*[.$B$298])-([.B86]*[.$B$297])+[.$B$297]" office:value-type="float" office:value="1558.9986683" calcext:value-type="float">
            <text:p>1558,9986683</text:p>
          </table:table-cell>
          <table:table-cell table:formula="of:=([.C86]*[.$B$298])-([.C86]*[.$B$297])+[.$B$297]" office:value-type="float" office:value="1003.07703696" calcext:value-type="float">
            <text:p>1003,07703696</text:p>
          </table:table-cell>
          <table:table-cell table:formula="of:=([.D86]-[.E86])^2" office:value-type="float" office:value="309048.860191727" calcext:value-type="float">
            <text:p>309048,860191727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208538" calcext:value-type="float">
            <text:p>0,208538</text:p>
          </table:table-cell>
          <table:table-cell office:value-type="float" office:value="0.242433" calcext:value-type="float">
            <text:p>0,242433</text:p>
          </table:table-cell>
          <table:table-cell table:formula="of:=([.B87]*[.$B$298])-([.B87]*[.$B$297])+[.$B$297]" office:value-type="float" office:value="849.70156852" calcext:value-type="float">
            <text:p>849,70156852</text:p>
          </table:table-cell>
          <table:table-cell table:formula="of:=([.C87]*[.$B$298])-([.C87]*[.$B$297])+[.$B$297]" office:value-type="float" office:value="988.38431682" calcext:value-type="float">
            <text:p>988,38431682</text:p>
          </table:table-cell>
          <table:table-cell table:formula="of:=([.D87]-[.E87])^2" office:value-type="float" office:value="19232.9046760411" calcext:value-type="float">
            <text:p>19232,9046760411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0525817" calcext:value-type="float">
            <text:p>0,0525817</text:p>
          </table:table-cell>
          <table:table-cell office:value-type="float" office:value="0.172434" calcext:value-type="float">
            <text:p>0,172434</text:p>
          </table:table-cell>
          <table:table-cell table:formula="of:=([.B88]*[.$B$298])-([.B88]*[.$B$297])+[.$B$297]" office:value-type="float" office:value="211.600128818" calcext:value-type="float">
            <text:p>211,600128818</text:p>
          </table:table-cell>
          <table:table-cell table:formula="of:=([.C88]*[.$B$298])-([.C88]*[.$B$297])+[.$B$297]" office:value-type="float" office:value="701.98060836" calcext:value-type="float">
            <text:p>701,98060836</text:p>
          </table:table-cell>
          <table:table-cell table:formula="of:=([.D88]-[.E88])^2" office:value-type="float" office:value="240473.014715842" calcext:value-type="float">
            <text:p>240473,014715842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000816318" calcext:value-type="float">
            <text:p>0,000816318</text:p>
          </table:table-cell>
          <table:table-cell office:value-type="float" office:value="0.0847605" calcext:value-type="float">
            <text:p>0,0847605</text:p>
          </table:table-cell>
          <table:table-cell table:formula="of:=([.B89]*[.$B$298])-([.B89]*[.$B$297])+[.$B$297]" office:value-type="float" office:value="-0.20000225028" calcext:value-type="float">
            <text:p>-0,2000022503</text:p>
          </table:table-cell>
          <table:table-cell table:formula="of:=([.C89]*[.$B$298])-([.C89]*[.$B$297])+[.$B$297]" office:value-type="float" office:value="343.26097617" calcext:value-type="float">
            <text:p>343,26097617</text:p>
          </table:table-cell>
          <table:table-cell table:formula="of:=([.D89]-[.E89])^2" office:value-type="float" office:value="117965.443697416" calcext:value-type="float">
            <text:p>117965,443697416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0.0701578" calcext:value-type="float">
            <text:p>0,0701578</text:p>
          </table:table-cell>
          <table:table-cell table:formula="of:=([.B90]*[.$B$298])-([.B90]*[.$B$297])+[.$B$297]" office:value-type="float" office:value="-3.54" calcext:value-type="float">
            <text:p>-3,54</text:p>
          </table:table-cell>
          <table:table-cell table:formula="of:=([.C90]*[.$B$298])-([.C90]*[.$B$297])+[.$B$297]" office:value-type="float" office:value="283.513445012" calcext:value-type="float">
            <text:p>283,513445012</text:p>
          </table:table-cell>
          <table:table-cell table:formula="of:=([.D90]-[.E90])^2" office:value-type="float" office:value="82399.6802932573" calcext:value-type="float">
            <text:p>82399,680293257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0.0356654" calcext:value-type="float">
            <text:p>0,0356654</text:p>
          </table:table-cell>
          <table:table-cell table:formula="of:=([.B91]*[.$B$298])-([.B91]*[.$B$297])+[.$B$297]" office:value-type="float" office:value="-3.54" calcext:value-type="float">
            <text:p>-3,54</text:p>
          </table:table-cell>
          <table:table-cell table:formula="of:=([.C91]*[.$B$298])-([.C91]*[.$B$297])+[.$B$297]" office:value-type="float" office:value="142.386410716" calcext:value-type="float">
            <text:p>142,386410716</text:p>
          </table:table-cell>
          <table:table-cell table:formula="of:=([.D91]-[.E91])^2" office:value-type="float" office:value="21294.5173444547" calcext:value-type="float">
            <text:p>21294,5173444547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float" office:value="0.0371998" calcext:value-type="float">
            <text:p>0,0371998</text:p>
          </table:table-cell>
          <table:table-cell table:formula="of:=([.B92]*[.$B$298])-([.B92]*[.$B$297])+[.$B$297]" office:value-type="float" office:value="-3.54" calcext:value-type="float">
            <text:p>-3,54</text:p>
          </table:table-cell>
          <table:table-cell table:formula="of:=([.C92]*[.$B$298])-([.C92]*[.$B$297])+[.$B$297]" office:value-type="float" office:value="148.664469692" calcext:value-type="float">
            <text:p>148,664469692</text:p>
          </table:table-cell>
          <table:table-cell table:formula="of:=([.D92]-[.E92])^2" office:value-type="float" office:value="23166.2005942229" calcext:value-type="float">
            <text:p>23166,2005942229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0.0575626" calcext:value-type="float">
            <text:p>0,0575626</text:p>
          </table:table-cell>
          <table:table-cell table:formula="of:=([.B93]*[.$B$298])-([.B93]*[.$B$297])+[.$B$297]" office:value-type="float" office:value="-3.54" calcext:value-type="float">
            <text:p>-3,54</text:p>
          </table:table-cell>
          <table:table-cell table:formula="of:=([.C93]*[.$B$298])-([.C93]*[.$B$297])+[.$B$297]" office:value-type="float" office:value="231.979680404" calcext:value-type="float">
            <text:p>231,979680404</text:p>
          </table:table-cell>
          <table:table-cell table:formula="of:=([.D93]-[.E93])^2" office:value-type="float" office:value="55469.5198576023" calcext:value-type="float">
            <text:p>55469,5198576023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0000391051" calcext:value-type="float">
            <text:p>3,91051E-05</text:p>
          </table:table-cell>
          <table:table-cell office:value-type="float" office:value="0.0706278" calcext:value-type="float">
            <text:p>0,0706278</text:p>
          </table:table-cell>
          <table:table-cell table:formula="of:=([.B94]*[.$B$298])-([.B94]*[.$B$297])+[.$B$297]" office:value-type="float" office:value="-3.379999919146" calcext:value-type="float">
            <text:p>-3,3799999191</text:p>
          </table:table-cell>
          <table:table-cell table:formula="of:=([.C94]*[.$B$298])-([.C94]*[.$B$297])+[.$B$297]" office:value-type="float" office:value="285.436468812" calcext:value-type="float">
            <text:p>285,436468812</text:p>
          </table:table-cell>
          <table:table-cell table:formula="of:=([.D94]-[.E94])^2" office:value-type="float" office:value="83414.952610329" calcext:value-type="float">
            <text:p>83414,952610329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0000977627" calcext:value-type="float">
            <text:p>9,77627E-05</text:p>
          </table:table-cell>
          <table:table-cell office:value-type="float" office:value="0.070913" calcext:value-type="float">
            <text:p>0,070913</text:p>
          </table:table-cell>
          <table:table-cell table:formula="of:=([.B95]*[.$B$298])-([.B95]*[.$B$297])+[.$B$297]" office:value-type="float" office:value="-3.140000002442" calcext:value-type="float">
            <text:p>-3,1400000024</text:p>
          </table:table-cell>
          <table:table-cell table:formula="of:=([.C95]*[.$B$298])-([.C95]*[.$B$297])+[.$B$297]" office:value-type="float" office:value="286.60337602" calcext:value-type="float">
            <text:p>286,60337602</text:p>
          </table:table-cell>
          <table:table-cell table:formula="of:=([.D95]-[.E95])^2" office:value-type="float" office:value="83951.2239488822" calcext:value-type="float">
            <text:p>83951,2239488822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00000244407" calcext:value-type="float">
            <text:p>2,44407E-06</text:p>
          </table:table-cell>
          <table:table-cell office:value-type="float" office:value="0.071017" calcext:value-type="float">
            <text:p>0,071017</text:p>
          </table:table-cell>
          <table:table-cell table:formula="of:=([.B96]*[.$B$298])-([.B96]*[.$B$297])+[.$B$297]" office:value-type="float" office:value="-3.5299999898322" calcext:value-type="float">
            <text:p>-3,5299999898</text:p>
          </table:table-cell>
          <table:table-cell table:formula="of:=([.C96]*[.$B$298])-([.C96]*[.$B$297])+[.$B$297]" office:value-type="float" office:value="287.02889618" calcext:value-type="float">
            <text:p>287,02889618</text:p>
          </table:table-cell>
          <table:table-cell table:formula="of:=([.D96]-[.E96])^2" office:value-type="float" office:value="84424.4721434314" calcext:value-type="float">
            <text:p>84424,4721434314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000569468" calcext:value-type="float">
            <text:p>0,000569468</text:p>
          </table:table-cell>
          <table:table-cell office:value-type="float" office:value="0.070867" calcext:value-type="float">
            <text:p>0,070867</text:p>
          </table:table-cell>
          <table:table-cell table:formula="of:=([.B97]*[.$B$298])-([.B97]*[.$B$297])+[.$B$297]" office:value-type="float" office:value="-1.20999889928" calcext:value-type="float">
            <text:p>-1,2099988993</text:p>
          </table:table-cell>
          <table:table-cell table:formula="of:=([.C97]*[.$B$298])-([.C97]*[.$B$297])+[.$B$297]" office:value-type="float" office:value="286.41516518" calcext:value-type="float">
            <text:p>286,41516518</text:p>
          </table:table-cell>
          <table:table-cell table:formula="of:=([.D97]-[.E97])^2" office:value-type="float" office:value="82728.2350116327" calcext:value-type="float">
            <text:p>82728,2350116327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0000122203" calcext:value-type="float">
            <text:p>1,22203E-05</text:p>
          </table:table-cell>
          <table:table-cell office:value-type="float" office:value="0.0717845" calcext:value-type="float">
            <text:p>0,0717845</text:p>
          </table:table-cell>
          <table:table-cell table:formula="of:=([.B98]*[.$B$298])-([.B98]*[.$B$297])+[.$B$297]" office:value-type="float" office:value="-3.490000153738" calcext:value-type="float">
            <text:p>-3,4900001537</text:p>
          </table:table-cell>
          <table:table-cell table:formula="of:=([.C98]*[.$B$298])-([.C98]*[.$B$297])+[.$B$297]" office:value-type="float" office:value="290.16915313" calcext:value-type="float">
            <text:p>290,16915313</text:p>
          </table:table-cell>
          <table:table-cell table:formula="of:=([.D98]-[.E98])^2" office:value-type="float" office:value="86235.6983073219" calcext:value-type="float">
            <text:p>86235,6983073219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float" office:value="0.0709992" calcext:value-type="float">
            <text:p>0,0709992</text:p>
          </table:table-cell>
          <table:table-cell table:formula="of:=([.B99]*[.$B$298])-([.B99]*[.$B$297])+[.$B$297]" office:value-type="float" office:value="-3.54" calcext:value-type="float">
            <text:p>-3,54</text:p>
          </table:table-cell>
          <table:table-cell table:formula="of:=([.C99]*[.$B$298])-([.C99]*[.$B$297])+[.$B$297]" office:value-type="float" office:value="286.956066768" calcext:value-type="float">
            <text:p>286,956066768</text:p>
          </table:table-cell>
          <table:table-cell table:formula="of:=([.D99]-[.E99])^2" office:value-type="float" office:value="84387.9648076783" calcext:value-type="float">
            <text:p>84387,9648076783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00513987" calcext:value-type="float">
            <text:p>0,00513987</text:p>
          </table:table-cell>
          <table:table-cell office:value-type="float" office:value="0.0707548" calcext:value-type="float">
            <text:p>0,0707548</text:p>
          </table:table-cell>
          <table:table-cell table:formula="of:=([.B100]*[.$B$298])-([.B100]*[.$B$297])+[.$B$297]" office:value-type="float" office:value="17.4899836998" calcext:value-type="float">
            <text:p>17,4899836998</text:p>
          </table:table-cell>
          <table:table-cell table:formula="of:=([.C100]*[.$B$298])-([.C100]*[.$B$297])+[.$B$297]" office:value-type="float" office:value="285.956094392" calcext:value-type="float">
            <text:p>285,956094392</text:p>
          </table:table-cell>
          <table:table-cell table:formula="of:=([.D100]-[.E100])^2" office:value-type="float" office:value="72074.0525901965" calcext:value-type="float">
            <text:p>72074,052590196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768513" calcext:value-type="float">
            <text:p>0,0768513</text:p>
          </table:table-cell>
          <table:table-cell office:value-type="float" office:value="0.079444" calcext:value-type="float">
            <text:p>0,079444</text:p>
          </table:table-cell>
          <table:table-cell table:formula="of:=([.B101]*[.$B$298])-([.B101]*[.$B$297])+[.$B$297]" office:value-type="float" office:value="310.900168002" calcext:value-type="float">
            <text:p>310,900168002</text:p>
          </table:table-cell>
          <table:table-cell table:formula="of:=([.C101]*[.$B$298])-([.C101]*[.$B$297])+[.$B$297]" office:value-type="float" office:value="321.50830376" calcext:value-type="float">
            <text:p>321,50830376</text:p>
          </table:table-cell>
          <table:table-cell table:formula="of:=([.D101]-[.E101])^2" office:value-type="float" office:value="112.532544260158" calcext:value-type="float">
            <text:p>112,5325442602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0947907" calcext:value-type="float">
            <text:p>0,0947907</text:p>
          </table:table-cell>
          <table:table-cell office:value-type="float" office:value="0.19087" calcext:value-type="float">
            <text:p>0,19087</text:p>
          </table:table-cell>
          <table:table-cell table:formula="of:=([.B102]*[.$B$298])-([.B102]*[.$B$297])+[.$B$297]" office:value-type="float" office:value="384.299940678" calcext:value-type="float">
            <text:p>384,299940678</text:p>
          </table:table-cell>
          <table:table-cell table:formula="of:=([.C102]*[.$B$298])-([.C102]*[.$B$297])+[.$B$297]" office:value-type="float" office:value="777.4122398" calcext:value-type="float">
            <text:p>777,4122398</text:p>
          </table:table-cell>
          <table:table-cell table:formula="of:=([.D102]-[.E102])^2" office:value-type="float" office:value="154537.279720985" calcext:value-type="float">
            <text:p>154537,279720985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103663" calcext:value-type="float">
            <text:p>0,103663</text:p>
          </table:table-cell>
          <table:table-cell office:value-type="float" office:value="0.226568" calcext:value-type="float">
            <text:p>0,226568</text:p>
          </table:table-cell>
          <table:table-cell table:formula="of:=([.B103]*[.$B$298])-([.B103]*[.$B$297])+[.$B$297]" office:value-type="float" office:value="420.60131102" calcext:value-type="float">
            <text:p>420,60131102</text:p>
          </table:table-cell>
          <table:table-cell table:formula="of:=([.C103]*[.$B$298])-([.C103]*[.$B$297])+[.$B$297]" office:value-type="float" office:value="923.47203472" calcext:value-type="float">
            <text:p>923,47203472</text:p>
          </table:table-cell>
          <table:table-cell table:formula="of:=([.D103]-[.E103])^2" office:value-type="float" office:value="252878.964754562" calcext:value-type="float">
            <text:p>252878,964754562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42931" calcext:value-type="float">
            <text:p>0,42931</text:p>
          </table:table-cell>
          <table:table-cell office:value-type="float" office:value="0.228421" calcext:value-type="float">
            <text:p>0,228421</text:p>
          </table:table-cell>
          <table:table-cell table:formula="of:=([.B104]*[.$B$298])-([.B104]*[.$B$297])+[.$B$297]" office:value-type="float" office:value="1752.9990374" calcext:value-type="float">
            <text:p>1752,9990374</text:p>
          </table:table-cell>
          <table:table-cell table:formula="of:=([.C104]*[.$B$298])-([.C104]*[.$B$297])+[.$B$297]" office:value-type="float" office:value="931.05365834" calcext:value-type="float">
            <text:p>931,05365834</text:p>
          </table:table-cell>
          <table:table-cell table:formula="of:=([.D104]-[.E104])^2" office:value-type="float" office:value="675594.206158087" calcext:value-type="float">
            <text:p>675594,206158087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690092" calcext:value-type="float">
            <text:p>0,690092</text:p>
          </table:table-cell>
          <table:table-cell office:value-type="float" office:value="0.485864" calcext:value-type="float">
            <text:p>0,485864</text:p>
          </table:table-cell>
          <table:table-cell table:formula="of:=([.B105]*[.$B$298])-([.B105]*[.$B$297])+[.$B$297]" office:value-type="float" office:value="2819.99902168" calcext:value-type="float">
            <text:p>2819,99902168</text:p>
          </table:table-cell>
          <table:table-cell table:formula="of:=([.C105]*[.$B$298])-([.C105]*[.$B$297])+[.$B$297]" office:value-type="float" office:value="1984.39199056" calcext:value-type="float">
            <text:p>1984,39199056</text:p>
          </table:table-cell>
          <table:table-cell table:formula="of:=([.D105]-[.E105])^2" office:value-type="float" office:value="698239.11045718" calcext:value-type="float">
            <text:p>698239,11045718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861666" calcext:value-type="float">
            <text:p>0,861666</text:p>
          </table:table-cell>
          <table:table-cell office:value-type="float" office:value="0.651285" calcext:value-type="float">
            <text:p>0,651285</text:p>
          </table:table-cell>
          <table:table-cell table:formula="of:=([.B106]*[.$B$298])-([.B106]*[.$B$297])+[.$B$297]" office:value-type="float" office:value="3522.00090564" calcext:value-type="float">
            <text:p>3522,00090564</text:p>
          </table:table-cell>
          <table:table-cell table:formula="of:=([.C106]*[.$B$298])-([.C106]*[.$B$297])+[.$B$297]" office:value-type="float" office:value="2661.2186289" calcext:value-type="float">
            <text:p>2661,2186289</text:p>
          </table:table-cell>
          <table:table-cell table:formula="of:=([.D106]-[.E106])^2" office:value-type="float" office:value="740946.127949697" calcext:value-type="float">
            <text:p>740946,127949697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895394" calcext:value-type="float">
            <text:p>0,895394</text:p>
          </table:table-cell>
          <table:table-cell office:value-type="float" office:value="0.771351" calcext:value-type="float">
            <text:p>0,771351</text:p>
          </table:table-cell>
          <table:table-cell table:formula="of:=([.B107]*[.$B$298])-([.B107]*[.$B$297])+[.$B$297]" office:value-type="float" office:value="3660.00036676" calcext:value-type="float">
            <text:p>3660,00036676</text:p>
          </table:table-cell>
          <table:table-cell table:formula="of:=([.C107]*[.$B$298])-([.C107]*[.$B$297])+[.$B$297]" office:value-type="float" office:value="3152.47347054" calcext:value-type="float">
            <text:p>3152,47347054</text:p>
          </table:table-cell>
          <table:table-cell table:formula="of:=([.D107]-[.E107])^2" office:value-type="float" office:value="257583.550386706" calcext:value-type="float">
            <text:p>257583,550386706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28511" calcext:value-type="float">
            <text:p>0,28511</text:p>
          </table:table-cell>
          <table:table-cell office:value-type="float" office:value="0.736651" calcext:value-type="float">
            <text:p>0,736651</text:p>
          </table:table-cell>
          <table:table-cell table:formula="of:=([.B108]*[.$B$298])-([.B108]*[.$B$297])+[.$B$297]" office:value-type="float" office:value="1162.9989694" calcext:value-type="float">
            <text:p>1162,9989694</text:p>
          </table:table-cell>
          <table:table-cell table:formula="of:=([.C108]*[.$B$298])-([.C108]*[.$B$297])+[.$B$297]" office:value-type="float" office:value="3010.49703254" calcext:value-type="float">
            <text:p>3010,49703254</text:p>
          </table:table-cell>
          <table:table-cell table:formula="of:=([.D108]-[.E108])^2" office:value-type="float" office:value="3413249.09330605" calcext:value-type="float">
            <text:p>3413249,09330605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391916" calcext:value-type="float">
            <text:p>0,391916</text:p>
          </table:table-cell>
          <table:table-cell office:value-type="float" office:value="0.208123" calcext:value-type="float">
            <text:p>0,208123</text:p>
          </table:table-cell>
          <table:table-cell table:formula="of:=([.B109]*[.$B$298])-([.B109]*[.$B$297])+[.$B$297]" office:value-type="float" office:value="1599.99999064" calcext:value-type="float">
            <text:p>1599,99999064</text:p>
          </table:table-cell>
          <table:table-cell table:formula="of:=([.C109]*[.$B$298])-([.C109]*[.$B$297])+[.$B$297]" office:value-type="float" office:value="848.00357942" calcext:value-type="float">
            <text:p>848,00357942</text:p>
          </table:table-cell>
          <table:table-cell table:formula="of:=([.D109]-[.E109])^2" office:value-type="float" office:value="565498.602487759" calcext:value-type="float">
            <text:p>565498,602487759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217434" calcext:value-type="float">
            <text:p>0,217434</text:p>
          </table:table-cell>
          <table:table-cell office:value-type="float" office:value="0.204658" calcext:value-type="float">
            <text:p>0,204658</text:p>
          </table:table-cell>
          <table:table-cell table:formula="of:=([.B110]*[.$B$298])-([.B110]*[.$B$297])+[.$B$297]" office:value-type="float" office:value="886.09990836" calcext:value-type="float">
            <text:p>886,09990836</text:p>
          </table:table-cell>
          <table:table-cell table:formula="of:=([.C110]*[.$B$298])-([.C110]*[.$B$297])+[.$B$297]" office:value-type="float" office:value="833.82639332" calcext:value-type="float">
            <text:p>833,82639332</text:p>
          </table:table-cell>
          <table:table-cell table:formula="of:=([.D110]-[.E110])^2" office:value-type="float" office:value="2732.52037463711" calcext:value-type="float">
            <text:p>2732,5203746371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194802" calcext:value-type="float">
            <text:p>0,194802</text:p>
          </table:table-cell>
          <table:table-cell office:value-type="float" office:value="0.0870614" calcext:value-type="float">
            <text:p>0,0870614</text:p>
          </table:table-cell>
          <table:table-cell table:formula="of:=([.B111]*[.$B$298])-([.B111]*[.$B$297])+[.$B$297]" office:value-type="float" office:value="793.50017508" calcext:value-type="float">
            <text:p>793,50017508</text:p>
          </table:table-cell>
          <table:table-cell table:formula="of:=([.C111]*[.$B$298])-([.C111]*[.$B$297])+[.$B$297]" office:value-type="float" office:value="352.675200556" calcext:value-type="float">
            <text:p>352,675200556</text:p>
          </table:table-cell>
          <table:table-cell table:formula="of:=([.D111]-[.E111])^2" office:value-type="float" office:value="194326.658164085" calcext:value-type="float">
            <text:p>194326,658164085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04151" calcext:value-type="float">
            <text:p>0,04151</text:p>
          </table:table-cell>
          <table:table-cell office:value-type="float" office:value="0.0462935" calcext:value-type="float">
            <text:p>0,0462935</text:p>
          </table:table-cell>
          <table:table-cell table:formula="of:=([.B112]*[.$B$298])-([.B112]*[.$B$297])+[.$B$297]" office:value-type="float" office:value="166.2998254" calcext:value-type="float">
            <text:p>166,2998254</text:p>
          </table:table-cell>
          <table:table-cell table:formula="of:=([.C112]*[.$B$298])-([.C112]*[.$B$297])+[.$B$297]" office:value-type="float" office:value="185.87170699" calcext:value-type="float">
            <text:p>185,87170699</text:p>
          </table:table-cell>
          <table:table-cell table:formula="of:=([.D112]-[.E112])^2" office:value-type="float" office:value="383.05854897298" calcext:value-type="float">
            <text:p>383,058548973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000369054" calcext:value-type="float">
            <text:p>0,000369054</text:p>
          </table:table-cell>
          <table:table-cell office:value-type="float" office:value="0.112295" calcext:value-type="float">
            <text:p>0,112295</text:p>
          </table:table-cell>
          <table:table-cell table:formula="of:=([.B113]*[.$B$298])-([.B113]*[.$B$297])+[.$B$297]" office:value-type="float" office:value="-2.03000079684" calcext:value-type="float">
            <text:p>-2,0300007968</text:p>
          </table:table-cell>
          <table:table-cell table:formula="of:=([.C113]*[.$B$298])-([.C113]*[.$B$297])+[.$B$297]" office:value-type="float" office:value="455.9194843" calcext:value-type="float">
            <text:p>455,9194843</text:p>
          </table:table-cell>
          <table:table-cell table:formula="of:=([.D113]-[.E113])^2" office:value-type="float" office:value="209717.730900461" calcext:value-type="float">
            <text:p>209717,730900461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00052303" calcext:value-type="float">
            <text:p>0,00052303</text:p>
          </table:table-cell>
          <table:table-cell office:value-type="float" office:value="0.0362817" calcext:value-type="float">
            <text:p>0,0362817</text:p>
          </table:table-cell>
          <table:table-cell table:formula="of:=([.B114]*[.$B$298])-([.B114]*[.$B$297])+[.$B$297]" office:value-type="float" office:value="-1.4000018338" calcext:value-type="float">
            <text:p>-1,4000018338</text:p>
          </table:table-cell>
          <table:table-cell table:formula="of:=([.C114]*[.$B$298])-([.C114]*[.$B$297])+[.$B$297]" office:value-type="float" office:value="144.908026818" calcext:value-type="float">
            <text:p>144,908026818</text:p>
          </table:table-cell>
          <table:table-cell table:formula="of:=([.D114]-[.E114])^2" office:value-type="float" office:value="21406.0392479759" calcext:value-type="float">
            <text:p>21406,0392479759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000263959" calcext:value-type="float">
            <text:p>0,000263959</text:p>
          </table:table-cell>
          <table:table-cell office:value-type="float" office:value="0.0627759" calcext:value-type="float">
            <text:p>0,0627759</text:p>
          </table:table-cell>
          <table:table-cell table:formula="of:=([.B115]*[.$B$298])-([.B115]*[.$B$297])+[.$B$297]" office:value-type="float" office:value="-2.46000119314" calcext:value-type="float">
            <text:p>-2,4600011931</text:p>
          </table:table-cell>
          <table:table-cell table:formula="of:=([.C115]*[.$B$298])-([.C115]*[.$B$297])+[.$B$297]" office:value-type="float" office:value="253.310105886" calcext:value-type="float">
            <text:p>253,310105886</text:p>
          </table:table-cell>
          <table:table-cell table:formula="of:=([.D115]-[.E115])^2" office:value-type="float" office:value="65418.3476752747" calcext:value-type="float">
            <text:p>65418,3476752747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000376386" calcext:value-type="float">
            <text:p>0,000376386</text:p>
          </table:table-cell>
          <table:table-cell office:value-type="float" office:value="0.0378796" calcext:value-type="float">
            <text:p>0,0378796</text:p>
          </table:table-cell>
          <table:table-cell table:formula="of:=([.B116]*[.$B$298])-([.B116]*[.$B$297])+[.$B$297]" office:value-type="float" office:value="-2.00000162556" calcext:value-type="float">
            <text:p>-2,0000016256</text:p>
          </table:table-cell>
          <table:table-cell table:formula="of:=([.C116]*[.$B$298])-([.C116]*[.$B$297])+[.$B$297]" office:value-type="float" office:value="151.445898584" calcext:value-type="float">
            <text:p>151,445898584</text:p>
          </table:table-cell>
          <table:table-cell table:formula="of:=([.D116]-[.E116])^2" office:value-type="float" office:value="23545.6442911222" calcext:value-type="float">
            <text:p>23545,6442911222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float" office:value="0.0607561" calcext:value-type="float">
            <text:p>0,0607561</text:p>
          </table:table-cell>
          <table:table-cell table:formula="of:=([.B117]*[.$B$298])-([.B117]*[.$B$297])+[.$B$297]" office:value-type="float" office:value="-3.54" calcext:value-type="float">
            <text:p>-3,54</text:p>
          </table:table-cell>
          <table:table-cell table:formula="of:=([.C117]*[.$B$298])-([.C117]*[.$B$297])+[.$B$297]" office:value-type="float" office:value="245.046013394" calcext:value-type="float">
            <text:p>245,046013394</text:p>
          </table:table-cell>
          <table:table-cell table:formula="of:=([.D117]-[.E117])^2" office:value-type="float" office:value="61795.006055122" calcext:value-type="float">
            <text:p>61795,006055122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.000334837" calcext:value-type="float">
            <text:p>0,000334837</text:p>
          </table:table-cell>
          <table:table-cell office:value-type="float" office:value="0.0709522" calcext:value-type="float">
            <text:p>0,0709522</text:p>
          </table:table-cell>
          <table:table-cell table:formula="of:=([.B118]*[.$B$298])-([.B118]*[.$B$297])+[.$B$297]" office:value-type="float" office:value="-2.17000102102" calcext:value-type="float">
            <text:p>-2,170001021</text:p>
          </table:table-cell>
          <table:table-cell table:formula="of:=([.C118]*[.$B$298])-([.C118]*[.$B$297])+[.$B$297]" office:value-type="float" office:value="286.763764388" calcext:value-type="float">
            <text:p>286,763764388</text:p>
          </table:table-cell>
          <table:table-cell table:formula="of:=([.D118]-[.E118])^2" office:value-type="float" office:value="83482.7207934346" calcext:value-type="float">
            <text:p>83482,7207934346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.000457041" calcext:value-type="float">
            <text:p>0,000457041</text:p>
          </table:table-cell>
          <table:table-cell office:value-type="float" office:value="0.0712924" calcext:value-type="float">
            <text:p>0,0712924</text:p>
          </table:table-cell>
          <table:table-cell table:formula="of:=([.B119]*[.$B$298])-([.B119]*[.$B$297])+[.$B$297]" office:value-type="float" office:value="-1.66999846686" calcext:value-type="float">
            <text:p>-1,6699984669</text:p>
          </table:table-cell>
          <table:table-cell table:formula="of:=([.C119]*[.$B$298])-([.C119]*[.$B$297])+[.$B$297]" office:value-type="float" office:value="288.155706296" calcext:value-type="float">
            <text:p>288,155706296</text:p>
          </table:table-cell>
          <table:table-cell table:formula="of:=([.D119]-[.E119])^2" office:value-type="float" office:value="83998.9391412885" calcext:value-type="float">
            <text:p>83998,9391412885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.000237074" calcext:value-type="float">
            <text:p>0,000237074</text:p>
          </table:table-cell>
          <table:table-cell office:value-type="float" office:value="0.0717103" calcext:value-type="float">
            <text:p>0,0717103</text:p>
          </table:table-cell>
          <table:table-cell table:formula="of:=([.B120]*[.$B$298])-([.B120]*[.$B$297])+[.$B$297]" office:value-type="float" office:value="-2.57000224604" calcext:value-type="float">
            <text:p>-2,570002246</text:p>
          </table:table-cell>
          <table:table-cell table:formula="of:=([.C120]*[.$B$298])-([.C120]*[.$B$297])+[.$B$297]" office:value-type="float" office:value="289.865560862" calcext:value-type="float">
            <text:p>289,865560862</text:p>
          </table:table-cell>
          <table:table-cell table:formula="of:=([.D120]-[.E120])^2" office:value-type="float" office:value="85518.5585703164" calcext:value-type="float">
            <text:p>85518,5585703164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0.0711837" calcext:value-type="float">
            <text:p>0,0711837</text:p>
          </table:table-cell>
          <table:table-cell table:formula="of:=([.B121]*[.$B$298])-([.B121]*[.$B$297])+[.$B$297]" office:value-type="float" office:value="-3.54" calcext:value-type="float">
            <text:p>-3,54</text:p>
          </table:table-cell>
          <table:table-cell table:formula="of:=([.C121]*[.$B$298])-([.C121]*[.$B$297])+[.$B$297]" office:value-type="float" office:value="287.710955898" calcext:value-type="float">
            <text:p>287,710955898</text:p>
          </table:table-cell>
          <table:table-cell table:formula="of:=([.D121]-[.E121])^2" office:value-type="float" office:value="84827.1193114988" calcext:value-type="float">
            <text:p>84827,1193114988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0.0709425" calcext:value-type="float">
            <text:p>0,0709425</text:p>
          </table:table-cell>
          <table:table-cell table:formula="of:=([.B122]*[.$B$298])-([.B122]*[.$B$297])+[.$B$297]" office:value-type="float" office:value="-3.54" calcext:value-type="float">
            <text:p>-3,54</text:p>
          </table:table-cell>
          <table:table-cell table:formula="of:=([.C122]*[.$B$298])-([.C122]*[.$B$297])+[.$B$297]" office:value-type="float" office:value="286.72407645" calcext:value-type="float">
            <text:p>286,72407645</text:p>
          </table:table-cell>
          <table:table-cell table:formula="of:=([.D122]-[.E122])^2" office:value-type="float" office:value="84253.2340773714" calcext:value-type="float">
            <text:p>84253,2340773714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.0000219966" calcext:value-type="float">
            <text:p>2,19966E-05</text:p>
          </table:table-cell>
          <table:table-cell office:value-type="float" office:value="0.070871" calcext:value-type="float">
            <text:p>0,070871</text:p>
          </table:table-cell>
          <table:table-cell table:formula="of:=([.B123]*[.$B$298])-([.B123]*[.$B$297])+[.$B$297]" office:value-type="float" office:value="-3.450000031236" calcext:value-type="float">
            <text:p>-3,4500000312</text:p>
          </table:table-cell>
          <table:table-cell table:formula="of:=([.C123]*[.$B$298])-([.C123]*[.$B$297])+[.$B$297]" office:value-type="float" office:value="286.43153134" calcext:value-type="float">
            <text:p>286,43153134</text:p>
          </table:table-cell>
          <table:table-cell table:formula="of:=([.D123]-[.E123])^2" office:value-type="float" office:value="84031.3022301329" calcext:value-type="float">
            <text:p>84031,3022301329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.00544049" calcext:value-type="float">
            <text:p>0,00544049</text:p>
          </table:table-cell>
          <table:table-cell office:value-type="float" office:value="0.070835" calcext:value-type="float">
            <text:p>0,070835</text:p>
          </table:table-cell>
          <table:table-cell table:formula="of:=([.B124]*[.$B$298])-([.B124]*[.$B$297])+[.$B$297]" office:value-type="float" office:value="18.7199824546" calcext:value-type="float">
            <text:p>18,7199824546</text:p>
          </table:table-cell>
          <table:table-cell table:formula="of:=([.C124]*[.$B$298])-([.C124]*[.$B$297])+[.$B$297]" office:value-type="float" office:value="286.2842359" calcext:value-type="float">
            <text:p>286,2842359</text:p>
          </table:table-cell>
          <table:table-cell table:formula="of:=([.D124]-[.E124])^2" office:value-type="float" office:value="71590.6297217942" calcext:value-type="float">
            <text:p>71590,6297217942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0385038" calcext:value-type="float">
            <text:p>0,0385038</text:p>
          </table:table-cell>
          <table:table-cell office:value-type="float" office:value="0.0797005" calcext:value-type="float">
            <text:p>0,0797005</text:p>
          </table:table-cell>
          <table:table-cell table:formula="of:=([.B125]*[.$B$298])-([.B125]*[.$B$297])+[.$B$297]" office:value-type="float" office:value="153.999837852" calcext:value-type="float">
            <text:p>153,999837852</text:p>
          </table:table-cell>
          <table:table-cell table:formula="of:=([.C125]*[.$B$298])-([.C125]*[.$B$297])+[.$B$297]" office:value-type="float" office:value="322.55778377" calcext:value-type="float">
            <text:p>322,55778377</text:p>
          </table:table-cell>
          <table:table-cell table:formula="of:=([.D125]-[.E125])^2" office:value-type="float" office:value="28411.7811320954" calcext:value-type="float">
            <text:p>28411,7811320954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272157" calcext:value-type="float">
            <text:p>0,272157</text:p>
          </table:table-cell>
          <table:table-cell office:value-type="float" office:value="0.133654" calcext:value-type="float">
            <text:p>0,133654</text:p>
          </table:table-cell>
          <table:table-cell table:formula="of:=([.B126]*[.$B$298])-([.B126]*[.$B$297])+[.$B$297]" office:value-type="float" office:value="1110.00125178" calcext:value-type="float">
            <text:p>1110,00125178</text:p>
          </table:table-cell>
          <table:table-cell table:formula="of:=([.C126]*[.$B$298])-([.C126]*[.$B$297])+[.$B$297]" office:value-type="float" office:value="543.31068716" calcext:value-type="float">
            <text:p>543,31068716</text:p>
          </table:table-cell>
          <table:table-cell table:formula="of:=([.D126]-[.E126])^2" office:value-type="float" office:value="321138.196029335" calcext:value-type="float">
            <text:p>321138,196029335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.540271" calcext:value-type="float">
            <text:p>0,540271</text:p>
          </table:table-cell>
          <table:table-cell office:value-type="float" office:value="0.394615" calcext:value-type="float">
            <text:p>0,394615</text:p>
          </table:table-cell>
          <table:table-cell table:formula="of:=([.B127]*[.$B$298])-([.B127]*[.$B$297])+[.$B$297]" office:value-type="float" office:value="2207.00040734" calcext:value-type="float">
            <text:p>2207,00040734</text:p>
          </table:table-cell>
          <table:table-cell table:formula="of:=([.C127]*[.$B$298])-([.C127]*[.$B$297])+[.$B$297]" office:value-type="float" office:value="1611.0430571" calcext:value-type="float">
            <text:p>1611,0430571</text:p>
          </table:table-cell>
          <table:table-cell table:formula="of:=([.D127]-[.E127])^2" office:value-type="float" office:value="355165.163305081" calcext:value-type="float">
            <text:p>355165,163305081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.73824" calcext:value-type="float">
            <text:p>0,73824</text:p>
          </table:table-cell>
          <table:table-cell office:value-type="float" office:value="0.559021" calcext:value-type="float">
            <text:p>0,559021</text:p>
          </table:table-cell>
          <table:table-cell table:formula="of:=([.B128]*[.$B$298])-([.B128]*[.$B$297])+[.$B$297]" office:value-type="float" office:value="3016.9984896" calcext:value-type="float">
            <text:p>3016,9984896</text:p>
          </table:table-cell>
          <table:table-cell table:formula="of:=([.C128]*[.$B$298])-([.C128]*[.$B$297])+[.$B$297]" office:value-type="float" office:value="2283.71678234" calcext:value-type="float">
            <text:p>2283,71678234</text:p>
          </table:table-cell>
          <table:table-cell table:formula="of:=([.D128]-[.E128])^2" office:value-type="float" office:value="537702.062202141" calcext:value-type="float">
            <text:p>537702,06220214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762192" calcext:value-type="float">
            <text:p>0,762192</text:p>
          </table:table-cell>
          <table:table-cell office:value-type="float" office:value="0.6998" calcext:value-type="float">
            <text:p>0,6998</text:p>
          </table:table-cell>
          <table:table-cell table:formula="of:=([.B129]*[.$B$298])-([.B129]*[.$B$297])+[.$B$297]" office:value-type="float" office:value="3114.99905568" calcext:value-type="float">
            <text:p>3114,99905568</text:p>
          </table:table-cell>
          <table:table-cell table:formula="of:=([.C129]*[.$B$298])-([.C129]*[.$B$297])+[.$B$297]" office:value-type="float" office:value="2859.719692" calcext:value-type="float">
            <text:p>2859,719692</text:p>
          </table:table-cell>
          <table:table-cell table:formula="of:=([.D129]-[.E129])^2" office:value-type="float" office:value="65167.5535208653" calcext:value-type="float">
            <text:p>65167,5535208653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.842358" calcext:value-type="float">
            <text:p>0,842358</text:p>
          </table:table-cell>
          <table:table-cell office:value-type="float" office:value="0.662334" calcext:value-type="float">
            <text:p>0,662334</text:p>
          </table:table-cell>
          <table:table-cell table:formula="of:=([.B130]*[.$B$298])-([.B130]*[.$B$297])+[.$B$297]" office:value-type="float" office:value="3443.00145132" calcext:value-type="float">
            <text:p>3443,00145132</text:p>
          </table:table-cell>
          <table:table-cell table:formula="of:=([.C130]*[.$B$298])-([.C130]*[.$B$297])+[.$B$297]" office:value-type="float" office:value="2706.42605436" calcext:value-type="float">
            <text:p>2706,42605436</text:p>
          </table:table-cell>
          <table:table-cell table:formula="of:=([.D130]-[.E130])^2" office:value-type="float" office:value="542543.315406782" calcext:value-type="float">
            <text:p>542543,315406782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866798" calcext:value-type="float">
            <text:p>0,866798</text:p>
          </table:table-cell>
          <table:table-cell office:value-type="float" office:value="0.724357" calcext:value-type="float">
            <text:p>0,724357</text:p>
          </table:table-cell>
          <table:table-cell table:formula="of:=([.B131]*[.$B$298])-([.B131]*[.$B$297])+[.$B$297]" office:value-type="float" office:value="3542.99868892" calcext:value-type="float">
            <text:p>3542,99868892</text:p>
          </table:table-cell>
          <table:table-cell table:formula="of:=([.C131]*[.$B$298])-([.C131]*[.$B$297])+[.$B$297]" office:value-type="float" office:value="2960.19563978" calcext:value-type="float">
            <text:p>2960,19563978</text:p>
          </table:table-cell>
          <table:table-cell table:formula="of:=([.D131]-[.E131])^2" office:value-type="float" office:value="339659.394086882" calcext:value-type="float">
            <text:p>339659,394086882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845291" calcext:value-type="float">
            <text:p>0,845291</text:p>
          </table:table-cell>
          <table:table-cell office:value-type="float" office:value="0.685375" calcext:value-type="float">
            <text:p>0,685375</text:p>
          </table:table-cell>
          <table:table-cell table:formula="of:=([.B132]*[.$B$298])-([.B132]*[.$B$297])+[.$B$297]" office:value-type="float" office:value="3455.00193814" calcext:value-type="float">
            <text:p>3455,00193814</text:p>
          </table:table-cell>
          <table:table-cell table:formula="of:=([.C132]*[.$B$298])-([.C132]*[.$B$297])+[.$B$297]" office:value-type="float" office:value="2800.6992275" calcext:value-type="float">
            <text:p>2800,6992275</text:p>
          </table:table-cell>
          <table:table-cell table:formula="of:=([.D132]-[.E132])^2" office:value-type="float" office:value="428112.037150852" calcext:value-type="float">
            <text:p>428112,037150852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.701335" calcext:value-type="float">
            <text:p>0,701335</text:p>
          </table:table-cell>
          <table:table-cell office:value-type="float" office:value="0.608373" calcext:value-type="float">
            <text:p>0,608373</text:p>
          </table:table-cell>
          <table:table-cell table:formula="of:=([.B133]*[.$B$298])-([.B133]*[.$B$297])+[.$B$297]" office:value-type="float" office:value="2866.0002059" calcext:value-type="float">
            <text:p>2866,0002059</text:p>
          </table:table-cell>
          <table:table-cell table:formula="of:=([.C133]*[.$B$298])-([.C133]*[.$B$297])+[.$B$297]" office:value-type="float" office:value="2485.64246442" calcext:value-type="float">
            <text:p>2485,64246442</text:p>
          </table:table-cell>
          <table:table-cell table:formula="of:=([.D133]-[.E133])^2" office:value-type="float" office:value="144672.011503766" calcext:value-type="float">
            <text:p>144672,011503766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.502632" calcext:value-type="float">
            <text:p>0,502632</text:p>
          </table:table-cell>
          <table:table-cell office:value-type="float" office:value="0.451992" calcext:value-type="float">
            <text:p>0,451992</text:p>
          </table:table-cell>
          <table:table-cell table:formula="of:=([.B134]*[.$B$298])-([.B134]*[.$B$297])+[.$B$297]" office:value-type="float" office:value="2052.99893328" calcext:value-type="float">
            <text:p>2052,99893328</text:p>
          </table:table-cell>
          <table:table-cell table:formula="of:=([.C134]*[.$B$298])-([.C134]*[.$B$297])+[.$B$297]" office:value-type="float" office:value="1845.80334768" calcext:value-type="float">
            <text:p>1845,80334768</text:p>
          </table:table-cell>
          <table:table-cell table:formula="of:=([.D134]-[.E134])^2" office:value-type="float" office:value="42930.0106921269" calcext:value-type="float">
            <text:p>42930,0106921269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.234396" calcext:value-type="float">
            <text:p>0,234396</text:p>
          </table:table-cell>
          <table:table-cell office:value-type="float" office:value="0.254931" calcext:value-type="float">
            <text:p>0,254931</text:p>
          </table:table-cell>
          <table:table-cell table:formula="of:=([.B135]*[.$B$298])-([.B135]*[.$B$297])+[.$B$297]" office:value-type="float" office:value="955.50060984" calcext:value-type="float">
            <text:p>955,50060984</text:p>
          </table:table-cell>
          <table:table-cell table:formula="of:=([.C135]*[.$B$298])-([.C135]*[.$B$297])+[.$B$297]" office:value-type="float" office:value="1039.52038374" calcext:value-type="float">
            <text:p>1039,52038374</text:p>
          </table:table-cell>
          <table:table-cell table:formula="of:=([.D135]-[.E135])^2" office:value-type="float" office:value="7059.32240620712" calcext:value-type="float">
            <text:p>7059,3224062071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0262835" calcext:value-type="float">
            <text:p>0,0262835</text:p>
          </table:table-cell>
          <table:table-cell office:value-type="float" office:value="0.0937135" calcext:value-type="float">
            <text:p>0,0937135</text:p>
          </table:table-cell>
          <table:table-cell table:formula="of:=([.B136]*[.$B$298])-([.B136]*[.$B$297])+[.$B$297]" office:value-type="float" office:value="103.99999159" calcext:value-type="float">
            <text:p>103,99999159</text:p>
          </table:table-cell>
          <table:table-cell table:formula="of:=([.C136]*[.$B$298])-([.C136]*[.$B$297])+[.$B$297]" office:value-type="float" office:value="379.89253379" calcext:value-type="float">
            <text:p>379,89253379</text:p>
          </table:table-cell>
          <table:table-cell table:formula="of:=([.D136]-[.E136])^2" office:value-type="float" office:value="76116.6948415788" calcext:value-type="float">
            <text:p>76116,6948415788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.291709" calcext:value-type="float">
            <text:p>0,291709</text:p>
          </table:table-cell>
          <table:table-cell office:value-type="float" office:value="0.0459562" calcext:value-type="float">
            <text:p>0,0459562</text:p>
          </table:table-cell>
          <table:table-cell table:formula="of:=([.B137]*[.$B$298])-([.B137]*[.$B$297])+[.$B$297]" office:value-type="float" office:value="1189.99904186" calcext:value-type="float">
            <text:p>1189,99904186</text:p>
          </table:table-cell>
          <table:table-cell table:formula="of:=([.C137]*[.$B$298])-([.C137]*[.$B$297])+[.$B$297]" office:value-type="float" office:value="184.491630548" calcext:value-type="float">
            <text:p>184,491630548</text:p>
          </table:table-cell>
          <table:table-cell table:formula="of:=([.D137]-[.E137])^2" office:value-type="float" office:value="1011045.15420336" calcext:value-type="float">
            <text:p>1011045,15420336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office:value-type="float" office:value="0.206612" calcext:value-type="float">
            <text:p>0,206612</text:p>
          </table:table-cell>
          <table:table-cell table:formula="of:=([.B138]*[.$B$298])-([.B138]*[.$B$297])+[.$B$297]" office:value-type="float" office:value="-3.54" calcext:value-type="float">
            <text:p>-3,54</text:p>
          </table:table-cell>
          <table:table-cell table:formula="of:=([.C138]*[.$B$298])-([.C138]*[.$B$297])+[.$B$297]" office:value-type="float" office:value="841.82126248" calcext:value-type="float">
            <text:p>841,82126248</text:p>
          </table:table-cell>
          <table:table-cell table:formula="of:=([.D138]-[.E138])^2" office:value-type="float" office:value="714635.664101779" calcext:value-type="float">
            <text:p>714635,664101779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" calcext:value-type="float">
            <text:p>0</text:p>
          </table:table-cell>
          <table:table-cell office:value-type="float" office:value="0.00373022" calcext:value-type="float">
            <text:p>0,00373022</text:p>
          </table:table-cell>
          <table:table-cell table:formula="of:=([.B139]*[.$B$298])-([.B139]*[.$B$297])+[.$B$297]" office:value-type="float" office:value="-3.54" calcext:value-type="float">
            <text:p>-3,54</text:p>
          </table:table-cell>
          <table:table-cell table:formula="of:=([.C139]*[.$B$298])-([.C139]*[.$B$297])+[.$B$297]" office:value-type="float" office:value="11.7223443388" calcext:value-type="float">
            <text:p>11,7223443388</text:p>
          </table:table-cell>
          <table:table-cell table:formula="of:=([.D139]-[.E139])^2" office:value-type="float" office:value="232.9391547161" calcext:value-type="float">
            <text:p>232,9391547161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512164" calcext:value-type="float">
            <text:p>0,512164</text:p>
          </table:table-cell>
          <table:table-cell office:value-type="float" office:value="0.028532" calcext:value-type="float">
            <text:p>0,028532</text:p>
          </table:table-cell>
          <table:table-cell table:formula="of:=([.B140]*[.$B$298])-([.B140]*[.$B$297])+[.$B$297]" office:value-type="float" office:value="2091.99949256" calcext:value-type="float">
            <text:p>2091,99949256</text:p>
          </table:table-cell>
          <table:table-cell table:formula="of:=([.C140]*[.$B$298])-([.C140]*[.$B$297])+[.$B$297]" office:value-type="float" office:value="113.19981928" calcext:value-type="float">
            <text:p>113,19981928</text:p>
          </table:table-cell>
          <table:table-cell table:formula="of:=([.D140]-[.E140])^2" office:value-type="float" office:value="3915648.14697303" calcext:value-type="float">
            <text:p>3915648,14697303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office:value-type="float" office:value="0.359495" calcext:value-type="float">
            <text:p>0,359495</text:p>
          </table:table-cell>
          <table:table-cell table:formula="of:=([.B141]*[.$B$298])-([.B141]*[.$B$297])+[.$B$297]" office:value-type="float" office:value="-3.54" calcext:value-type="float">
            <text:p>-3,54</text:p>
          </table:table-cell>
          <table:table-cell table:formula="of:=([.C141]*[.$B$298])-([.C141]*[.$B$297])+[.$B$297]" office:value-type="float" office:value="1467.3481723" calcext:value-type="float">
            <text:p>1467,3481723</text:p>
          </table:table-cell>
          <table:table-cell table:formula="of:=([.D141]-[.E141])^2" office:value-type="float" office:value="2163512.01541203" calcext:value-type="float">
            <text:p>2163512,01541203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office:value-type="float" office:value="0.0415783" calcext:value-type="float">
            <text:p>0,0415783</text:p>
          </table:table-cell>
          <table:table-cell table:formula="of:=([.B142]*[.$B$298])-([.B142]*[.$B$297])+[.$B$297]" office:value-type="float" office:value="-3.54" calcext:value-type="float">
            <text:p>-3,54</text:p>
          </table:table-cell>
          <table:table-cell table:formula="of:=([.C142]*[.$B$298])-([.C142]*[.$B$297])+[.$B$297]" office:value-type="float" office:value="166.579277582" calcext:value-type="float">
            <text:p>166,579277582</text:p>
          </table:table-cell>
          <table:table-cell table:formula="of:=([.D142]-[.E142])^2" office:value-type="float" office:value="28940.5686050216" calcext:value-type="float">
            <text:p>28940,5686050216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.00000244407" calcext:value-type="float">
            <text:p>2,44407E-06</text:p>
          </table:table-cell>
          <table:table-cell office:value-type="float" office:value="0.102959" calcext:value-type="float">
            <text:p>0,102959</text:p>
          </table:table-cell>
          <table:table-cell table:formula="of:=([.B143]*[.$B$298])-([.B143]*[.$B$297])+[.$B$297]" office:value-type="float" office:value="-3.5299999898322" calcext:value-type="float">
            <text:p>-3,5299999898</text:p>
          </table:table-cell>
          <table:table-cell table:formula="of:=([.C143]*[.$B$298])-([.C143]*[.$B$297])+[.$B$297]" office:value-type="float" office:value="417.72086686" calcext:value-type="float">
            <text:p>417,72086686</text:p>
          </table:table-cell>
          <table:table-cell table:formula="of:=([.D143]-[.E143])^2" office:value-type="float" office:value="177452.292821735" calcext:value-type="float">
            <text:p>177452,292821735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.903704" calcext:value-type="float">
            <text:p>0,903704</text:p>
          </table:table-cell>
          <table:table-cell office:value-type="float" office:value="0.276747" calcext:value-type="float">
            <text:p>0,276747</text:p>
          </table:table-cell>
          <table:table-cell table:formula="of:=([.B144]*[.$B$298])-([.B144]*[.$B$297])+[.$B$297]" office:value-type="float" office:value="3694.00106416" calcext:value-type="float">
            <text:p>3694,00106416</text:p>
          </table:table-cell>
          <table:table-cell table:formula="of:=([.C144]*[.$B$298])-([.C144]*[.$B$297])+[.$B$297]" office:value-type="float" office:value="1128.78142038" calcext:value-type="float">
            <text:p>1128,78142038</text:p>
          </table:table-cell>
          <table:table-cell table:formula="of:=([.D144]-[.E144])^2" office:value-type="float" office:value="6580351.82083479" calcext:value-type="float">
            <text:p>6580351,82083479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office:value-type="float" office:value="-0.0931915" calcext:value-type="float">
            <text:p>-0,0931915</text:p>
          </table:table-cell>
          <table:table-cell table:formula="of:=([.B145]*[.$B$298])-([.B145]*[.$B$297])+[.$B$297]" office:value-type="float" office:value="-3.54" calcext:value-type="float">
            <text:p>-3,54</text:p>
          </table:table-cell>
          <table:table-cell table:formula="of:=([.C145]*[.$B$298])-([.C145]*[.$B$297])+[.$B$297]" office:value-type="float" office:value="-384.83674991" calcext:value-type="float">
            <text:p>-384,83674991</text:p>
          </table:table-cell>
          <table:table-cell table:formula="of:=([.D145]-[.E145])^2" office:value-type="float" office:value="145387.211491929" calcext:value-type="float">
            <text:p>145387,211491929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560801" calcext:value-type="float">
            <text:p>0,560801</text:p>
          </table:table-cell>
          <table:table-cell office:value-type="float" office:value="0.0179345" calcext:value-type="float">
            <text:p>0,0179345</text:p>
          </table:table-cell>
          <table:table-cell table:formula="of:=([.B146]*[.$B$298])-([.B146]*[.$B$297])+[.$B$297]" office:value-type="float" office:value="2290.99972354" calcext:value-type="float">
            <text:p>2290,99972354</text:p>
          </table:table-cell>
          <table:table-cell table:formula="of:=([.C146]*[.$B$298])-([.C146]*[.$B$297])+[.$B$297]" office:value-type="float" office:value="69.83972413" calcext:value-type="float">
            <text:p>69,83972413</text:p>
          </table:table-cell>
          <table:table-cell table:formula="of:=([.D146]-[.E146])^2" office:value-type="float" office:value="4933551.74297903" calcext:value-type="float">
            <text:p>4933551,74297903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.00000244407" calcext:value-type="float">
            <text:p>2,44407E-06</text:p>
          </table:table-cell>
          <table:table-cell office:value-type="float" office:value="0.393094" calcext:value-type="float">
            <text:p>0,393094</text:p>
          </table:table-cell>
          <table:table-cell table:formula="of:=([.B147]*[.$B$298])-([.B147]*[.$B$297])+[.$B$297]" office:value-type="float" office:value="-3.5299999898322" calcext:value-type="float">
            <text:p>-3,5299999898</text:p>
          </table:table-cell>
          <table:table-cell table:formula="of:=([.C147]*[.$B$298])-([.C147]*[.$B$297])+[.$B$297]" office:value-type="float" office:value="1604.81982476" calcext:value-type="float">
            <text:p>1604,81982476</text:p>
          </table:table-cell>
          <table:table-cell table:formula="of:=([.D147]-[.E147])^2" office:value-type="float" office:value="2586789.15877282" calcext:value-type="float">
            <text:p>2586789,15877282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office:value-type="float" office:value="0.081561" calcext:value-type="float">
            <text:p>0,081561</text:p>
          </table:table-cell>
          <table:table-cell table:formula="of:=([.B148]*[.$B$298])-([.B148]*[.$B$297])+[.$B$297]" office:value-type="float" office:value="-3.54" calcext:value-type="float">
            <text:p>-3,54</text:p>
          </table:table-cell>
          <table:table-cell table:formula="of:=([.C148]*[.$B$298])-([.C148]*[.$B$297])+[.$B$297]" office:value-type="float" office:value="330.17009394" calcext:value-type="float">
            <text:p>330,17009394</text:p>
          </table:table-cell>
          <table:table-cell table:formula="of:=([.D148]-[.E148])^2" office:value-type="float" office:value="111362.426797444" calcext:value-type="float">
            <text:p>111362,426797444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.870953" calcext:value-type="float">
            <text:p>0,870953</text:p>
          </table:table-cell>
          <table:table-cell office:value-type="float" office:value="0.0162676" calcext:value-type="float">
            <text:p>0,0162676</text:p>
          </table:table-cell>
          <table:table-cell table:formula="of:=([.B149]*[.$B$298])-([.B149]*[.$B$297])+[.$B$297]" office:value-type="float" office:value="3559.99903762" calcext:value-type="float">
            <text:p>3559,99903762</text:p>
          </table:table-cell>
          <table:table-cell table:formula="of:=([.C149]*[.$B$298])-([.C149]*[.$B$297])+[.$B$297]" office:value-type="float" office:value="63.019536104" calcext:value-type="float">
            <text:p>63,019536104</text:p>
          </table:table-cell>
          <table:table-cell table:formula="of:=([.D149]-[.E149])^2" office:value-type="float" office:value="12228865.6340231" calcext:value-type="float">
            <text:p>12228865,6340231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.0000830983" calcext:value-type="float">
            <text:p>8,30983E-05</text:p>
          </table:table-cell>
          <table:table-cell office:value-type="float" office:value="0.147839" calcext:value-type="float">
            <text:p>0,147839</text:p>
          </table:table-cell>
          <table:table-cell table:formula="of:=([.B150]*[.$B$298])-([.B150]*[.$B$297])+[.$B$297]" office:value-type="float" office:value="-3.199999981618" calcext:value-type="float">
            <text:p>-3,1999999816</text:p>
          </table:table-cell>
          <table:table-cell table:formula="of:=([.C150]*[.$B$298])-([.C150]*[.$B$297])+[.$B$297]" office:value-type="float" office:value="601.34918206" calcext:value-type="float">
            <text:p>601,34918206</text:p>
          </table:table-cell>
          <table:table-cell table:formula="of:=([.D150]-[.E150])^2" office:value-type="float" office:value="365479.713507189" calcext:value-type="float">
            <text:p>365479,71350718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821827" calcext:value-type="float">
            <text:p>0,821827</text:p>
          </table:table-cell>
          <table:table-cell office:value-type="float" office:value="0.0147595" calcext:value-type="float">
            <text:p>0,0147595</text:p>
          </table:table-cell>
          <table:table-cell table:formula="of:=([.B151]*[.$B$298])-([.B151]*[.$B$297])+[.$B$297]" office:value-type="float" office:value="3358.99804358" calcext:value-type="float">
            <text:p>3358,99804358</text:p>
          </table:table-cell>
          <table:table-cell table:formula="of:=([.C151]*[.$B$298])-([.C151]*[.$B$297])+[.$B$297]" office:value-type="float" office:value="56.84908463" calcext:value-type="float">
            <text:p>56,84908463</text:p>
          </table:table-cell>
          <table:table-cell table:formula="of:=([.D151]-[.E151])^2" office:value-type="float" office:value="10904187.7470946" calcext:value-type="float">
            <text:p>10904187,7470946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0111449" calcext:value-type="float">
            <text:p>0,0111449</text:p>
          </table:table-cell>
          <table:table-cell office:value-type="float" office:value="0.502151" calcext:value-type="float">
            <text:p>0,502151</text:p>
          </table:table-cell>
          <table:table-cell table:formula="of:=([.B152]*[.$B$298])-([.B152]*[.$B$297])+[.$B$297]" office:value-type="float" office:value="42.059804146" calcext:value-type="float">
            <text:p>42,059804146</text:p>
          </table:table-cell>
          <table:table-cell table:formula="of:=([.C152]*[.$B$298])-([.C152]*[.$B$297])+[.$B$297]" office:value-type="float" office:value="2051.03090254" calcext:value-type="float">
            <text:p>2051,03090254</text:p>
          </table:table-cell>
          <table:table-cell table:formula="of:=([.D152]-[.E152])^2" office:value-type="float" office:value="4035964.87418239" calcext:value-type="float">
            <text:p>4035964,87418239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.910792" calcext:value-type="float">
            <text:p>0,910792</text:p>
          </table:table-cell>
          <table:table-cell office:value-type="float" office:value="-0.0506355" calcext:value-type="float">
            <text:p>-0,0506355</text:p>
          </table:table-cell>
          <table:table-cell table:formula="of:=([.B153]*[.$B$298])-([.B153]*[.$B$297])+[.$B$297]" office:value-type="float" office:value="3723.00189968" calcext:value-type="float">
            <text:p>3723,00189968</text:p>
          </table:table-cell>
          <table:table-cell table:formula="of:=([.C153]*[.$B$298])-([.C153]*[.$B$297])+[.$B$297]" office:value-type="float" office:value="-210.71717367" calcext:value-type="float">
            <text:p>-210,71717367</text:p>
          </table:table-cell>
          <table:table-cell table:formula="of:=([.D153]-[.E153])^2" office:value-type="float" office:value="15474145.7480376" calcext:value-type="float">
            <text:p>15474145,7480376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.0607449" calcext:value-type="float">
            <text:p>0,0607449</text:p>
          </table:table-cell>
          <table:table-cell office:value-type="float" office:value="0.0202785" calcext:value-type="float">
            <text:p>0,0202785</text:p>
          </table:table-cell>
          <table:table-cell table:formula="of:=([.B154]*[.$B$298])-([.B154]*[.$B$297])+[.$B$297]" office:value-type="float" office:value="245.000188146" calcext:value-type="float">
            <text:p>245,000188146</text:p>
          </table:table-cell>
          <table:table-cell table:formula="of:=([.C154]*[.$B$298])-([.C154]*[.$B$297])+[.$B$297]" office:value-type="float" office:value="79.43029389" calcext:value-type="float">
            <text:p>79,43029389</text:p>
          </table:table-cell>
          <table:table-cell table:formula="of:=([.D154]-[.E154])^2" office:value-type="float" office:value="27413.389883943" calcext:value-type="float">
            <text:p>27413,389883943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.000422824" calcext:value-type="float">
            <text:p>0,000422824</text:p>
          </table:table-cell>
          <table:table-cell office:value-type="float" office:value="-0.0778119" calcext:value-type="float">
            <text:p>-0,0778119</text:p>
          </table:table-cell>
          <table:table-cell table:formula="of:=([.B155]*[.$B$298])-([.B155]*[.$B$297])+[.$B$297]" office:value-type="float" office:value="-1.80999869104" calcext:value-type="float">
            <text:p>-1,809998691</text:p>
          </table:table-cell>
          <table:table-cell table:formula="of:=([.C155]*[.$B$298])-([.C155]*[.$B$297])+[.$B$297]" office:value-type="float" office:value="-321.910501326" calcext:value-type="float">
            <text:p>-321,910501326</text:p>
          </table:table-cell>
          <table:table-cell table:formula="of:=([.D155]-[.E155])^2" office:value-type="float" office:value="102464.331787154" calcext:value-type="float">
            <text:p>102464,331787154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  <table:table-cell office:value-type="float" office:value="0.0221255" calcext:value-type="float">
            <text:p>0,0221255</text:p>
          </table:table-cell>
          <table:table-cell table:formula="of:=([.B156]*[.$B$298])-([.B156]*[.$B$297])+[.$B$297]" office:value-type="float" office:value="-3.54" calcext:value-type="float">
            <text:p>-3,54</text:p>
          </table:table-cell>
          <table:table-cell table:formula="of:=([.C156]*[.$B$298])-([.C156]*[.$B$297])+[.$B$297]" office:value-type="float" office:value="86.98736827" calcext:value-type="float">
            <text:p>86,98736827</text:p>
          </table:table-cell>
          <table:table-cell table:formula="of:=([.D156]-[.E156])^2" office:value-type="float" office:value="8195.2044058922" calcext:value-type="float">
            <text:p>8195,2044058922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.691314" calcext:value-type="float">
            <text:p>0,691314</text:p>
          </table:table-cell>
          <table:table-cell office:value-type="float" office:value="0.384984" calcext:value-type="float">
            <text:p>0,384984</text:p>
          </table:table-cell>
          <table:table-cell table:formula="of:=([.B157]*[.$B$298])-([.B157]*[.$B$297])+[.$B$297]" office:value-type="float" office:value="2824.99888356" calcext:value-type="float">
            <text:p>2824,99888356</text:p>
          </table:table-cell>
          <table:table-cell table:formula="of:=([.C157]*[.$B$298])-([.C157]*[.$B$297])+[.$B$297]" office:value-type="float" office:value="1571.63743536" calcext:value-type="float">
            <text:p>1571,63743536</text:p>
          </table:table-cell>
          <table:table-cell table:formula="of:=([.D157]-[.E157])^2" office:value-type="float" office:value="1570914.919834" calcext:value-type="float">
            <text:p>1570914,919834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0.509964" calcext:value-type="float">
            <text:p>0,509964</text:p>
          </table:table-cell>
          <table:table-cell office:value-type="float" office:value="0.0400356" calcext:value-type="float">
            <text:p>0,0400356</text:p>
          </table:table-cell>
          <table:table-cell table:formula="of:=([.B158]*[.$B$298])-([.B158]*[.$B$297])+[.$B$297]" office:value-type="float" office:value="2082.99810456" calcext:value-type="float">
            <text:p>2082,99810456</text:p>
          </table:table-cell>
          <table:table-cell table:formula="of:=([.C158]*[.$B$298])-([.C158]*[.$B$297])+[.$B$297]" office:value-type="float" office:value="160.267258824" calcext:value-type="float">
            <text:p>160,267258824</text:p>
          </table:table-cell>
          <table:table-cell table:formula="of:=([.D158]-[.E158])^2" office:value-type="float" office:value="3696893.90514467" calcext:value-type="float">
            <text:p>3696893,90514467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.238404" calcext:value-type="float">
            <text:p>0,238404</text:p>
          </table:table-cell>
          <table:table-cell office:value-type="float" office:value="0.395199" calcext:value-type="float">
            <text:p>0,395199</text:p>
          </table:table-cell>
          <table:table-cell table:formula="of:=([.B159]*[.$B$298])-([.B159]*[.$B$297])+[.$B$297]" office:value-type="float" office:value="971.89950216" calcext:value-type="float">
            <text:p>971,89950216</text:p>
          </table:table-cell>
          <table:table-cell table:formula="of:=([.C159]*[.$B$298])-([.C159]*[.$B$297])+[.$B$297]" office:value-type="float" office:value="1613.43251646" calcext:value-type="float">
            <text:p>1613,43251646</text:p>
          </table:table-cell>
          <table:table-cell table:formula="of:=([.D159]-[.E159])^2" office:value-type="float" office:value="411564.608436844" calcext:value-type="float">
            <text:p>411564,608436844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.0260391" calcext:value-type="float">
            <text:p>0,0260391</text:p>
          </table:table-cell>
          <table:table-cell office:value-type="float" office:value="0.416198" calcext:value-type="float">
            <text:p>0,416198</text:p>
          </table:table-cell>
          <table:table-cell table:formula="of:=([.B160]*[.$B$298])-([.B160]*[.$B$297])+[.$B$297]" office:value-type="float" office:value="103.000019214" calcext:value-type="float">
            <text:p>103,000019214</text:p>
          </table:table-cell>
          <table:table-cell table:formula="of:=([.C160]*[.$B$298])-([.C160]*[.$B$297])+[.$B$297]" office:value-type="float" office:value="1699.35076492" calcext:value-type="float">
            <text:p>1699,35076492</text:p>
          </table:table-cell>
          <table:table-cell table:formula="of:=([.D160]-[.E160])^2" office:value-type="float" office:value="2548335.7033161" calcext:value-type="float">
            <text:p>2548335,7033161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000618349" calcext:value-type="float">
            <text:p>0,000618349</text:p>
          </table:table-cell>
          <table:table-cell office:value-type="float" office:value="0.193076" calcext:value-type="float">
            <text:p>0,193076</text:p>
          </table:table-cell>
          <table:table-cell table:formula="of:=([.B161]*[.$B$298])-([.B161]*[.$B$297])+[.$B$297]" office:value-type="float" office:value="-1.01000033254" calcext:value-type="float">
            <text:p>-1,0100003325</text:p>
          </table:table-cell>
          <table:table-cell table:formula="of:=([.C161]*[.$B$298])-([.C161]*[.$B$297])+[.$B$297]" office:value-type="float" office:value="786.43817704" calcext:value-type="float">
            <text:p>786,43817704</text:p>
          </table:table-cell>
          <table:table-cell table:formula="of:=([.D161]-[.E161])^2" office:value-type="float" office:value="620074.632047335" calcext:value-type="float">
            <text:p>620074,632047335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" calcext:value-type="float">
            <text:p>0</text:p>
          </table:table-cell>
          <table:table-cell office:value-type="float" office:value="0.0446268" calcext:value-type="float">
            <text:p>0,0446268</text:p>
          </table:table-cell>
          <table:table-cell table:formula="of:=([.B162]*[.$B$298])-([.B162]*[.$B$297])+[.$B$297]" office:value-type="float" office:value="-3.54" calcext:value-type="float">
            <text:p>-3,54</text:p>
          </table:table-cell>
          <table:table-cell table:formula="of:=([.C162]*[.$B$298])-([.C162]*[.$B$297])+[.$B$297]" office:value-type="float" office:value="179.052337272" calcext:value-type="float">
            <text:p>179,052337272</text:p>
          </table:table-cell>
          <table:table-cell table:formula="of:=([.D162]-[.E162])^2" office:value-type="float" office:value="33339.9616304518" calcext:value-type="float">
            <text:p>33339,9616304518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0" calcext:value-type="float">
            <text:p>0</text:p>
          </table:table-cell>
          <table:table-cell office:value-type="float" office:value="0.0311676" calcext:value-type="float">
            <text:p>0,0311676</text:p>
          </table:table-cell>
          <table:table-cell table:formula="of:=([.B163]*[.$B$298])-([.B163]*[.$B$297])+[.$B$297]" office:value-type="float" office:value="-3.54" calcext:value-type="float">
            <text:p>-3,54</text:p>
          </table:table-cell>
          <table:table-cell table:formula="of:=([.C163]*[.$B$298])-([.C163]*[.$B$297])+[.$B$297]" office:value-type="float" office:value="123.983482104" calcext:value-type="float">
            <text:p>123,983482104</text:p>
          </table:table-cell>
          <table:table-cell table:formula="of:=([.D163]-[.E163])^2" office:value-type="float" office:value="16262.2384879292" calcext:value-type="float">
            <text:p>16262,2384879292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" calcext:value-type="float">
            <text:p>0</text:p>
          </table:table-cell>
          <table:table-cell office:value-type="float" office:value="0.0285745" calcext:value-type="float">
            <text:p>0,0285745</text:p>
          </table:table-cell>
          <table:table-cell table:formula="of:=([.B164]*[.$B$298])-([.B164]*[.$B$297])+[.$B$297]" office:value-type="float" office:value="-3.54" calcext:value-type="float">
            <text:p>-3,54</text:p>
          </table:table-cell>
          <table:table-cell table:formula="of:=([.C164]*[.$B$298])-([.C164]*[.$B$297])+[.$B$297]" office:value-type="float" office:value="113.37370973" calcext:value-type="float">
            <text:p>113,37370973</text:p>
          </table:table-cell>
          <table:table-cell table:formula="of:=([.D164]-[.E164])^2" office:value-type="float" office:value="13668.8155228307" calcext:value-type="float">
            <text:p>13668,8155228307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" calcext:value-type="float">
            <text:p>0</text:p>
          </table:table-cell>
          <table:table-cell office:value-type="float" office:value="0.0641496" calcext:value-type="float">
            <text:p>0,0641496</text:p>
          </table:table-cell>
          <table:table-cell table:formula="of:=([.B165]*[.$B$298])-([.B165]*[.$B$297])+[.$B$297]" office:value-type="float" office:value="-3.54" calcext:value-type="float">
            <text:p>-3,54</text:p>
          </table:table-cell>
          <table:table-cell table:formula="of:=([.C165]*[.$B$298])-([.C165]*[.$B$297])+[.$B$297]" office:value-type="float" office:value="258.930654384" calcext:value-type="float">
            <text:p>258,930654384</text:p>
          </table:table-cell>
          <table:table-cell table:formula="of:=([.D165]-[.E165])^2" office:value-type="float" office:value="68890.8444127652" calcext:value-type="float">
            <text:p>68890,8444127652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 office:value-type="float" office:value="0.0706814" calcext:value-type="float">
            <text:p>0,0706814</text:p>
          </table:table-cell>
          <table:table-cell table:formula="of:=([.B166]*[.$B$298])-([.B166]*[.$B$297])+[.$B$297]" office:value-type="float" office:value="-3.54" calcext:value-type="float">
            <text:p>-3,54</text:p>
          </table:table-cell>
          <table:table-cell table:formula="of:=([.C166]*[.$B$298])-([.C166]*[.$B$297])+[.$B$297]" office:value-type="float" office:value="285.655775356" calcext:value-type="float">
            <text:p>285,655775356</text:p>
          </table:table-cell>
          <table:table-cell table:formula="of:=([.D166]-[.E166])^2" office:value-type="float" office:value="83634.196483758" calcext:value-type="float">
            <text:p>83634,196483758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float" office:value="0.0708488" calcext:value-type="float">
            <text:p>0,0708488</text:p>
          </table:table-cell>
          <table:table-cell table:formula="of:=([.B167]*[.$B$298])-([.B167]*[.$B$297])+[.$B$297]" office:value-type="float" office:value="-3.54" calcext:value-type="float">
            <text:p>-3,54</text:p>
          </table:table-cell>
          <table:table-cell table:formula="of:=([.C167]*[.$B$298])-([.C167]*[.$B$297])+[.$B$297]" office:value-type="float" office:value="286.340699152" calcext:value-type="float">
            <text:p>286,340699152</text:p>
          </table:table-cell>
          <table:table-cell table:formula="of:=([.D167]-[.E167])^2" office:value-type="float" office:value="84030.8197408524" calcext:value-type="float">
            <text:p>84030,8197408524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office:value-type="float" office:value="0.0708488" calcext:value-type="float">
            <text:p>0,0708488</text:p>
          </table:table-cell>
          <table:table-cell table:formula="of:=([.B168]*[.$B$298])-([.B168]*[.$B$297])+[.$B$297]" office:value-type="float" office:value="-3.54" calcext:value-type="float">
            <text:p>-3,54</text:p>
          </table:table-cell>
          <table:table-cell table:formula="of:=([.C168]*[.$B$298])-([.C168]*[.$B$297])+[.$B$297]" office:value-type="float" office:value="286.340699152" calcext:value-type="float">
            <text:p>286,340699152</text:p>
          </table:table-cell>
          <table:table-cell table:formula="of:=([.D168]-[.E168])^2" office:value-type="float" office:value="84030.8197408524" calcext:value-type="float">
            <text:p>84030,8197408524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  <table:table-cell office:value-type="float" office:value="0.0708488" calcext:value-type="float">
            <text:p>0,0708488</text:p>
          </table:table-cell>
          <table:table-cell table:formula="of:=([.B169]*[.$B$298])-([.B169]*[.$B$297])+[.$B$297]" office:value-type="float" office:value="-3.54" calcext:value-type="float">
            <text:p>-3,54</text:p>
          </table:table-cell>
          <table:table-cell table:formula="of:=([.C169]*[.$B$298])-([.C169]*[.$B$297])+[.$B$297]" office:value-type="float" office:value="286.340699152" calcext:value-type="float">
            <text:p>286,340699152</text:p>
          </table:table-cell>
          <table:table-cell table:formula="of:=([.D169]-[.E169])^2" office:value-type="float" office:value="84030.8197408524" calcext:value-type="float">
            <text:p>84030,8197408524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office:value-type="float" office:value="0.0708488" calcext:value-type="float">
            <text:p>0,0708488</text:p>
          </table:table-cell>
          <table:table-cell table:formula="of:=([.B170]*[.$B$298])-([.B170]*[.$B$297])+[.$B$297]" office:value-type="float" office:value="-3.54" calcext:value-type="float">
            <text:p>-3,54</text:p>
          </table:table-cell>
          <table:table-cell table:formula="of:=([.C170]*[.$B$298])-([.C170]*[.$B$297])+[.$B$297]" office:value-type="float" office:value="286.340699152" calcext:value-type="float">
            <text:p>286,340699152</text:p>
          </table:table-cell>
          <table:table-cell table:formula="of:=([.D170]-[.E170])^2" office:value-type="float" office:value="84030.8197408524" calcext:value-type="float">
            <text:p>84030,8197408524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" calcext:value-type="float">
            <text:p>0</text:p>
          </table:table-cell>
          <table:table-cell office:value-type="float" office:value="0.0708488" calcext:value-type="float">
            <text:p>0,0708488</text:p>
          </table:table-cell>
          <table:table-cell table:formula="of:=([.B171]*[.$B$298])-([.B171]*[.$B$297])+[.$B$297]" office:value-type="float" office:value="-3.54" calcext:value-type="float">
            <text:p>-3,54</text:p>
          </table:table-cell>
          <table:table-cell table:formula="of:=([.C171]*[.$B$298])-([.C171]*[.$B$297])+[.$B$297]" office:value-type="float" office:value="286.340699152" calcext:value-type="float">
            <text:p>286,340699152</text:p>
          </table:table-cell>
          <table:table-cell table:formula="of:=([.D171]-[.E171])^2" office:value-type="float" office:value="84030.8197408524" calcext:value-type="float">
            <text:p>84030,8197408524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0.00955386" calcext:value-type="float">
            <text:p>0,00955386</text:p>
          </table:table-cell>
          <table:table-cell office:value-type="float" office:value="0.0708488" calcext:value-type="float">
            <text:p>0,0708488</text:p>
          </table:table-cell>
          <table:table-cell table:formula="of:=([.B172]*[.$B$298])-([.B172]*[.$B$297])+[.$B$297]" office:value-type="float" office:value="35.5500003444" calcext:value-type="float">
            <text:p>35,5500003444</text:p>
          </table:table-cell>
          <table:table-cell table:formula="of:=([.C172]*[.$B$298])-([.C172]*[.$B$297])+[.$B$297]" office:value-type="float" office:value="286.340699152" calcext:value-type="float">
            <text:p>286,340699152</text:p>
          </table:table-cell>
          <table:table-cell table:formula="of:=([.D172]-[.E172])^2" office:value-type="float" office:value="62895.9746084043" calcext:value-type="float">
            <text:p>62895,9746084043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0.0549035" calcext:value-type="float">
            <text:p>0,0549035</text:p>
          </table:table-cell>
          <table:table-cell office:value-type="float" office:value="0.0864626" calcext:value-type="float">
            <text:p>0,0864626</text:p>
          </table:table-cell>
          <table:table-cell table:formula="of:=([.B173]*[.$B$298])-([.B173]*[.$B$297])+[.$B$297]" office:value-type="float" office:value="221.09986639" calcext:value-type="float">
            <text:p>221,09986639</text:p>
          </table:table-cell>
          <table:table-cell table:formula="of:=([.C173]*[.$B$298])-([.C173]*[.$B$297])+[.$B$297]" office:value-type="float" office:value="350.225186404" calcext:value-type="float">
            <text:p>350,225186404</text:p>
          </table:table-cell>
          <table:table-cell table:formula="of:=([.D173]-[.E173])^2" office:value-type="float" office:value="16673.3482687179" calcext:value-type="float">
            <text:p>16673,3482687179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0.303441" calcext:value-type="float">
            <text:p>0,303441</text:p>
          </table:table-cell>
          <table:table-cell office:value-type="float" office:value="0.159651" calcext:value-type="float">
            <text:p>0,159651</text:p>
          </table:table-cell>
          <table:table-cell table:formula="of:=([.B174]*[.$B$298])-([.B174]*[.$B$297])+[.$B$297]" office:value-type="float" office:value="1238.00098914" calcext:value-type="float">
            <text:p>1238,00098914</text:p>
          </table:table-cell>
          <table:table-cell table:formula="of:=([.C174]*[.$B$298])-([.C174]*[.$B$297])+[.$B$297]" office:value-type="float" office:value="649.67845254" calcext:value-type="float">
            <text:p>649,67845254</text:p>
          </table:table-cell>
          <table:table-cell table:formula="of:=([.D174]-[.E174])^2" office:value-type="float" office:value="346123.407071458" calcext:value-type="float">
            <text:p>346123,407071458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0.575221" calcext:value-type="float">
            <text:p>0,575221</text:p>
          </table:table-cell>
          <table:table-cell office:value-type="float" office:value="0.416425" calcext:value-type="float">
            <text:p>0,416425</text:p>
          </table:table-cell>
          <table:table-cell table:formula="of:=([.B175]*[.$B$298])-([.B175]*[.$B$297])+[.$B$297]" office:value-type="float" office:value="2349.99973034" calcext:value-type="float">
            <text:p>2349,99973034</text:p>
          </table:table-cell>
          <table:table-cell table:formula="of:=([.C175]*[.$B$298])-([.C175]*[.$B$297])+[.$B$297]" office:value-type="float" office:value="1700.2795445" calcext:value-type="float">
            <text:p>1700,2795445</text:p>
          </table:table-cell>
          <table:table-cell table:formula="of:=([.D175]-[.E175])^2" office:value-type="float" office:value="422136.319887964" calcext:value-type="float">
            <text:p>422136,319887964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731153" calcext:value-type="float">
            <text:p>0,731153</text:p>
          </table:table-cell>
          <table:table-cell office:value-type="float" office:value="0.578762" calcext:value-type="float">
            <text:p>0,578762</text:p>
          </table:table-cell>
          <table:table-cell table:formula="of:=([.B176]*[.$B$298])-([.B176]*[.$B$297])+[.$B$297]" office:value-type="float" office:value="2988.00174562" calcext:value-type="float">
            <text:p>2988,00174562</text:p>
          </table:table-cell>
          <table:table-cell table:formula="of:=([.C176]*[.$B$298])-([.C176]*[.$B$297])+[.$B$297]" office:value-type="float" office:value="2364.48787348" calcext:value-type="float">
            <text:p>2364,48787348</text:p>
          </table:table-cell>
          <table:table-cell table:formula="of:=([.D176]-[.E176])^2" office:value-type="float" office:value="388769.548751016" calcext:value-type="float">
            <text:p>388769,548751016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.832581" calcext:value-type="float">
            <text:p>0,832581</text:p>
          </table:table-cell>
          <table:table-cell office:value-type="float" office:value="0.6907" calcext:value-type="float">
            <text:p>0,6907</text:p>
          </table:table-cell>
          <table:table-cell table:formula="of:=([.B177]*[.$B$298])-([.B177]*[.$B$297])+[.$B$297]" office:value-type="float" office:value="3402.99846474" calcext:value-type="float">
            <text:p>3402,99846474</text:p>
          </table:table-cell>
          <table:table-cell table:formula="of:=([.C177]*[.$B$298])-([.C177]*[.$B$297])+[.$B$297]" office:value-type="float" office:value="2822.486678" calcext:value-type="float">
            <text:p>2822,486678</text:p>
          </table:table-cell>
          <table:table-cell table:formula="of:=([.D177]-[.E177])^2" office:value-type="float" office:value="336993.934544067" calcext:value-type="float">
            <text:p>336993,934544067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.888062" calcext:value-type="float">
            <text:p>0,888062</text:p>
          </table:table-cell>
          <table:table-cell office:value-type="float" office:value="0.741369" calcext:value-type="float">
            <text:p>0,741369</text:p>
          </table:table-cell>
          <table:table-cell table:formula="of:=([.B178]*[.$B$298])-([.B178]*[.$B$297])+[.$B$297]" office:value-type="float" office:value="3630.00119548" calcext:value-type="float">
            <text:p>3630,00119548</text:p>
          </table:table-cell>
          <table:table-cell table:formula="of:=([.C178]*[.$B$298])-([.C178]*[.$B$297])+[.$B$297]" office:value-type="float" office:value="3029.80091826" calcext:value-type="float">
            <text:p>3029,80091826</text:p>
          </table:table-cell>
          <table:table-cell table:formula="of:=([.D178]-[.E178])^2" office:value-type="float" office:value="360240.372774965" calcext:value-type="float">
            <text:p>360240,372774965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0.855556" calcext:value-type="float">
            <text:p>0,855556</text:p>
          </table:table-cell>
          <table:table-cell office:value-type="float" office:value="0.74339" calcext:value-type="float">
            <text:p>0,74339</text:p>
          </table:table-cell>
          <table:table-cell table:formula="of:=([.B179]*[.$B$298])-([.B179]*[.$B$297])+[.$B$297]" office:value-type="float" office:value="3497.00159624" calcext:value-type="float">
            <text:p>3497,00159624</text:p>
          </table:table-cell>
          <table:table-cell table:formula="of:=([.C179]*[.$B$298])-([.C179]*[.$B$297])+[.$B$297]" office:value-type="float" office:value="3038.0699206" calcext:value-type="float">
            <text:p>3038,0699206</text:p>
          </table:table-cell>
          <table:table-cell table:formula="of:=([.D179]-[.E179])^2" office:value-type="float" office:value="210618.282905738" calcext:value-type="float">
            <text:p>210618,282905738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0.829648" calcext:value-type="float">
            <text:p>0,829648</text:p>
          </table:table-cell>
          <table:table-cell office:value-type="float" office:value="0.651253" calcext:value-type="float">
            <text:p>0,651253</text:p>
          </table:table-cell>
          <table:table-cell table:formula="of:=([.B180]*[.$B$298])-([.B180]*[.$B$297])+[.$B$297]" office:value-type="float" office:value="3390.99797792" calcext:value-type="float">
            <text:p>3390,99797792</text:p>
          </table:table-cell>
          <table:table-cell table:formula="of:=([.C180]*[.$B$298])-([.C180]*[.$B$297])+[.$B$297]" office:value-type="float" office:value="2661.08769962" calcext:value-type="float">
            <text:p>2661,08769962</text:p>
          </table:table-cell>
          <table:table-cell table:formula="of:=([.D180]-[.E180])^2" office:value-type="float" office:value="532769.014367983" calcext:value-type="float">
            <text:p>532769,014367983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707934" calcext:value-type="float">
            <text:p>0,707934</text:p>
          </table:table-cell>
          <table:table-cell office:value-type="float" office:value="0.590438" calcext:value-type="float">
            <text:p>0,590438</text:p>
          </table:table-cell>
          <table:table-cell table:formula="of:=([.B181]*[.$B$298])-([.B181]*[.$B$297])+[.$B$297]" office:value-type="float" office:value="2893.00027836" calcext:value-type="float">
            <text:p>2893,00027836</text:p>
          </table:table-cell>
          <table:table-cell table:formula="of:=([.C181]*[.$B$298])-([.C181]*[.$B$297])+[.$B$297]" office:value-type="float" office:value="2412.26069452" calcext:value-type="float">
            <text:p>2412,26069452</text:p>
          </table:table-cell>
          <table:table-cell table:formula="of:=([.D181]-[.E181])^2" office:value-type="float" office:value="231110.547470656" calcext:value-type="float">
            <text:p>231110,547470656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0.51192" calcext:value-type="float">
            <text:p>0,51192</text:p>
          </table:table-cell>
          <table:table-cell office:value-type="float" office:value="0.443456" calcext:value-type="float">
            <text:p>0,443456</text:p>
          </table:table-cell>
          <table:table-cell table:formula="of:=([.B182]*[.$B$298])-([.B182]*[.$B$297])+[.$B$297]" office:value-type="float" office:value="2091.0011568" calcext:value-type="float">
            <text:p>2091,0011568</text:p>
          </table:table-cell>
          <table:table-cell table:formula="of:=([.C182]*[.$B$298])-([.C182]*[.$B$297])+[.$B$297]" office:value-type="float" office:value="1810.87796224" calcext:value-type="float">
            <text:p>1810,87796224</text:p>
          </table:table-cell>
          <table:table-cell table:formula="of:=([.D182]-[.E182])^2" office:value-type="float" office:value="78469.0041304999" calcext:value-type="float">
            <text:p>78469,0041304999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0.236547" calcext:value-type="float">
            <text:p>0,236547</text:p>
          </table:table-cell>
          <table:table-cell office:value-type="float" office:value="0.248814" calcext:value-type="float">
            <text:p>0,248814</text:p>
          </table:table-cell>
          <table:table-cell table:formula="of:=([.B183]*[.$B$298])-([.B183]*[.$B$297])+[.$B$297]" office:value-type="float" office:value="964.30151238" calcext:value-type="float">
            <text:p>964,30151238</text:p>
          </table:table-cell>
          <table:table-cell table:formula="of:=([.C183]*[.$B$298])-([.C183]*[.$B$297])+[.$B$297]" office:value-type="float" office:value="1014.49243356" calcext:value-type="float">
            <text:p>1014,49243356</text:p>
          </table:table-cell>
          <table:table-cell table:formula="of:=([.D183]-[.E183])^2" office:value-type="float" office:value="2519.12856889698" calcext:value-type="float">
            <text:p>2519,128568897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0.0238785" calcext:value-type="float">
            <text:p>0,0238785</text:p>
          </table:table-cell>
          <table:table-cell office:value-type="float" office:value="0.0969827" calcext:value-type="float">
            <text:p>0,0969827</text:p>
          </table:table-cell>
          <table:table-cell table:formula="of:=([.B184]*[.$B$298])-([.B184]*[.$B$297])+[.$B$297]" office:value-type="float" office:value="94.15983789" calcext:value-type="float">
            <text:p>94,15983789</text:p>
          </table:table-cell>
          <table:table-cell table:formula="of:=([.C184]*[.$B$298])-([.C184]*[.$B$297])+[.$B$297]" office:value-type="float" office:value="393.268596358" calcext:value-type="float">
            <text:p>393,268596358</text:p>
          </table:table-cell>
          <table:table-cell table:formula="of:=([.D184]-[.E184])^2" office:value-type="float" office:value="89466.0493922683" calcext:value-type="float">
            <text:p>89466,0493922683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0.000562136" calcext:value-type="float">
            <text:p>0,000562136</text:p>
          </table:table-cell>
          <table:table-cell office:value-type="float" office:value="0.0503573" calcext:value-type="float">
            <text:p>0,0503573</text:p>
          </table:table-cell>
          <table:table-cell table:formula="of:=([.B185]*[.$B$298])-([.B185]*[.$B$297])+[.$B$297]" office:value-type="float" office:value="-1.23999807056" calcext:value-type="float">
            <text:p>-1,2399980706</text:p>
          </table:table-cell>
          <table:table-cell table:formula="of:=([.C185]*[.$B$298])-([.C185]*[.$B$297])+[.$B$297]" office:value-type="float" office:value="202.498907242" calcext:value-type="float">
            <text:p>202,498907242</text:p>
          </table:table-cell>
          <table:table-cell table:formula="of:=([.D185]-[.E185])^2" office:value-type="float" office:value="41509.5415379603" calcext:value-type="float">
            <text:p>41509,5415379603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" calcext:value-type="float">
            <text:p>0</text:p>
          </table:table-cell>
          <table:table-cell office:value-type="float" office:value="0.0433532" calcext:value-type="float">
            <text:p>0,0433532</text:p>
          </table:table-cell>
          <table:table-cell table:formula="of:=([.B186]*[.$B$298])-([.B186]*[.$B$297])+[.$B$297]" office:value-type="float" office:value="-3.54" calcext:value-type="float">
            <text:p>-3,54</text:p>
          </table:table-cell>
          <table:table-cell table:formula="of:=([.C186]*[.$B$298])-([.C186]*[.$B$297])+[.$B$297]" office:value-type="float" office:value="173.841351928" calcext:value-type="float">
            <text:p>173,841351928</text:p>
          </table:table-cell>
          <table:table-cell table:formula="of:=([.D186]-[.E186])^2" office:value-type="float" office:value="31464.144011805" calcext:value-type="float">
            <text:p>31464,144011805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0" calcext:value-type="float">
            <text:p>0</text:p>
          </table:table-cell>
          <table:table-cell office:value-type="float" office:value="0.0310194" calcext:value-type="float">
            <text:p>0,0310194</text:p>
          </table:table-cell>
          <table:table-cell table:formula="of:=([.B187]*[.$B$298])-([.B187]*[.$B$297])+[.$B$297]" office:value-type="float" office:value="-3.54" calcext:value-type="float">
            <text:p>-3,54</text:p>
          </table:table-cell>
          <table:table-cell table:formula="of:=([.C187]*[.$B$298])-([.C187]*[.$B$297])+[.$B$297]" office:value-type="float" office:value="123.377115876" calcext:value-type="float">
            <text:p>123,377115876</text:p>
          </table:table-cell>
          <table:table-cell table:formula="of:=([.D187]-[.E187])^2" office:value-type="float" office:value="16107.954302282" calcext:value-type="float">
            <text:p>16107,954302282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0" calcext:value-type="float">
            <text:p>0</text:p>
          </table:table-cell>
          <table:table-cell office:value-type="float" office:value="0.0284729" calcext:value-type="float">
            <text:p>0,0284729</text:p>
          </table:table-cell>
          <table:table-cell table:formula="of:=([.B188]*[.$B$298])-([.B188]*[.$B$297])+[.$B$297]" office:value-type="float" office:value="-3.54" calcext:value-type="float">
            <text:p>-3,54</text:p>
          </table:table-cell>
          <table:table-cell table:formula="of:=([.C188]*[.$B$298])-([.C188]*[.$B$297])+[.$B$297]" office:value-type="float" office:value="112.958009266" calcext:value-type="float">
            <text:p>112,958009266</text:p>
          </table:table-cell>
          <table:table-cell table:formula="of:=([.D188]-[.E188])^2" office:value-type="float" office:value="13571.786162941" calcext:value-type="float">
            <text:p>13571,786162941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0" calcext:value-type="float">
            <text:p>0</text:p>
          </table:table-cell>
          <table:table-cell office:value-type="float" office:value="0.0646913" calcext:value-type="float">
            <text:p>0,0646913</text:p>
          </table:table-cell>
          <table:table-cell table:formula="of:=([.B189]*[.$B$298])-([.B189]*[.$B$297])+[.$B$297]" office:value-type="float" office:value="-3.54" calcext:value-type="float">
            <text:p>-3,54</text:p>
          </table:table-cell>
          <table:table-cell table:formula="of:=([.C189]*[.$B$298])-([.C189]*[.$B$297])+[.$B$297]" office:value-type="float" office:value="261.147041602" calcext:value-type="float">
            <text:p>261,147041602</text:p>
          </table:table-cell>
          <table:table-cell table:formula="of:=([.D189]-[.E189])^2" office:value-type="float" office:value="70059.2299920189" calcext:value-type="float">
            <text:p>70059,2299920189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0" calcext:value-type="float">
            <text:p>0</text:p>
          </table:table-cell>
          <table:table-cell office:value-type="float" office:value="0.0706966" calcext:value-type="float">
            <text:p>0,0706966</text:p>
          </table:table-cell>
          <table:table-cell table:formula="of:=([.B190]*[.$B$298])-([.B190]*[.$B$297])+[.$B$297]" office:value-type="float" office:value="-3.54" calcext:value-type="float">
            <text:p>-3,54</text:p>
          </table:table-cell>
          <table:table-cell table:formula="of:=([.C190]*[.$B$298])-([.C190]*[.$B$297])+[.$B$297]" office:value-type="float" office:value="285.717966764" calcext:value-type="float">
            <text:p>285,717966764</text:p>
          </table:table-cell>
          <table:table-cell table:formula="of:=([.D190]-[.E190])^2" office:value-type="float" office:value="83670.1713364433" calcext:value-type="float">
            <text:p>83670,1713364433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office:value-type="float" office:value="0.0708488" calcext:value-type="float">
            <text:p>0,0708488</text:p>
          </table:table-cell>
          <table:table-cell table:formula="of:=([.B191]*[.$B$298])-([.B191]*[.$B$297])+[.$B$297]" office:value-type="float" office:value="-3.54" calcext:value-type="float">
            <text:p>-3,54</text:p>
          </table:table-cell>
          <table:table-cell table:formula="of:=([.C191]*[.$B$298])-([.C191]*[.$B$297])+[.$B$297]" office:value-type="float" office:value="286.340699152" calcext:value-type="float">
            <text:p>286,340699152</text:p>
          </table:table-cell>
          <table:table-cell table:formula="of:=([.D191]-[.E191])^2" office:value-type="float" office:value="84030.8197408524" calcext:value-type="float">
            <text:p>84030,8197408524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0.0000195525" calcext:value-type="float">
            <text:p>1,95525E-05</text:p>
          </table:table-cell>
          <table:table-cell office:value-type="float" office:value="0.0708488" calcext:value-type="float">
            <text:p>0,0708488</text:p>
          </table:table-cell>
          <table:table-cell table:formula="of:=([.B192]*[.$B$298])-([.B192]*[.$B$297])+[.$B$297]" office:value-type="float" office:value="-3.46000016415" calcext:value-type="float">
            <text:p>-3,4600001642</text:p>
          </table:table-cell>
          <table:table-cell table:formula="of:=([.C192]*[.$B$298])-([.C192]*[.$B$297])+[.$B$297]" office:value-type="float" office:value="286.340699152" calcext:value-type="float">
            <text:p>286,340699152</text:p>
          </table:table-cell>
          <table:table-cell table:formula="of:=([.D192]-[.E192])^2" office:value-type="float" office:value="83984.4453241296" calcext:value-type="float">
            <text:p>83984,4453241296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.000100207" calcext:value-type="float">
            <text:p>0,000100207</text:p>
          </table:table-cell>
          <table:table-cell office:value-type="float" office:value="0.0708809" calcext:value-type="float">
            <text:p>0,0708809</text:p>
          </table:table-cell>
          <table:table-cell table:formula="of:=([.B193]*[.$B$298])-([.B193]*[.$B$297])+[.$B$297]" office:value-type="float" office:value="-3.12999905122" calcext:value-type="float">
            <text:p>-3,1299990512</text:p>
          </table:table-cell>
          <table:table-cell table:formula="of:=([.C193]*[.$B$298])-([.C193]*[.$B$297])+[.$B$297]" office:value-type="float" office:value="286.472037586" calcext:value-type="float">
            <text:p>286,472037586</text:p>
          </table:table-cell>
          <table:table-cell table:formula="of:=([.D193]-[.E193])^2" office:value-type="float" office:value="83869.3396244257" calcext:value-type="float">
            <text:p>83869,3396244257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0" calcext:value-type="float">
            <text:p>0</text:p>
          </table:table-cell>
          <table:table-cell office:value-type="float" office:value="0.0710172" calcext:value-type="float">
            <text:p>0,0710172</text:p>
          </table:table-cell>
          <table:table-cell table:formula="of:=([.B194]*[.$B$298])-([.B194]*[.$B$297])+[.$B$297]" office:value-type="float" office:value="-3.54" calcext:value-type="float">
            <text:p>-3,54</text:p>
          </table:table-cell>
          <table:table-cell table:formula="of:=([.C194]*[.$B$298])-([.C194]*[.$B$297])+[.$B$297]" office:value-type="float" office:value="287.029714488" calcext:value-type="float">
            <text:p>287,029714488</text:p>
          </table:table-cell>
          <table:table-cell table:formula="of:=([.D194]-[.E194])^2" office:value-type="float" office:value="84430.7589776378" calcext:value-type="float">
            <text:p>84430,7589776378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" calcext:value-type="float">
            <text:p>0</text:p>
          </table:table-cell>
          <table:table-cell office:value-type="float" office:value="0.0708659" calcext:value-type="float">
            <text:p>0,0708659</text:p>
          </table:table-cell>
          <table:table-cell table:formula="of:=([.B195]*[.$B$298])-([.B195]*[.$B$297])+[.$B$297]" office:value-type="float" office:value="-3.54" calcext:value-type="float">
            <text:p>-3,54</text:p>
          </table:table-cell>
          <table:table-cell table:formula="of:=([.C195]*[.$B$298])-([.C195]*[.$B$297])+[.$B$297]" office:value-type="float" office:value="286.410664486" calcext:value-type="float">
            <text:p>286,410664486</text:p>
          </table:table-cell>
          <table:table-cell table:formula="of:=([.D195]-[.E195])^2" office:value-type="float" office:value="84071.3878358729" calcext:value-type="float">
            <text:p>84071,3878358729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.00448975" calcext:value-type="float">
            <text:p>0,00448975</text:p>
          </table:table-cell>
          <table:table-cell office:value-type="float" office:value="0.0708424" calcext:value-type="float">
            <text:p>0,0708424</text:p>
          </table:table-cell>
          <table:table-cell table:formula="of:=([.B196]*[.$B$298])-([.B196]*[.$B$297])+[.$B$297]" office:value-type="float" office:value="14.829991715" calcext:value-type="float">
            <text:p>14,829991715</text:p>
          </table:table-cell>
          <table:table-cell table:formula="of:=([.C196]*[.$B$298])-([.C196]*[.$B$297])+[.$B$297]" office:value-type="float" office:value="286.314513296" calcext:value-type="float">
            <text:p>286,314513296</text:p>
          </table:table-cell>
          <table:table-cell table:formula="of:=([.D196]-[.E196])^2" office:value-type="float" office:value="73703.8454580645" calcext:value-type="float">
            <text:p>73703,8454580645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0.0475469" calcext:value-type="float">
            <text:p>0,0475469</text:p>
          </table:table-cell>
          <table:table-cell office:value-type="float" office:value="0.0782331" calcext:value-type="float">
            <text:p>0,0782331</text:p>
          </table:table-cell>
          <table:table-cell table:formula="of:=([.B197]*[.$B$298])-([.B197]*[.$B$297])+[.$B$297]" office:value-type="float" office:value="191.000043226" calcext:value-type="float">
            <text:p>191,000043226</text:p>
          </table:table-cell>
          <table:table-cell table:formula="of:=([.C197]*[.$B$298])-([.C197]*[.$B$297])+[.$B$297]" office:value-type="float" office:value="316.553857974" calcext:value-type="float">
            <text:p>316,553857974</text:p>
          </table:table-cell>
          <table:table-cell table:formula="of:=([.D197]-[.E197])^2" office:value-type="float" office:value="15763.7603977751" calcext:value-type="float">
            <text:p>15763,7603977751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0.190671" calcext:value-type="float">
            <text:p>0,190671</text:p>
          </table:table-cell>
          <table:table-cell office:value-type="float" office:value="0.147408" calcext:value-type="float">
            <text:p>0,147408</text:p>
          </table:table-cell>
          <table:table-cell table:formula="of:=([.B198]*[.$B$298])-([.B198]*[.$B$297])+[.$B$297]" office:value-type="float" office:value="776.59802334" calcext:value-type="float">
            <text:p>776,59802334</text:p>
          </table:table-cell>
          <table:table-cell table:formula="of:=([.C198]*[.$B$298])-([.C198]*[.$B$297])+[.$B$297]" office:value-type="float" office:value="599.58572832" calcext:value-type="float">
            <text:p>599,58572832</text:p>
          </table:table-cell>
          <table:table-cell table:formula="of:=([.D198]-[.E198])^2" office:value-type="float" office:value="31333.3525882475" calcext:value-type="float">
            <text:p>31333,3525882475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0.534161" calcext:value-type="float">
            <text:p>0,534161</text:p>
          </table:table-cell>
          <table:table-cell office:value-type="float" office:value="0.338287" calcext:value-type="float">
            <text:p>0,338287</text:p>
          </table:table-cell>
          <table:table-cell table:formula="of:=([.B199]*[.$B$298])-([.B199]*[.$B$297])+[.$B$297]" office:value-type="float" office:value="2182.00109794" calcext:value-type="float">
            <text:p>2182,00109794</text:p>
          </table:table-cell>
          <table:table-cell table:formula="of:=([.C199]*[.$B$298])-([.C199]*[.$B$297])+[.$B$297]" office:value-type="float" office:value="1380.57479198" calcext:value-type="float">
            <text:p>1380,57479198</text:p>
          </table:table-cell>
          <table:table-cell table:formula="of:=([.D199]-[.E199])^2" office:value-type="float" office:value="642284.123884692" calcext:value-type="float">
            <text:p>642284,123884692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0.749483" calcext:value-type="float">
            <text:p>0,749483</text:p>
          </table:table-cell>
          <table:table-cell office:value-type="float" office:value="0.522689" calcext:value-type="float">
            <text:p>0,522689</text:p>
          </table:table-cell>
          <table:table-cell table:formula="of:=([.B200]*[.$B$298])-([.B200]*[.$B$297])+[.$B$297]" office:value-type="float" office:value="3062.99967382" calcext:value-type="float">
            <text:p>3062,99967382</text:p>
          </table:table-cell>
          <table:table-cell table:formula="of:=([.C200]*[.$B$298])-([.C200]*[.$B$297])+[.$B$297]" office:value-type="float" office:value="2135.06295106" calcext:value-type="float">
            <text:p>2135,06295106</text:p>
          </table:table-cell>
          <table:table-cell table:formula="of:=([.D200]-[.E200])^2" office:value-type="float" office:value="861066.56144657" calcext:value-type="float">
            <text:p>861066,56144657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866065" calcext:value-type="float">
            <text:p>0,866065</text:p>
          </table:table-cell>
          <table:table-cell office:value-type="float" office:value="0.693272" calcext:value-type="float">
            <text:p>0,693272</text:p>
          </table:table-cell>
          <table:table-cell table:formula="of:=([.B201]*[.$B$298])-([.B201]*[.$B$297])+[.$B$297]" office:value-type="float" office:value="3539.9995901" calcext:value-type="float">
            <text:p>3539,9995901</text:p>
          </table:table-cell>
          <table:table-cell table:formula="of:=([.C201]*[.$B$298])-([.C201]*[.$B$297])+[.$B$297]" office:value-type="float" office:value="2833.01011888" calcext:value-type="float">
            <text:p>2833,01011888</text:p>
          </table:table-cell>
          <table:table-cell table:formula="of:=([.D201]-[.E201])^2" office:value-type="float" office:value="499834.112415935" calcext:value-type="float">
            <text:p>499834,112415935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.920812" calcext:value-type="float">
            <text:p>0,920812</text:p>
          </table:table-cell>
          <table:table-cell office:value-type="float" office:value="0.765692" calcext:value-type="float">
            <text:p>0,765692</text:p>
          </table:table-cell>
          <table:table-cell table:formula="of:=([.B202]*[.$B$298])-([.B202]*[.$B$297])+[.$B$297]" office:value-type="float" office:value="3763.99913048" calcext:value-type="float">
            <text:p>3763,99913048</text:p>
          </table:table-cell>
          <table:table-cell table:formula="of:=([.C202]*[.$B$298])-([.C202]*[.$B$297])+[.$B$297]" office:value-type="float" office:value="3129.31944568" calcext:value-type="float">
            <text:p>3129,31944568</text:p>
          </table:table-cell>
          <table:table-cell table:formula="of:=([.D202]-[.E202])^2" office:value-type="float" office:value="402818.302297827" calcext:value-type="float">
            <text:p>402818,302297827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0.907614" calcext:value-type="float">
            <text:p>0,907614</text:p>
          </table:table-cell>
          <table:table-cell office:value-type="float" office:value="0.762566" calcext:value-type="float">
            <text:p>0,762566</text:p>
          </table:table-cell>
          <table:table-cell table:formula="of:=([.B203]*[.$B$298])-([.B203]*[.$B$297])+[.$B$297]" office:value-type="float" office:value="3709.99898556" calcext:value-type="float">
            <text:p>3709,99898556</text:p>
          </table:table-cell>
          <table:table-cell table:formula="of:=([.C203]*[.$B$298])-([.C203]*[.$B$297])+[.$B$297]" office:value-type="float" office:value="3116.52929164" calcext:value-type="float">
            <text:p>3116,52929164</text:p>
          </table:table-cell>
          <table:table-cell table:formula="of:=([.D203]-[.E203])^2" office:value-type="float" office:value="352206.277601498" calcext:value-type="float">
            <text:p>352206,277601498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0.829404" calcext:value-type="float">
            <text:p>0,829404</text:p>
          </table:table-cell>
          <table:table-cell office:value-type="float" office:value="0.701608" calcext:value-type="float">
            <text:p>0,701608</text:p>
          </table:table-cell>
          <table:table-cell table:formula="of:=([.B204]*[.$B$298])-([.B204]*[.$B$297])+[.$B$297]" office:value-type="float" office:value="3389.99964216" calcext:value-type="float">
            <text:p>3389,99964216</text:p>
          </table:table-cell>
          <table:table-cell table:formula="of:=([.C204]*[.$B$298])-([.C204]*[.$B$297])+[.$B$297]" office:value-type="float" office:value="2867.11719632" calcext:value-type="float">
            <text:p>2867,11719632</text:p>
          </table:table-cell>
          <table:table-cell table:formula="of:=([.D204]-[.E204])^2" office:value-type="float" office:value="273406.05216762" calcext:value-type="float">
            <text:p>273406,05216762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0.688137" calcext:value-type="float">
            <text:p>0,688137</text:p>
          </table:table-cell>
          <table:table-cell office:value-type="float" office:value="0.577854" calcext:value-type="float">
            <text:p>0,577854</text:p>
          </table:table-cell>
          <table:table-cell table:formula="of:=([.B205]*[.$B$298])-([.B205]*[.$B$297])+[.$B$297]" office:value-type="float" office:value="2812.00006098" calcext:value-type="float">
            <text:p>2812,00006098</text:p>
          </table:table-cell>
          <table:table-cell table:formula="of:=([.C205]*[.$B$298])-([.C205]*[.$B$297])+[.$B$297]" office:value-type="float" office:value="2360.77275516" calcext:value-type="float">
            <text:p>2360,77275516</text:p>
          </table:table-cell>
          <table:table-cell table:formula="of:=([.D205]-[.E205])^2" office:value-type="float" office:value="203606.081517576" calcext:value-type="float">
            <text:p>203606,081517576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.513386" calcext:value-type="float">
            <text:p>0,513386</text:p>
          </table:table-cell>
          <table:table-cell office:value-type="float" office:value="0.411495" calcext:value-type="float">
            <text:p>0,411495</text:p>
          </table:table-cell>
          <table:table-cell table:formula="of:=([.B206]*[.$B$298])-([.B206]*[.$B$297])+[.$B$297]" office:value-type="float" office:value="2096.99935444" calcext:value-type="float">
            <text:p>2096,99935444</text:p>
          </table:table-cell>
          <table:table-cell table:formula="of:=([.C206]*[.$B$298])-([.C206]*[.$B$297])+[.$B$297]" office:value-type="float" office:value="1680.1082523" calcext:value-type="float">
            <text:p>1680,1082523</text:p>
          </table:table-cell>
          <table:table-cell table:formula="of:=([.D206]-[.E206])^2" office:value-type="float" office:value="173798.191043504" calcext:value-type="float">
            <text:p>173798,191043504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0.235325" calcext:value-type="float">
            <text:p>0,235325</text:p>
          </table:table-cell>
          <table:table-cell office:value-type="float" office:value="0.241165" calcext:value-type="float">
            <text:p>0,241165</text:p>
          </table:table-cell>
          <table:table-cell table:formula="of:=([.B207]*[.$B$298])-([.B207]*[.$B$297])+[.$B$297]" office:value-type="float" office:value="959.3016505" calcext:value-type="float">
            <text:p>959,3016505</text:p>
          </table:table-cell>
          <table:table-cell table:formula="of:=([.C207]*[.$B$298])-([.C207]*[.$B$297])+[.$B$297]" office:value-type="float" office:value="983.1962441" calcext:value-type="float">
            <text:p>983,1962441</text:p>
          </table:table-cell>
          <table:table-cell table:formula="of:=([.D207]-[.E207])^2" office:value-type="float" office:value="570.951603309167" calcext:value-type="float">
            <text:p>570,9516033092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0.024228" calcext:value-type="float">
            <text:p>0,024228</text:p>
          </table:table-cell>
          <table:table-cell office:value-type="float" office:value="0.0819251" calcext:value-type="float">
            <text:p>0,0819251</text:p>
          </table:table-cell>
          <table:table-cell table:formula="of:=([.B208]*[.$B$298])-([.B208]*[.$B$297])+[.$B$297]" office:value-type="float" office:value="95.58983112" calcext:value-type="float">
            <text:p>95,58983112</text:p>
          </table:table-cell>
          <table:table-cell table:formula="of:=([.C208]*[.$B$298])-([.C208]*[.$B$297])+[.$B$297]" office:value-type="float" office:value="331.659823654" calcext:value-type="float">
            <text:p>331,659823654</text:p>
          </table:table-cell>
          <table:table-cell table:formula="of:=([.D208]-[.E208])^2" office:value-type="float" office:value="55729.0413750028" calcext:value-type="float">
            <text:p>55729,0413750028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0" calcext:value-type="float">
            <text:p>0</text:p>
          </table:table-cell>
          <table:table-cell office:value-type="float" office:value="0.0489229" calcext:value-type="float">
            <text:p>0,0489229</text:p>
          </table:table-cell>
          <table:table-cell table:formula="of:=([.B209]*[.$B$298])-([.B209]*[.$B$297])+[.$B$297]" office:value-type="float" office:value="-3.54" calcext:value-type="float">
            <text:p>-3,54</text:p>
          </table:table-cell>
          <table:table-cell table:formula="of:=([.C209]*[.$B$298])-([.C209]*[.$B$297])+[.$B$297]" office:value-type="float" office:value="196.630002266" calcext:value-type="float">
            <text:p>196,630002266</text:p>
          </table:table-cell>
          <table:table-cell table:formula="of:=([.D209]-[.E209])^2" office:value-type="float" office:value="40068.0298071704" calcext:value-type="float">
            <text:p>40068,0298071704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0" calcext:value-type="float">
            <text:p>0</text:p>
          </table:table-cell>
          <table:table-cell office:value-type="float" office:value="0.0451574" calcext:value-type="float">
            <text:p>0,0451574</text:p>
          </table:table-cell>
          <table:table-cell table:formula="of:=([.B210]*[.$B$298])-([.B210]*[.$B$297])+[.$B$297]" office:value-type="float" office:value="-3.54" calcext:value-type="float">
            <text:p>-3,54</text:p>
          </table:table-cell>
          <table:table-cell table:formula="of:=([.C210]*[.$B$298])-([.C210]*[.$B$297])+[.$B$297]" office:value-type="float" office:value="181.223308396" calcext:value-type="float">
            <text:p>181,223308396</text:p>
          </table:table-cell>
          <table:table-cell table:formula="of:=([.D210]-[.E210])^2" office:value-type="float" office:value="34137.4801294354" calcext:value-type="float">
            <text:p>34137,4801294354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000464373" calcext:value-type="float">
            <text:p>0,000464373</text:p>
          </table:table-cell>
          <table:table-cell office:value-type="float" office:value="0.0308812" calcext:value-type="float">
            <text:p>0,0308812</text:p>
          </table:table-cell>
          <table:table-cell table:formula="of:=([.B211]*[.$B$298])-([.B211]*[.$B$297])+[.$B$297]" office:value-type="float" office:value="-1.63999929558" calcext:value-type="float">
            <text:p>-1,6399992956</text:p>
          </table:table-cell>
          <table:table-cell table:formula="of:=([.C211]*[.$B$298])-([.C211]*[.$B$297])+[.$B$297]" office:value-type="float" office:value="122.811665048" calcext:value-type="float">
            <text:p>122,811665048</text:p>
          </table:table-cell>
          <table:table-cell table:formula="of:=([.D211]-[.E211])^2" office:value-type="float" office:value="15488.2167578871" calcext:value-type="float">
            <text:p>15488,2167578871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0" calcext:value-type="float">
            <text:p>0</text:p>
          </table:table-cell>
          <table:table-cell office:value-type="float" office:value="0.0293667" calcext:value-type="float">
            <text:p>0,0293667</text:p>
          </table:table-cell>
          <table:table-cell table:formula="of:=([.B212]*[.$B$298])-([.B212]*[.$B$297])+[.$B$297]" office:value-type="float" office:value="-3.54" calcext:value-type="float">
            <text:p>-3,54</text:p>
          </table:table-cell>
          <table:table-cell table:formula="of:=([.C212]*[.$B$298])-([.C212]*[.$B$297])+[.$B$297]" office:value-type="float" office:value="116.615027718" calcext:value-type="float">
            <text:p>116,615027718</text:p>
          </table:table-cell>
          <table:table-cell table:formula="of:=([.D212]-[.E212])^2" office:value-type="float" office:value="14437.2306859133" calcext:value-type="float">
            <text:p>14437,2306859133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0" calcext:value-type="float">
            <text:p>0</text:p>
          </table:table-cell>
          <table:table-cell office:value-type="float" office:value="0.0645249" calcext:value-type="float">
            <text:p>0,0645249</text:p>
          </table:table-cell>
          <table:table-cell table:formula="of:=([.B213]*[.$B$298])-([.B213]*[.$B$297])+[.$B$297]" office:value-type="float" office:value="-3.54" calcext:value-type="float">
            <text:p>-3,54</text:p>
          </table:table-cell>
          <table:table-cell table:formula="of:=([.C213]*[.$B$298])-([.C213]*[.$B$297])+[.$B$297]" office:value-type="float" office:value="260.466209346" calcext:value-type="float">
            <text:p>260,466209346</text:p>
          </table:table-cell>
          <table:table-cell table:formula="of:=([.D213]-[.E213])^2" office:value-type="float" office:value="69699.278573244" calcext:value-type="float">
            <text:p>69699,278573244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0" calcext:value-type="float">
            <text:p>0</text:p>
          </table:table-cell>
          <table:table-cell office:value-type="float" office:value="0.0707911" calcext:value-type="float">
            <text:p>0,0707911</text:p>
          </table:table-cell>
          <table:table-cell table:formula="of:=([.B214]*[.$B$298])-([.B214]*[.$B$297])+[.$B$297]" office:value-type="float" office:value="-3.54" calcext:value-type="float">
            <text:p>-3,54</text:p>
          </table:table-cell>
          <table:table-cell table:formula="of:=([.C214]*[.$B$298])-([.C214]*[.$B$297])+[.$B$297]" office:value-type="float" office:value="286.104617294" calcext:value-type="float">
            <text:p>286,104617294</text:p>
          </table:table-cell>
          <table:table-cell table:formula="of:=([.D214]-[.E214])^2" office:value-type="float" office:value="83894.0043273877" calcext:value-type="float">
            <text:p>83894,0043273877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0" calcext:value-type="float">
            <text:p>0</text:p>
          </table:table-cell>
          <table:table-cell office:value-type="float" office:value="0.0709936" calcext:value-type="float">
            <text:p>0,0709936</text:p>
          </table:table-cell>
          <table:table-cell table:formula="of:=([.B215]*[.$B$298])-([.B215]*[.$B$297])+[.$B$297]" office:value-type="float" office:value="-3.54" calcext:value-type="float">
            <text:p>-3,54</text:p>
          </table:table-cell>
          <table:table-cell table:formula="of:=([.C215]*[.$B$298])-([.C215]*[.$B$297])+[.$B$297]" office:value-type="float" office:value="286.933154144" calcext:value-type="float">
            <text:p>286,933154144</text:p>
          </table:table-cell>
          <table:table-cell table:formula="of:=([.D215]-[.E215])^2" office:value-type="float" office:value="84374.6532783639" calcext:value-type="float">
            <text:p>84374,6532783639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.00000977627" calcext:value-type="float">
            <text:p>9,77627E-06</text:p>
          </table:table-cell>
          <table:table-cell office:value-type="float" office:value="0.070723" calcext:value-type="float">
            <text:p>0,070723</text:p>
          </table:table-cell>
          <table:table-cell table:formula="of:=([.B216]*[.$B$298])-([.B216]*[.$B$297])+[.$B$297]" office:value-type="float" office:value="-3.5000000002442" calcext:value-type="float">
            <text:p>-3,5000000002</text:p>
          </table:table-cell>
          <table:table-cell table:formula="of:=([.C216]*[.$B$298])-([.C216]*[.$B$297])+[.$B$297]" office:value-type="float" office:value="285.82598342" calcext:value-type="float">
            <text:p>285,82598342</text:p>
          </table:table-cell>
          <table:table-cell table:formula="of:=([.D216]-[.E216])^2" office:value-type="float" office:value="83709.5246820914" calcext:value-type="float">
            <text:p>83709,5246820914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0" calcext:value-type="float">
            <text:p>0</text:p>
          </table:table-cell>
          <table:table-cell office:value-type="float" office:value="0.0708648" calcext:value-type="float">
            <text:p>0,0708648</text:p>
          </table:table-cell>
          <table:table-cell table:formula="of:=([.B217]*[.$B$298])-([.B217]*[.$B$297])+[.$B$297]" office:value-type="float" office:value="-3.54" calcext:value-type="float">
            <text:p>-3,54</text:p>
          </table:table-cell>
          <table:table-cell table:formula="of:=([.C217]*[.$B$298])-([.C217]*[.$B$297])+[.$B$297]" office:value-type="float" office:value="286.406163792" calcext:value-type="float">
            <text:p>286,406163792</text:p>
          </table:table-cell>
          <table:table-cell table:formula="of:=([.D217]-[.E217])^2" office:value-type="float" office:value="84068.7778976973" calcext:value-type="float">
            <text:p>84068,7778976973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0" calcext:value-type="float">
            <text:p>0</text:p>
          </table:table-cell>
          <table:table-cell office:value-type="float" office:value="0.0708507" calcext:value-type="float">
            <text:p>0,0708507</text:p>
          </table:table-cell>
          <table:table-cell table:formula="of:=([.B218]*[.$B$298])-([.B218]*[.$B$297])+[.$B$297]" office:value-type="float" office:value="-3.54" calcext:value-type="float">
            <text:p>-3,54</text:p>
          </table:table-cell>
          <table:table-cell table:formula="of:=([.C218]*[.$B$298])-([.C218]*[.$B$297])+[.$B$297]" office:value-type="float" office:value="286.348473078" calcext:value-type="float">
            <text:p>286,348473078</text:p>
          </table:table-cell>
          <table:table-cell table:formula="of:=([.D218]-[.E218])^2" office:value-type="float" office:value="84035.3268234943" calcext:value-type="float">
            <text:p>84035,3268234943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0" calcext:value-type="float">
            <text:p>0</text:p>
          </table:table-cell>
          <table:table-cell office:value-type="float" office:value="0.0708475" calcext:value-type="float">
            <text:p>0,0708475</text:p>
          </table:table-cell>
          <table:table-cell table:formula="of:=([.B219]*[.$B$298])-([.B219]*[.$B$297])+[.$B$297]" office:value-type="float" office:value="-3.54" calcext:value-type="float">
            <text:p>-3,54</text:p>
          </table:table-cell>
          <table:table-cell table:formula="of:=([.C219]*[.$B$298])-([.C219]*[.$B$297])+[.$B$297]" office:value-type="float" office:value="286.33538015" calcext:value-type="float">
            <text:p>286,33538015</text:p>
          </table:table-cell>
          <table:table-cell table:formula="of:=([.D219]-[.E219])^2" office:value-type="float" office:value="84027.736017107" calcext:value-type="float">
            <text:p>84027,736017107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0.00456063" calcext:value-type="float">
            <text:p>0,00456063</text:p>
          </table:table-cell>
          <table:table-cell office:value-type="float" office:value="0.0708518" calcext:value-type="float">
            <text:p>0,0708518</text:p>
          </table:table-cell>
          <table:table-cell table:formula="of:=([.B220]*[.$B$298])-([.B220]*[.$B$297])+[.$B$297]" office:value-type="float" office:value="15.1200000702" calcext:value-type="float">
            <text:p>15,1200000702</text:p>
          </table:table-cell>
          <table:table-cell table:formula="of:=([.C220]*[.$B$298])-([.C220]*[.$B$297])+[.$B$297]" office:value-type="float" office:value="286.352973772" calcext:value-type="float">
            <text:p>286,352973772</text:p>
          </table:table-cell>
          <table:table-cell table:formula="of:=([.D220]-[.E220])^2" office:value-type="float" office:value="73567.3260231213" calcext:value-type="float">
            <text:p>73567,3260231213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0553679" calcext:value-type="float">
            <text:p>0,0553679</text:p>
          </table:table-cell>
          <table:table-cell office:value-type="float" office:value="0.0783206" calcext:value-type="float">
            <text:p>0,0783206</text:p>
          </table:table-cell>
          <table:table-cell table:formula="of:=([.B221]*[.$B$298])-([.B221]*[.$B$297])+[.$B$297]" office:value-type="float" office:value="222.999977566" calcext:value-type="float">
            <text:p>222,999977566</text:p>
          </table:table-cell>
          <table:table-cell table:formula="of:=([.C221]*[.$B$298])-([.C221]*[.$B$297])+[.$B$297]" office:value-type="float" office:value="316.911867724" calcext:value-type="float">
            <text:p>316,911867724</text:p>
          </table:table-cell>
          <table:table-cell table:formula="of:=([.D221]-[.E221])^2" office:value-type="float" office:value="8819.44311304825" calcext:value-type="float">
            <text:p>8819,4431130483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0.164667" calcext:value-type="float">
            <text:p>0,164667</text:p>
          </table:table-cell>
          <table:table-cell office:value-type="float" office:value="0.159332" calcext:value-type="float">
            <text:p>0,159332</text:p>
          </table:table-cell>
          <table:table-cell table:formula="of:=([.B222]*[.$B$298])-([.B222]*[.$B$297])+[.$B$297]" office:value-type="float" office:value="670.20161718" calcext:value-type="float">
            <text:p>670,20161718</text:p>
          </table:table-cell>
          <table:table-cell table:formula="of:=([.C222]*[.$B$298])-([.C222]*[.$B$297])+[.$B$297]" office:value-type="float" office:value="648.37325128" calcext:value-type="float">
            <text:p>648,37325128</text:p>
          </table:table-cell>
          <table:table-cell table:formula="of:=([.D222]-[.E222])^2" office:value-type="float" office:value="476.477557864283" calcext:value-type="float">
            <text:p>476,4775578643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0.533183" calcext:value-type="float">
            <text:p>0,533183</text:p>
          </table:table-cell>
          <table:table-cell office:value-type="float" office:value="0.313069" calcext:value-type="float">
            <text:p>0,313069</text:p>
          </table:table-cell>
          <table:table-cell table:formula="of:=([.B223]*[.$B$298])-([.B223]*[.$B$297])+[.$B$297]" office:value-type="float" office:value="2177.99957182" calcext:value-type="float">
            <text:p>2177,99957182</text:p>
          </table:table-cell>
          <table:table-cell table:formula="of:=([.C223]*[.$B$298])-([.C223]*[.$B$297])+[.$B$297]" office:value-type="float" office:value="1277.39433626" calcext:value-type="float">
            <text:p>1277,39433626</text:p>
          </table:table-cell>
          <table:table-cell table:formula="of:=([.D223]-[.E223])^2" office:value-type="float" office:value="811089.790318083" calcext:value-type="float">
            <text:p>811089,790318083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0.591841" calcext:value-type="float">
            <text:p>0,591841</text:p>
          </table:table-cell>
          <table:table-cell office:value-type="float" office:value="0.507075" calcext:value-type="float">
            <text:p>0,507075</text:p>
          </table:table-cell>
          <table:table-cell table:formula="of:=([.B224]*[.$B$298])-([.B224]*[.$B$297])+[.$B$297]" office:value-type="float" office:value="2418.00112514" calcext:value-type="float">
            <text:p>2418,00112514</text:p>
          </table:table-cell>
          <table:table-cell table:formula="of:=([.C224]*[.$B$298])-([.C224]*[.$B$297])+[.$B$297]" office:value-type="float" office:value="2071.1776455" calcext:value-type="float">
            <text:p>2071,1776455</text:p>
          </table:table-cell>
          <table:table-cell table:formula="of:=([.D224]-[.E224])^2" office:value-type="float" office:value="120286.526029598" calcext:value-type="float">
            <text:p>120286,526029598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.661252" calcext:value-type="float">
            <text:p>0,661252</text:p>
          </table:table-cell>
          <table:table-cell office:value-type="float" office:value="0.578135" calcext:value-type="float">
            <text:p>0,578135</text:p>
          </table:table-cell>
          <table:table-cell table:formula="of:=([.B225]*[.$B$298])-([.B225]*[.$B$297])+[.$B$297]" office:value-type="float" office:value="2701.99900808" calcext:value-type="float">
            <text:p>2701,99900808</text:p>
          </table:table-cell>
          <table:table-cell table:formula="of:=([.C225]*[.$B$298])-([.C225]*[.$B$297])+[.$B$297]" office:value-type="float" office:value="2361.9224779" calcext:value-type="float">
            <text:p>2361,9224779</text:p>
          </table:table-cell>
          <table:table-cell table:formula="of:=([.D225]-[.E225])^2" office:value-type="float" office:value="115652.046379268" calcext:value-type="float">
            <text:p>115652,046379268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.879507" calcext:value-type="float">
            <text:p>0,879507</text:p>
          </table:table-cell>
          <table:table-cell office:value-type="float" office:value="0.636133" calcext:value-type="float">
            <text:p>0,636133</text:p>
          </table:table-cell>
          <table:table-cell table:formula="of:=([.B226]*[.$B$298])-([.B226]*[.$B$297])+[.$B$297]" office:value-type="float" office:value="3594.99807078" calcext:value-type="float">
            <text:p>3594,99807078</text:p>
          </table:table-cell>
          <table:table-cell table:formula="of:=([.C226]*[.$B$298])-([.C226]*[.$B$297])+[.$B$297]" office:value-type="float" office:value="2599.22361482" calcext:value-type="float">
            <text:p>2599,22361482</text:p>
          </table:table-cell>
          <table:table-cell table:formula="of:=([.D226]-[.E226])^2" office:value-type="float" office:value="991566.767142434" calcext:value-type="float">
            <text:p>991566,767142434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0.906392" calcext:value-type="float">
            <text:p>0,906392</text:p>
          </table:table-cell>
          <table:table-cell office:value-type="float" office:value="0.805797" calcext:value-type="float">
            <text:p>0,805797</text:p>
          </table:table-cell>
          <table:table-cell table:formula="of:=([.B227]*[.$B$298])-([.B227]*[.$B$297])+[.$B$297]" office:value-type="float" office:value="3704.99912368" calcext:value-type="float">
            <text:p>3704,99912368</text:p>
          </table:table-cell>
          <table:table-cell table:formula="of:=([.C227]*[.$B$298])-([.C227]*[.$B$297])+[.$B$297]" office:value-type="float" office:value="3293.41065738" calcext:value-type="float">
            <text:p>3293,41065738</text:p>
          </table:table-cell>
          <table:table-cell table:formula="of:=([.D227]-[.E227])^2" office:value-type="float" office:value="169405.065591186" calcext:value-type="float">
            <text:p>169405,065591186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0.814984" calcext:value-type="float">
            <text:p>0,814984</text:p>
          </table:table-cell>
          <table:table-cell office:value-type="float" office:value="0.728228" calcext:value-type="float">
            <text:p>0,728228</text:p>
          </table:table-cell>
          <table:table-cell table:formula="of:=([.B228]*[.$B$298])-([.B228]*[.$B$297])+[.$B$297]" office:value-type="float" office:value="3330.99963536" calcext:value-type="float">
            <text:p>3330,99963536</text:p>
          </table:table-cell>
          <table:table-cell table:formula="of:=([.C228]*[.$B$298])-([.C228]*[.$B$297])+[.$B$297]" office:value-type="float" office:value="2976.03399112" calcext:value-type="float">
            <text:p>2976,03399112</text:p>
          </table:table-cell>
          <table:table-cell table:formula="of:=([.D228]-[.E228])^2" office:value-type="float" office:value="126000.608590718" calcext:value-type="float">
            <text:p>126000,608590718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0.686915" calcext:value-type="float">
            <text:p>0,686915</text:p>
          </table:table-cell>
          <table:table-cell office:value-type="float" office:value="0.595176" calcext:value-type="float">
            <text:p>0,595176</text:p>
          </table:table-cell>
          <table:table-cell table:formula="of:=([.B229]*[.$B$298])-([.B229]*[.$B$297])+[.$B$297]" office:value-type="float" office:value="2807.0001991" calcext:value-type="float">
            <text:p>2807,0001991</text:p>
          </table:table-cell>
          <table:table-cell table:formula="of:=([.C229]*[.$B$298])-([.C229]*[.$B$297])+[.$B$297]" office:value-type="float" office:value="2431.64641104" calcext:value-type="float">
            <text:p>2431,64641104</text:p>
          </table:table-cell>
          <table:table-cell table:formula="of:=([.D229]-[.E229])^2" office:value-type="float" office:value="140890.466210992" calcext:value-type="float">
            <text:p>140890,466210992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0.496522" calcext:value-type="float">
            <text:p>0,496522</text:p>
          </table:table-cell>
          <table:table-cell office:value-type="float" office:value="0.450816" calcext:value-type="float">
            <text:p>0,450816</text:p>
          </table:table-cell>
          <table:table-cell table:formula="of:=([.B230]*[.$B$298])-([.B230]*[.$B$297])+[.$B$297]" office:value-type="float" office:value="2027.99962388" calcext:value-type="float">
            <text:p>2027,99962388</text:p>
          </table:table-cell>
          <table:table-cell table:formula="of:=([.C230]*[.$B$298])-([.C230]*[.$B$297])+[.$B$297]" office:value-type="float" office:value="1840.99169664" calcext:value-type="float">
            <text:p>1840,99169664</text:p>
          </table:table-cell>
          <table:table-cell table:formula="of:=([.D230]-[.E230])^2" office:value-type="float" office:value="34971.9648506011" calcext:value-type="float">
            <text:p>34971,9648506011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235105" calcext:value-type="float">
            <text:p>0,235105</text:p>
          </table:table-cell>
          <table:table-cell office:value-type="float" office:value="0.241993" calcext:value-type="float">
            <text:p>0,241993</text:p>
          </table:table-cell>
          <table:table-cell table:formula="of:=([.B231]*[.$B$298])-([.B231]*[.$B$297])+[.$B$297]" office:value-type="float" office:value="958.4015117" calcext:value-type="float">
            <text:p>958,4015117</text:p>
          </table:table-cell>
          <table:table-cell table:formula="of:=([.C231]*[.$B$298])-([.C231]*[.$B$297])+[.$B$297]" office:value-type="float" office:value="986.58403922" calcext:value-type="float">
            <text:p>986,58403922</text:p>
          </table:table-cell>
          <table:table-cell table:formula="of:=([.D231]-[.E231])^2" office:value-type="float" office:value="794.254857415564" calcext:value-type="float">
            <text:p>794,2548574156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0.0219306" calcext:value-type="float">
            <text:p>0,0219306</text:p>
          </table:table-cell>
          <table:table-cell office:value-type="float" office:value="0.0794538" calcext:value-type="float">
            <text:p>0,0794538</text:p>
          </table:table-cell>
          <table:table-cell table:formula="of:=([.B232]*[.$B$298])-([.B232]*[.$B$297])+[.$B$297]" office:value-type="float" office:value="86.189927124" calcext:value-type="float">
            <text:p>86,189927124</text:p>
          </table:table-cell>
          <table:table-cell table:formula="of:=([.C232]*[.$B$298])-([.C232]*[.$B$297])+[.$B$297]" office:value-type="float" office:value="321.548400852" calcext:value-type="float">
            <text:p>321,548400852</text:p>
          </table:table-cell>
          <table:table-cell table:formula="of:=([.D232]-[.E232])^2" office:value-type="float" office:value="55393.6111555736" calcext:value-type="float">
            <text:p>55393,6111555736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0.0284587" calcext:value-type="float">
            <text:p>0,0284587</text:p>
          </table:table-cell>
          <table:table-cell office:value-type="float" office:value="0.0493794" calcext:value-type="float">
            <text:p>0,0493794</text:p>
          </table:table-cell>
          <table:table-cell table:formula="of:=([.B233]*[.$B$298])-([.B233]*[.$B$297])+[.$B$297]" office:value-type="float" office:value="112.899909398" calcext:value-type="float">
            <text:p>112,899909398</text:p>
          </table:table-cell>
          <table:table-cell table:formula="of:=([.C233]*[.$B$298])-([.C233]*[.$B$297])+[.$B$297]" office:value-type="float" office:value="198.497790276" calcext:value-type="float">
            <text:p>198,497790276</text:p>
          </table:table-cell>
          <table:table-cell table:formula="of:=([.D233]-[.E233])^2" office:value-type="float" office:value="7326.99721080428" calcext:value-type="float">
            <text:p>7326,9972108043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0.000559692" calcext:value-type="float">
            <text:p>0,000559692</text:p>
          </table:table-cell>
          <table:table-cell office:value-type="float" office:value="0.0588827" calcext:value-type="float">
            <text:p>0,0588827</text:p>
          </table:table-cell>
          <table:table-cell table:formula="of:=([.B234]*[.$B$298])-([.B234]*[.$B$297])+[.$B$297]" office:value-type="float" office:value="-1.24999779432" calcext:value-type="float">
            <text:p>-1,2499977943</text:p>
          </table:table-cell>
          <table:table-cell table:formula="of:=([.C234]*[.$B$298])-([.C234]*[.$B$297])+[.$B$297]" office:value-type="float" office:value="237.380922358" calcext:value-type="float">
            <text:p>237,380922358</text:p>
          </table:table-cell>
          <table:table-cell table:formula="of:=([.D234]-[.E234])^2" office:value-type="float" office:value="56944.7160527429" calcext:value-type="float">
            <text:p>56944,7160527429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0" calcext:value-type="float">
            <text:p>0</text:p>
          </table:table-cell>
          <table:table-cell office:value-type="float" office:value="0.0299863" calcext:value-type="float">
            <text:p>0,0299863</text:p>
          </table:table-cell>
          <table:table-cell table:formula="of:=([.B235]*[.$B$298])-([.B235]*[.$B$297])+[.$B$297]" office:value-type="float" office:value="-3.54" calcext:value-type="float">
            <text:p>-3,54</text:p>
          </table:table-cell>
          <table:table-cell table:formula="of:=([.C235]*[.$B$298])-([.C235]*[.$B$297])+[.$B$297]" office:value-type="float" office:value="119.150145902" calcext:value-type="float">
            <text:p>119,150145902</text:p>
          </table:table-cell>
          <table:table-cell table:formula="of:=([.D235]-[.E235])^2" office:value-type="float" office:value="15052.871901454" calcext:value-type="float">
            <text:p>15052,871901454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" calcext:value-type="float">
            <text:p>0</text:p>
          </table:table-cell>
          <table:table-cell office:value-type="float" office:value="0.0264442" calcext:value-type="float">
            <text:p>0,0264442</text:p>
          </table:table-cell>
          <table:table-cell table:formula="of:=([.B236]*[.$B$298])-([.B236]*[.$B$297])+[.$B$297]" office:value-type="float" office:value="-3.54" calcext:value-type="float">
            <text:p>-3,54</text:p>
          </table:table-cell>
          <table:table-cell table:formula="of:=([.C236]*[.$B$298])-([.C236]*[.$B$297])+[.$B$297]" office:value-type="float" office:value="104.657502068" calcext:value-type="float">
            <text:p>104,657502068</text:p>
          </table:table-cell>
          <table:table-cell table:formula="of:=([.D236]-[.E236])^2" office:value-type="float" office:value="11706.6994537549" calcext:value-type="float">
            <text:p>11706,6994537549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0.00000244407" calcext:value-type="float">
            <text:p>2,44407E-06</text:p>
          </table:table-cell>
          <table:table-cell office:value-type="float" office:value="0.0736182" calcext:value-type="float">
            <text:p>0,0736182</text:p>
          </table:table-cell>
          <table:table-cell table:formula="of:=([.B237]*[.$B$298])-([.B237]*[.$B$297])+[.$B$297]" office:value-type="float" office:value="-3.5299999898322" calcext:value-type="float">
            <text:p>-3,5299999898</text:p>
          </table:table-cell>
          <table:table-cell table:formula="of:=([.C237]*[.$B$298])-([.C237]*[.$B$297])+[.$B$297]" office:value-type="float" office:value="297.671810028" calcext:value-type="float">
            <text:p>297,671810028</text:p>
          </table:table-cell>
          <table:table-cell table:formula="of:=([.D237]-[.E237])^2" office:value-type="float" office:value="90722.5303580183" calcext:value-type="float">
            <text:p>90722,5303580183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0.0000317729" calcext:value-type="float">
            <text:p>3,17729E-05</text:p>
          </table:table-cell>
          <table:table-cell office:value-type="float" office:value="0.0635143" calcext:value-type="float">
            <text:p>0,0635143</text:p>
          </table:table-cell>
          <table:table-cell table:formula="of:=([.B238]*[.$B$298])-([.B238]*[.$B$297])+[.$B$297]" office:value-type="float" office:value="-3.409999908734" calcext:value-type="float">
            <text:p>-3,4099999087</text:p>
          </table:table-cell>
          <table:table-cell table:formula="of:=([.C238]*[.$B$298])-([.C238]*[.$B$297])+[.$B$297]" office:value-type="float" office:value="256.331299022" calcext:value-type="float">
            <text:p>256,331299022</text:p>
          </table:table-cell>
          <table:table-cell table:formula="of:=([.D238]-[.E238])^2" office:value-type="float" office:value="67465.5423702249" calcext:value-type="float">
            <text:p>67465,5423702249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0" calcext:value-type="float">
            <text:p>0</text:p>
          </table:table-cell>
          <table:table-cell office:value-type="float" office:value="0.0707499" calcext:value-type="float">
            <text:p>0,0707499</text:p>
          </table:table-cell>
          <table:table-cell table:formula="of:=([.B239]*[.$B$298])-([.B239]*[.$B$297])+[.$B$297]" office:value-type="float" office:value="-3.54" calcext:value-type="float">
            <text:p>-3,54</text:p>
          </table:table-cell>
          <table:table-cell table:formula="of:=([.C239]*[.$B$298])-([.C239]*[.$B$297])+[.$B$297]" office:value-type="float" office:value="285.936045846" calcext:value-type="float">
            <text:p>285,936045846</text:p>
          </table:table-cell>
          <table:table-cell table:formula="of:=([.D239]-[.E239])^2" office:value-type="float" office:value="83796.3811186354" calcext:value-type="float">
            <text:p>83796,3811186354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0" calcext:value-type="float">
            <text:p>0</text:p>
          </table:table-cell>
          <table:table-cell office:value-type="float" office:value="0.0708546" calcext:value-type="float">
            <text:p>0,0708546</text:p>
          </table:table-cell>
          <table:table-cell table:formula="of:=([.B240]*[.$B$298])-([.B240]*[.$B$297])+[.$B$297]" office:value-type="float" office:value="-3.54" calcext:value-type="float">
            <text:p>-3,54</text:p>
          </table:table-cell>
          <table:table-cell table:formula="of:=([.C240]*[.$B$298])-([.C240]*[.$B$297])+[.$B$297]" office:value-type="float" office:value="286.364430084" calcext:value-type="float">
            <text:p>286,364430084</text:p>
          </table:table-cell>
          <table:table-cell table:formula="of:=([.D240]-[.E240])^2" office:value-type="float" office:value="84044.5785823288" calcext:value-type="float">
            <text:p>84044,5785823288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  <table:table-cell office:value-type="float" office:value="0.0708456" calcext:value-type="float">
            <text:p>0,0708456</text:p>
          </table:table-cell>
          <table:table-cell table:formula="of:=([.B241]*[.$B$298])-([.B241]*[.$B$297])+[.$B$297]" office:value-type="float" office:value="-3.54" calcext:value-type="float">
            <text:p>-3,54</text:p>
          </table:table-cell>
          <table:table-cell table:formula="of:=([.C241]*[.$B$298])-([.C241]*[.$B$297])+[.$B$297]" office:value-type="float" office:value="286.327606224" calcext:value-type="float">
            <text:p>286,327606224</text:p>
          </table:table-cell>
          <table:table-cell table:formula="of:=([.D241]-[.E241])^2" office:value-type="float" office:value="84023.2291380319" calcext:value-type="float">
            <text:p>84023,2291380319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0" calcext:value-type="float">
            <text:p>0</text:p>
          </table:table-cell>
          <table:table-cell office:value-type="float" office:value="0.070858" calcext:value-type="float">
            <text:p>0,070858</text:p>
          </table:table-cell>
          <table:table-cell table:formula="of:=([.B242]*[.$B$298])-([.B242]*[.$B$297])+[.$B$297]" office:value-type="float" office:value="-3.54" calcext:value-type="float">
            <text:p>-3,54</text:p>
          </table:table-cell>
          <table:table-cell table:formula="of:=([.C242]*[.$B$298])-([.C242]*[.$B$297])+[.$B$297]" office:value-type="float" office:value="286.37834132" calcext:value-type="float">
            <text:p>286,37834132</text:p>
          </table:table-cell>
          <table:table-cell table:formula="of:=([.D242]-[.E242])^2" office:value-type="float" office:value="84052.64463374" calcext:value-type="float">
            <text:p>84052,64463374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0" calcext:value-type="float">
            <text:p>0</text:p>
          </table:table-cell>
          <table:table-cell office:value-type="float" office:value="0.0708402" calcext:value-type="float">
            <text:p>0,0708402</text:p>
          </table:table-cell>
          <table:table-cell table:formula="of:=([.B243]*[.$B$298])-([.B243]*[.$B$297])+[.$B$297]" office:value-type="float" office:value="-3.54" calcext:value-type="float">
            <text:p>-3,54</text:p>
          </table:table-cell>
          <table:table-cell table:formula="of:=([.C243]*[.$B$298])-([.C243]*[.$B$297])+[.$B$297]" office:value-type="float" office:value="286.305511908" calcext:value-type="float">
            <text:p>286,305511908</text:p>
          </table:table-cell>
          <table:table-cell table:formula="of:=([.D243]-[.E243])^2" office:value-type="float" office:value="84010.4207732106" calcext:value-type="float">
            <text:p>84010,4207732106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0" calcext:value-type="float">
            <text:p>0</text:p>
          </table:table-cell>
          <table:table-cell office:value-type="float" office:value="0.0708488" calcext:value-type="float">
            <text:p>0,0708488</text:p>
          </table:table-cell>
          <table:table-cell table:formula="of:=([.B244]*[.$B$298])-([.B244]*[.$B$297])+[.$B$297]" office:value-type="float" office:value="-3.54" calcext:value-type="float">
            <text:p>-3,54</text:p>
          </table:table-cell>
          <table:table-cell table:formula="of:=([.C244]*[.$B$298])-([.C244]*[.$B$297])+[.$B$297]" office:value-type="float" office:value="286.340699152" calcext:value-type="float">
            <text:p>286,340699152</text:p>
          </table:table-cell>
          <table:table-cell table:formula="of:=([.D244]-[.E244])^2" office:value-type="float" office:value="84030.8197408524" calcext:value-type="float">
            <text:p>84030,8197408524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0.00525963" calcext:value-type="float">
            <text:p>0,00525963</text:p>
          </table:table-cell>
          <table:table-cell office:value-type="float" office:value="0.0708488" calcext:value-type="float">
            <text:p>0,0708488</text:p>
          </table:table-cell>
          <table:table-cell table:formula="of:=([.B245]*[.$B$298])-([.B245]*[.$B$297])+[.$B$297]" office:value-type="float" office:value="17.9799865302" calcext:value-type="float">
            <text:p>17,9799865302</text:p>
          </table:table-cell>
          <table:table-cell table:formula="of:=([.C245]*[.$B$298])-([.C245]*[.$B$297])+[.$B$297]" office:value-type="float" office:value="286.340699152" calcext:value-type="float">
            <text:p>286,340699152</text:p>
          </table:table-cell>
          <table:table-cell table:formula="of:=([.D245]-[.E245])^2" office:value-type="float" office:value="72017.4720788803" calcext:value-type="float">
            <text:p>72017,4720788803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0.040068" calcext:value-type="float">
            <text:p>0,040068</text:p>
          </table:table-cell>
          <table:table-cell office:value-type="float" office:value="0.0794656" calcext:value-type="float">
            <text:p>0,0794656</text:p>
          </table:table-cell>
          <table:table-cell table:formula="of:=([.B246]*[.$B$298])-([.B246]*[.$B$297])+[.$B$297]" office:value-type="float" office:value="160.39982472" calcext:value-type="float">
            <text:p>160,39982472</text:p>
          </table:table-cell>
          <table:table-cell table:formula="of:=([.C246]*[.$B$298])-([.C246]*[.$B$297])+[.$B$297]" office:value-type="float" office:value="321.596681024" calcext:value-type="float">
            <text:p>321,596681024</text:p>
          </table:table-cell>
          <table:table-cell table:formula="of:=([.D246]-[.E246])^2" office:value-type="float" office:value="25984.4264822924" calcext:value-type="float">
            <text:p>25984,4264822924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0.317128" calcext:value-type="float">
            <text:p>0,317128</text:p>
          </table:table-cell>
          <table:table-cell office:value-type="float" office:value="0.136055" calcext:value-type="float">
            <text:p>0,136055</text:p>
          </table:table-cell>
          <table:table-cell table:formula="of:=([.B247]*[.$B$298])-([.B247]*[.$B$297])+[.$B$297]" office:value-type="float" office:value="1294.00189712" calcext:value-type="float">
            <text:p>1294,00189712</text:p>
          </table:table-cell>
          <table:table-cell table:formula="of:=([.C247]*[.$B$298])-([.C247]*[.$B$297])+[.$B$297]" office:value-type="float" office:value="553.1344747" calcext:value-type="float">
            <text:p>553,1344747</text:p>
          </table:table-cell>
          <table:table-cell table:formula="of:=([.D247]-[.E247])^2" office:value-type="float" office:value="548884.537603255" calcext:value-type="float">
            <text:p>548884,537603255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0.598684" calcext:value-type="float">
            <text:p>0,598684</text:p>
          </table:table-cell>
          <table:table-cell office:value-type="float" office:value="0.412392" calcext:value-type="float">
            <text:p>0,412392</text:p>
          </table:table-cell>
          <table:table-cell table:formula="of:=([.B248]*[.$B$298])-([.B248]*[.$B$297])+[.$B$297]" office:value-type="float" office:value="2445.99953336" calcext:value-type="float">
            <text:p>2445,99953336</text:p>
          </table:table-cell>
          <table:table-cell table:formula="of:=([.C248]*[.$B$298])-([.C248]*[.$B$297])+[.$B$297]" office:value-type="float" office:value="1683.77836368" calcext:value-type="float">
            <text:p>1683,77836368</text:p>
          </table:table-cell>
          <table:table-cell table:formula="of:=([.D248]-[.E248])^2" office:value-type="float" office:value="580981.111508348" calcext:value-type="float">
            <text:p>580981,111508348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0.762192" calcext:value-type="float">
            <text:p>0,762192</text:p>
          </table:table-cell>
          <table:table-cell office:value-type="float" office:value="0.581335" calcext:value-type="float">
            <text:p>0,581335</text:p>
          </table:table-cell>
          <table:table-cell table:formula="of:=([.B249]*[.$B$298])-([.B249]*[.$B$297])+[.$B$297]" office:value-type="float" office:value="3114.99905568" calcext:value-type="float">
            <text:p>3114,99905568</text:p>
          </table:table-cell>
          <table:table-cell table:formula="of:=([.C249]*[.$B$298])-([.C249]*[.$B$297])+[.$B$297]" office:value-type="float" office:value="2375.0154059" calcext:value-type="float">
            <text:p>2375,0154059</text:p>
          </table:table-cell>
          <table:table-cell table:formula="of:=([.D249]-[.E249])^2" office:value-type="float" office:value="547575.80194173" calcext:value-type="float">
            <text:p>547575,80194173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0.863865" calcext:value-type="float">
            <text:p>0,863865</text:p>
          </table:table-cell>
          <table:table-cell office:value-type="float" office:value="0.706271" calcext:value-type="float">
            <text:p>0,706271</text:p>
          </table:table-cell>
          <table:table-cell table:formula="of:=([.B250]*[.$B$298])-([.B250]*[.$B$297])+[.$B$297]" office:value-type="float" office:value="3530.9982021" calcext:value-type="float">
            <text:p>3530,9982021</text:p>
          </table:table-cell>
          <table:table-cell table:formula="of:=([.C250]*[.$B$298])-([.C250]*[.$B$297])+[.$B$297]" office:value-type="float" office:value="2886.19604734" calcext:value-type="float">
            <text:p>2886,19604734</text:p>
          </table:table-cell>
          <table:table-cell table:formula="of:=([.D250]-[.E250])^2" office:value-type="float" office:value="415769.818783139" calcext:value-type="float">
            <text:p>415769,818783139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901504" calcext:value-type="float">
            <text:p>0,901504</text:p>
          </table:table-cell>
          <table:table-cell office:value-type="float" office:value="0.75543" calcext:value-type="float">
            <text:p>0,75543</text:p>
          </table:table-cell>
          <table:table-cell table:formula="of:=([.B251]*[.$B$298])-([.B251]*[.$B$297])+[.$B$297]" office:value-type="float" office:value="3684.99967616" calcext:value-type="float">
            <text:p>3684,99967616</text:p>
          </table:table-cell>
          <table:table-cell table:formula="of:=([.C251]*[.$B$298])-([.C251]*[.$B$297])+[.$B$297]" office:value-type="float" office:value="3087.3320622" calcext:value-type="float">
            <text:p>3087,3320622</text:p>
          </table:table-cell>
          <table:table-cell table:formula="of:=([.D251]-[.E251])^2" office:value-type="float" office:value="357206.57677664" calcext:value-type="float">
            <text:p>357206,57677664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0.889528" calcext:value-type="float">
            <text:p>0,889528</text:p>
          </table:table-cell>
          <table:table-cell office:value-type="float" office:value="0.74181" calcext:value-type="float">
            <text:p>0,74181</text:p>
          </table:table-cell>
          <table:table-cell table:formula="of:=([.B252]*[.$B$298])-([.B252]*[.$B$297])+[.$B$297]" office:value-type="float" office:value="3635.99939312" calcext:value-type="float">
            <text:p>3635,99939312</text:p>
          </table:table-cell>
          <table:table-cell table:formula="of:=([.C252]*[.$B$298])-([.C252]*[.$B$297])+[.$B$297]" office:value-type="float" office:value="3031.6052874" calcext:value-type="float">
            <text:p>3031,6052874</text:p>
          </table:table-cell>
          <table:table-cell table:formula="of:=([.D252]-[.E252])^2" office:value-type="float" office:value="365292.235029078" calcext:value-type="float">
            <text:p>365292,235029078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0.821827" calcext:value-type="float">
            <text:p>0,821827</text:p>
          </table:table-cell>
          <table:table-cell office:value-type="float" office:value="0.678965" calcext:value-type="float">
            <text:p>0,678965</text:p>
          </table:table-cell>
          <table:table-cell table:formula="of:=([.B253]*[.$B$298])-([.B253]*[.$B$297])+[.$B$297]" office:value-type="float" office:value="3358.99804358" calcext:value-type="float">
            <text:p>3358,99804358</text:p>
          </table:table-cell>
          <table:table-cell table:formula="of:=([.C253]*[.$B$298])-([.C253]*[.$B$297])+[.$B$297]" office:value-type="float" office:value="2774.4724561" calcext:value-type="float">
            <text:p>2774,4724561</text:p>
          </table:table-cell>
          <table:table-cell table:formula="of:=([.D253]-[.E253])^2" office:value-type="float" office:value="341670.162418839" calcext:value-type="float">
            <text:p>341670,162418839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0.686426" calcext:value-type="float">
            <text:p>0,686426</text:p>
          </table:table-cell>
          <table:table-cell office:value-type="float" office:value="0.571018" calcext:value-type="float">
            <text:p>0,571018</text:p>
          </table:table-cell>
          <table:table-cell table:formula="of:=([.B254]*[.$B$298])-([.B254]*[.$B$297])+[.$B$297]" office:value-type="float" office:value="2804.99943604" calcext:value-type="float">
            <text:p>2804,99943604</text:p>
          </table:table-cell>
          <table:table-cell table:formula="of:=([.C254]*[.$B$298])-([.C254]*[.$B$297])+[.$B$297]" office:value-type="float" office:value="2332.80298772" calcext:value-type="float">
            <text:p>2332,80298772</text:p>
          </table:table-cell>
          <table:table-cell table:formula="of:=([.D254]-[.E254])^2" office:value-type="float" office:value="222969.485806022" calcext:value-type="float">
            <text:p>222969,485806022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0.497255" calcext:value-type="float">
            <text:p>0,497255</text:p>
          </table:table-cell>
          <table:table-cell office:value-type="float" office:value="0.411101" calcext:value-type="float">
            <text:p>0,411101</text:p>
          </table:table-cell>
          <table:table-cell table:formula="of:=([.B255]*[.$B$298])-([.B255]*[.$B$297])+[.$B$297]" office:value-type="float" office:value="2030.9987227" calcext:value-type="float">
            <text:p>2030,9987227</text:p>
          </table:table-cell>
          <table:table-cell table:formula="of:=([.C255]*[.$B$298])-([.C255]*[.$B$297])+[.$B$297]" office:value-type="float" office:value="1678.49618554" calcext:value-type="float">
            <text:p>1678,49618554</text:p>
          </table:table-cell>
          <table:table-cell table:formula="of:=([.D255]-[.E255])^2" office:value-type="float" office:value="124258.038704237" calcext:value-type="float">
            <text:p>124258,038704237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0.231243" calcext:value-type="float">
            <text:p>0,231243</text:p>
          </table:table-cell>
          <table:table-cell office:value-type="float" office:value="0.234529" calcext:value-type="float">
            <text:p>0,234529</text:p>
          </table:table-cell>
          <table:table-cell table:formula="of:=([.B256]*[.$B$298])-([.B256]*[.$B$297])+[.$B$297]" office:value-type="float" office:value="942.59998422" calcext:value-type="float">
            <text:p>942,59998422</text:p>
          </table:table-cell>
          <table:table-cell table:formula="of:=([.C256]*[.$B$298])-([.C256]*[.$B$297])+[.$B$297]" office:value-type="float" office:value="956.04478466" calcext:value-type="float">
            <text:p>956,04478466</text:p>
          </table:table-cell>
          <table:table-cell table:formula="of:=([.D256]-[.E256])^2" office:value-type="float" office:value="180.762658871427" calcext:value-type="float">
            <text:p>180,7626588714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0.0836525" calcext:value-type="float">
            <text:p>0,0836525</text:p>
          </table:table-cell>
          <table:table-cell table:formula="of:=([.B257]*[.$B$298])-([.B257]*[.$B$297])+[.$B$297]" office:value-type="float" office:value="-3.54" calcext:value-type="float">
            <text:p>-3,54</text:p>
          </table:table-cell>
          <table:table-cell table:formula="of:=([.C257]*[.$B$298])-([.C257]*[.$B$297])+[.$B$297]" office:value-type="float" office:value="338.72754985" calcext:value-type="float">
            <text:p>338,72754985</text:p>
          </table:table-cell>
          <table:table-cell table:formula="of:=([.D257]-[.E257])^2" office:value-type="float" office:value="117147.075680322" calcext:value-type="float">
            <text:p>117147,075680322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0.00753995" calcext:value-type="float">
            <text:p>0,00753995</text:p>
          </table:table-cell>
          <table:table-cell office:value-type="float" office:value="0.046792" calcext:value-type="float">
            <text:p>0,046792</text:p>
          </table:table-cell>
          <table:table-cell table:formula="of:=([.B258]*[.$B$298])-([.B258]*[.$B$297])+[.$B$297]" office:value-type="float" office:value="27.310007023" calcext:value-type="float">
            <text:p>27,310007023</text:p>
          </table:table-cell>
          <table:table-cell table:formula="of:=([.C258]*[.$B$298])-([.C258]*[.$B$297])+[.$B$297]" office:value-type="float" office:value="187.91133968" calcext:value-type="float">
            <text:p>187,91133968</text:p>
          </table:table-cell>
          <table:table-cell table:formula="of:=([.D258]-[.E258])^2" office:value-type="float" office:value="25792.7880512044" calcext:value-type="float">
            <text:p>25792,7880512044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0.0943508" calcext:value-type="float">
            <text:p>0,0943508</text:p>
          </table:table-cell>
          <table:table-cell office:value-type="float" office:value="0.0507957" calcext:value-type="float">
            <text:p>0,0507957</text:p>
          </table:table-cell>
          <table:table-cell table:formula="of:=([.B259]*[.$B$298])-([.B259]*[.$B$297])+[.$B$297]" office:value-type="float" office:value="382.500072232" calcext:value-type="float">
            <text:p>382,500072232</text:p>
          </table:table-cell>
          <table:table-cell table:formula="of:=([.C259]*[.$B$298])-([.C259]*[.$B$297])+[.$B$297]" office:value-type="float" office:value="204.292638378" calcext:value-type="float">
            <text:p>204,292638378</text:p>
          </table:table-cell>
          <table:table-cell table:formula="of:=([.D259]-[.E259])^2" office:value-type="float" office:value="31757.8894808278" calcext:value-type="float">
            <text:p>31757,8894808278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0.296353" calcext:value-type="float">
            <text:p>0,296353</text:p>
          </table:table-cell>
          <table:table-cell office:value-type="float" office:value="0.124608" calcext:value-type="float">
            <text:p>0,124608</text:p>
          </table:table-cell>
          <table:table-cell table:formula="of:=([.B260]*[.$B$298])-([.B260]*[.$B$297])+[.$B$297]" office:value-type="float" office:value="1209.00015362" calcext:value-type="float">
            <text:p>1209,00015362</text:p>
          </table:table-cell>
          <table:table-cell table:formula="of:=([.C260]*[.$B$298])-([.C260]*[.$B$297])+[.$B$297]" office:value-type="float" office:value="506.29861632" calcext:value-type="float">
            <text:p>506,29861632</text:p>
          </table:table-cell>
          <table:table-cell table:formula="of:=([.D260]-[.E260])^2" office:value-type="float" office:value="493789.450523783" calcext:value-type="float">
            <text:p>493789,450523783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0.498477" calcext:value-type="float">
            <text:p>0,498477</text:p>
          </table:table-cell>
          <table:table-cell office:value-type="float" office:value="0.337332" calcext:value-type="float">
            <text:p>0,337332</text:p>
          </table:table-cell>
          <table:table-cell table:formula="of:=([.B261]*[.$B$298])-([.B261]*[.$B$297])+[.$B$297]" office:value-type="float" office:value="2035.99858458" calcext:value-type="float">
            <text:p>2035,99858458</text:p>
          </table:table-cell>
          <table:table-cell table:formula="of:=([.C261]*[.$B$298])-([.C261]*[.$B$297])+[.$B$297]" office:value-type="float" office:value="1376.66737128" calcext:value-type="float">
            <text:p>1376,66737128</text:p>
          </table:table-cell>
          <table:table-cell table:formula="of:=([.D261]-[.E261])^2" office:value-type="float" office:value="434717.64883165" calcext:value-type="float">
            <text:p>434717,64883165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0.685204" calcext:value-type="float">
            <text:p>0,685204</text:p>
          </table:table-cell>
          <table:table-cell office:value-type="float" office:value="0.560493" calcext:value-type="float">
            <text:p>0,560493</text:p>
          </table:table-cell>
          <table:table-cell table:formula="of:=([.B262]*[.$B$298])-([.B262]*[.$B$297])+[.$B$297]" office:value-type="float" office:value="2799.99957416" calcext:value-type="float">
            <text:p>2799,99957416</text:p>
          </table:table-cell>
          <table:table-cell table:formula="of:=([.C262]*[.$B$298])-([.C262]*[.$B$297])+[.$B$297]" office:value-type="float" office:value="2289.73952922" calcext:value-type="float">
            <text:p>2289,73952922</text:p>
          </table:table-cell>
          <table:table-cell table:formula="of:=([.D262]-[.E262])^2" office:value-type="float" office:value="260365.313462171" calcext:value-type="float">
            <text:p>260365,313462171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0.334725" calcext:value-type="float">
            <text:p>0,334725</text:p>
          </table:table-cell>
          <table:table-cell office:value-type="float" office:value="0.682376" calcext:value-type="float">
            <text:p>0,682376</text:p>
          </table:table-cell>
          <table:table-cell table:formula="of:=([.B263]*[.$B$298])-([.B263]*[.$B$297])+[.$B$297]" office:value-type="float" office:value="1366.0007265" calcext:value-type="float">
            <text:p>1366,0007265</text:p>
          </table:table-cell>
          <table:table-cell table:formula="of:=([.C263]*[.$B$298])-([.C263]*[.$B$297])+[.$B$297]" office:value-type="float" office:value="2788.42869904" calcext:value-type="float">
            <text:p>2788,42869904</text:p>
          </table:table-cell>
          <table:table-cell table:formula="of:=([.D263]-[.E263])^2" office:value-type="float" office:value="2023301.33706425" calcext:value-type="float">
            <text:p>2023301,33706425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0.359165" calcext:value-type="float">
            <text:p>0,359165</text:p>
          </table:table-cell>
          <table:table-cell office:value-type="float" office:value="0.318893" calcext:value-type="float">
            <text:p>0,318893</text:p>
          </table:table-cell>
          <table:table-cell table:formula="of:=([.B264]*[.$B$298])-([.B264]*[.$B$297])+[.$B$297]" office:value-type="float" office:value="1465.9979641" calcext:value-type="float">
            <text:p>1465,9979641</text:p>
          </table:table-cell>
          <table:table-cell table:formula="of:=([.C264]*[.$B$298])-([.C264]*[.$B$297])+[.$B$297]" office:value-type="float" office:value="1301.22346522" calcext:value-type="float">
            <text:p>1301,22346522</text:p>
          </table:table-cell>
          <table:table-cell table:formula="of:=([.D264]-[.E264])^2" office:value-type="float" office:value="27150.6354811551" calcext:value-type="float">
            <text:p>27150,6354811551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0.793232" calcext:value-type="float">
            <text:p>0,793232</text:p>
          </table:table-cell>
          <table:table-cell office:value-type="float" office:value="0.3067" calcext:value-type="float">
            <text:p>0,3067</text:p>
          </table:table-cell>
          <table:table-cell table:formula="of:=([.B265]*[.$B$298])-([.B265]*[.$B$297])+[.$B$297]" office:value-type="float" office:value="3242.00045728" calcext:value-type="float">
            <text:p>3242,00045728</text:p>
          </table:table-cell>
          <table:table-cell table:formula="of:=([.C265]*[.$B$298])-([.C265]*[.$B$297])+[.$B$297]" office:value-type="float" office:value="1251.335318" calcext:value-type="float">
            <text:p>1251,335318</text:p>
          </table:table-cell>
          <table:table-cell table:formula="of:=([.D265]-[.E265])^2" office:value-type="float" office:value="3962747.69674466" calcext:value-type="float">
            <text:p>3962747,69674466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0.793232" calcext:value-type="float">
            <text:p>0,793232</text:p>
          </table:table-cell>
          <table:table-cell office:value-type="float" office:value="0.660566" calcext:value-type="float">
            <text:p>0,660566</text:p>
          </table:table-cell>
          <table:table-cell table:formula="of:=([.B266]*[.$B$298])-([.B266]*[.$B$297])+[.$B$297]" office:value-type="float" office:value="3242.00045728" calcext:value-type="float">
            <text:p>3242,00045728</text:p>
          </table:table-cell>
          <table:table-cell table:formula="of:=([.C266]*[.$B$298])-([.C266]*[.$B$297])+[.$B$297]" office:value-type="float" office:value="2699.19221164" calcext:value-type="float">
            <text:p>2699,19221164</text:p>
          </table:table-cell>
          <table:table-cell table:formula="of:=([.D266]-[.E266])^2" office:value-type="float" office:value="294640.791534775" calcext:value-type="float">
            <text:p>294640,791534775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0.66003" calcext:value-type="float">
            <text:p>0,66003</text:p>
          </table:table-cell>
          <table:table-cell office:value-type="float" office:value="0.52404" calcext:value-type="float">
            <text:p>0,52404</text:p>
          </table:table-cell>
          <table:table-cell table:formula="of:=([.B267]*[.$B$298])-([.B267]*[.$B$297])+[.$B$297]" office:value-type="float" office:value="2696.9991462" calcext:value-type="float">
            <text:p>2696,9991462</text:p>
          </table:table-cell>
          <table:table-cell table:formula="of:=([.C267]*[.$B$298])-([.C267]*[.$B$297])+[.$B$297]" office:value-type="float" office:value="2140.5906216" calcext:value-type="float">
            <text:p>2140,5906216</text:p>
          </table:table-cell>
          <table:table-cell table:formula="of:=([.D267]-[.E267])^2" office:value-type="float" office:value="309590.446247548" calcext:value-type="float">
            <text:p>309590,446247548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0.48308" calcext:value-type="float">
            <text:p>0,48308</text:p>
          </table:table-cell>
          <table:table-cell office:value-type="float" office:value="0.512779" calcext:value-type="float">
            <text:p>0,512779</text:p>
          </table:table-cell>
          <table:table-cell table:formula="of:=([.B268]*[.$B$298])-([.B268]*[.$B$297])+[.$B$297]" office:value-type="float" office:value="1973.0011432" calcext:value-type="float">
            <text:p>1973,0011432</text:p>
          </table:table-cell>
          <table:table-cell table:formula="of:=([.C268]*[.$B$298])-([.C268]*[.$B$297])+[.$B$297]" office:value-type="float" office:value="2094.51578966" calcext:value-type="float">
            <text:p>2094,51578966</text:p>
          </table:table-cell>
          <table:table-cell table:formula="of:=([.D268]-[.E268])^2" office:value-type="float" office:value="14765.8093042987" calcext:value-type="float">
            <text:p>14765,8093042987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0.230094" calcext:value-type="float">
            <text:p>0,230094</text:p>
          </table:table-cell>
          <table:table-cell office:value-type="float" office:value="0.318588" calcext:value-type="float">
            <text:p>0,318588</text:p>
          </table:table-cell>
          <table:table-cell table:formula="of:=([.B269]*[.$B$298])-([.B269]*[.$B$297])+[.$B$297]" office:value-type="float" office:value="937.89880476" calcext:value-type="float">
            <text:p>937,89880476</text:p>
          </table:table-cell>
          <table:table-cell table:formula="of:=([.C269]*[.$B$298])-([.C269]*[.$B$297])+[.$B$297]" office:value-type="float" office:value="1299.97554552" calcext:value-type="float">
            <text:p>1299,97554552</text:p>
          </table:table-cell>
          <table:table-cell table:formula="of:=([.D269]-[.E269])^2" office:value-type="float" office:value="131099.566199384" calcext:value-type="float">
            <text:p>131099,566199384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0.0301207" calcext:value-type="float">
            <text:p>0,0301207</text:p>
          </table:table-cell>
          <table:table-cell office:value-type="float" office:value="0.104059" calcext:value-type="float">
            <text:p>0,104059</text:p>
          </table:table-cell>
          <table:table-cell table:formula="of:=([.B270]*[.$B$298])-([.B270]*[.$B$297])+[.$B$297]" office:value-type="float" office:value="119.700048878" calcext:value-type="float">
            <text:p>119,700048878</text:p>
          </table:table-cell>
          <table:table-cell table:formula="of:=([.C270]*[.$B$298])-([.C270]*[.$B$297])+[.$B$297]" office:value-type="float" office:value="422.22156086" calcext:value-type="float">
            <text:p>422,22156086</text:p>
          </table:table-cell>
          <table:table-cell table:formula="of:=([.D270]-[.E270])^2" office:value-type="float" office:value="91519.2652118753" calcext:value-type="float">
            <text:p>91519,2652118753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0.000525475" calcext:value-type="float">
            <text:p>0,000525475</text:p>
          </table:table-cell>
          <table:table-cell office:value-type="float" office:value="0.0508536" calcext:value-type="float">
            <text:p>0,0508536</text:p>
          </table:table-cell>
          <table:table-cell table:formula="of:=([.B271]*[.$B$298])-([.B271]*[.$B$297])+[.$B$297]" office:value-type="float" office:value="-1.3899980185" calcext:value-type="float">
            <text:p>-1,3899980185</text:p>
          </table:table-cell>
          <table:table-cell table:formula="of:=([.C271]*[.$B$298])-([.C271]*[.$B$297])+[.$B$297]" office:value-type="float" office:value="204.529538544" calcext:value-type="float">
            <text:p>204,529538544</text:p>
          </table:table-cell>
          <table:table-cell table:formula="of:=([.D271]-[.E271])^2" office:value-type="float" office:value="42402.8555381148" calcext:value-type="float">
            <text:p>42402,8555381148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0" calcext:value-type="float">
            <text:p>0</text:p>
          </table:table-cell>
          <table:table-cell office:value-type="float" office:value="0.0436834" calcext:value-type="float">
            <text:p>0,0436834</text:p>
          </table:table-cell>
          <table:table-cell table:formula="of:=([.B272]*[.$B$298])-([.B272]*[.$B$297])+[.$B$297]" office:value-type="float" office:value="-3.54" calcext:value-type="float">
            <text:p>-3,54</text:p>
          </table:table-cell>
          <table:table-cell table:formula="of:=([.C272]*[.$B$298])-([.C272]*[.$B$297])+[.$B$297]" office:value-type="float" office:value="175.192378436" calcext:value-type="float">
            <text:p>175,192378436</text:p>
          </table:table-cell>
          <table:table-cell table:formula="of:=([.D272]-[.E272])^2" office:value-type="float" office:value="31945.2631013895" calcext:value-type="float">
            <text:p>31945,2631013895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0" calcext:value-type="float">
            <text:p>0</text:p>
          </table:table-cell>
          <table:table-cell office:value-type="float" office:value="0.0315291" calcext:value-type="float">
            <text:p>0,0315291</text:p>
          </table:table-cell>
          <table:table-cell table:formula="of:=([.B273]*[.$B$298])-([.B273]*[.$B$297])+[.$B$297]" office:value-type="float" office:value="-3.54" calcext:value-type="float">
            <text:p>-3,54</text:p>
          </table:table-cell>
          <table:table-cell table:formula="of:=([.C273]*[.$B$298])-([.C273]*[.$B$297])+[.$B$297]" office:value-type="float" office:value="125.462573814" calcext:value-type="float">
            <text:p>125,462573814</text:p>
          </table:table-cell>
          <table:table-cell table:formula="of:=([.D273]-[.E273])^2" office:value-type="float" office:value="16641.6640506365" calcext:value-type="float">
            <text:p>16641,6640506365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0.00000244407" calcext:value-type="float">
            <text:p>2,44407E-06</text:p>
          </table:table-cell>
          <table:table-cell office:value-type="float" office:value="0.0302386" calcext:value-type="float">
            <text:p>0,0302386</text:p>
          </table:table-cell>
          <table:table-cell table:formula="of:=([.B274]*[.$B$298])-([.B274]*[.$B$297])+[.$B$297]" office:value-type="float" office:value="-3.5299999898322" calcext:value-type="float">
            <text:p>-3,5299999898</text:p>
          </table:table-cell>
          <table:table-cell table:formula="of:=([.C274]*[.$B$298])-([.C274]*[.$B$297])+[.$B$297]" office:value-type="float" office:value="120.182441444" calcext:value-type="float">
            <text:p>120,182441444</text:p>
          </table:table-cell>
          <table:table-cell table:formula="of:=([.D274]-[.E274])^2" office:value-type="float" office:value="15304.7681655194" calcext:value-type="float">
            <text:p>15304,7681655194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0" calcext:value-type="float">
            <text:p>0</text:p>
          </table:table-cell>
          <table:table-cell office:value-type="float" office:value="0.0630789" calcext:value-type="float">
            <text:p>0,0630789</text:p>
          </table:table-cell>
          <table:table-cell table:formula="of:=([.B275]*[.$B$298])-([.B275]*[.$B$297])+[.$B$297]" office:value-type="float" office:value="-3.54" calcext:value-type="float">
            <text:p>-3,54</text:p>
          </table:table-cell>
          <table:table-cell table:formula="of:=([.C275]*[.$B$298])-([.C275]*[.$B$297])+[.$B$297]" office:value-type="float" office:value="254.549842506" calcext:value-type="float">
            <text:p>254,549842506</text:p>
          </table:table-cell>
          <table:table-cell table:formula="of:=([.D275]-[.E275])^2" office:value-type="float" office:value="66610.3668047719" calcext:value-type="float">
            <text:p>66610,3668047719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" calcext:value-type="float">
            <text:p>0</text:p>
          </table:table-cell>
          <table:table-cell office:value-type="float" office:value="0.070707" calcext:value-type="float">
            <text:p>0,070707</text:p>
          </table:table-cell>
          <table:table-cell table:formula="of:=([.B276]*[.$B$298])-([.B276]*[.$B$297])+[.$B$297]" office:value-type="float" office:value="-3.54" calcext:value-type="float">
            <text:p>-3,54</text:p>
          </table:table-cell>
          <table:table-cell table:formula="of:=([.C276]*[.$B$298])-([.C276]*[.$B$297])+[.$B$297]" office:value-type="float" office:value="285.76051878" calcext:value-type="float">
            <text:p>285,76051878</text:p>
          </table:table-cell>
          <table:table-cell table:formula="of:=([.D276]-[.E276])^2" office:value-type="float" office:value="83694.7901663771" calcext:value-type="float">
            <text:p>83694,7901663771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0.0000146644" calcext:value-type="float">
            <text:p>1,46644E-05</text:p>
          </table:table-cell>
          <table:table-cell office:value-type="float" office:value="0.0708485" calcext:value-type="float">
            <text:p>0,0708485</text:p>
          </table:table-cell>
          <table:table-cell table:formula="of:=([.B277]*[.$B$298])-([.B277]*[.$B$297])+[.$B$297]" office:value-type="float" office:value="-3.480000020824" calcext:value-type="float">
            <text:p>-3,4800000208</text:p>
          </table:table-cell>
          <table:table-cell table:formula="of:=([.C277]*[.$B$298])-([.C277]*[.$B$297])+[.$B$297]" office:value-type="float" office:value="286.33947169" calcext:value-type="float">
            <text:p>286,33947169</text:p>
          </table:table-cell>
          <table:table-cell table:formula="of:=([.D277]-[.E277])^2" office:value-type="float" office:value="83995.3261827411" calcext:value-type="float">
            <text:p>83995,3261827411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0.0000073322" calcext:value-type="float">
            <text:p>7,3322E-06</text:p>
          </table:table-cell>
          <table:table-cell office:value-type="float" office:value="0.0708736" calcext:value-type="float">
            <text:p>0,0708736</text:p>
          </table:table-cell>
          <table:table-cell table:formula="of:=([.B278]*[.$B$298])-([.B278]*[.$B$297])+[.$B$297]" office:value-type="float" office:value="-3.510000010412" calcext:value-type="float">
            <text:p>-3,5100000104</text:p>
          </table:table-cell>
          <table:table-cell table:formula="of:=([.C278]*[.$B$298])-([.C278]*[.$B$297])+[.$B$297]" office:value-type="float" office:value="286.442169344" calcext:value-type="float">
            <text:p>286,442169344</text:p>
          </table:table-cell>
          <table:table-cell table:formula="of:=([.D278]-[.E278])^2" office:value-type="float" office:value="84072.2605133296" calcext:value-type="float">
            <text:p>84072,2605133296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0.0000342169" calcext:value-type="float">
            <text:p>3,42169E-05</text:p>
          </table:table-cell>
          <table:table-cell office:value-type="float" office:value="0.070863" calcext:value-type="float">
            <text:p>0,070863</text:p>
          </table:table-cell>
          <table:table-cell table:formula="of:=([.B279]*[.$B$298])-([.B279]*[.$B$297])+[.$B$297]" office:value-type="float" office:value="-3.400000184974" calcext:value-type="float">
            <text:p>-3,400000185</text:p>
          </table:table-cell>
          <table:table-cell table:formula="of:=([.C279]*[.$B$298])-([.C279]*[.$B$297])+[.$B$297]" office:value-type="float" office:value="286.39879902" calcext:value-type="float">
            <text:p>286,39879902</text:p>
          </table:table-cell>
          <table:table-cell table:formula="of:=([.D279]-[.E279])^2" office:value-type="float" office:value="83983.3440206448" calcext:value-type="float">
            <text:p>83983,3440206448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office:value-type="float" office:value="0.0709046" calcext:value-type="float">
            <text:p>0,0709046</text:p>
          </table:table-cell>
          <table:table-cell table:formula="of:=([.B280]*[.$B$298])-([.B280]*[.$B$297])+[.$B$297]" office:value-type="float" office:value="-3.54" calcext:value-type="float">
            <text:p>-3,54</text:p>
          </table:table-cell>
          <table:table-cell table:formula="of:=([.C280]*[.$B$298])-([.C280]*[.$B$297])+[.$B$297]" office:value-type="float" office:value="286.569007084" calcext:value-type="float">
            <text:p>286,569007084</text:p>
          </table:table-cell>
          <table:table-cell table:formula="of:=([.D280]-[.E280])^2" office:value-type="float" office:value="84163.2359912644" calcext:value-type="float">
            <text:p>84163,2359912644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office:value-type="float" office:value="0.0708591" calcext:value-type="float">
            <text:p>0,0708591</text:p>
          </table:table-cell>
          <table:table-cell table:formula="of:=([.B281]*[.$B$298])-([.B281]*[.$B$297])+[.$B$297]" office:value-type="float" office:value="-3.54" calcext:value-type="float">
            <text:p>-3,54</text:p>
          </table:table-cell>
          <table:table-cell table:formula="of:=([.C281]*[.$B$298])-([.C281]*[.$B$297])+[.$B$297]" office:value-type="float" office:value="286.382842014" calcext:value-type="float">
            <text:p>286,382842014</text:p>
          </table:table-cell>
          <table:table-cell table:formula="of:=([.D281]-[.E281])^2" office:value-type="float" office:value="84055.2543214748" calcext:value-type="float">
            <text:p>84055,2543214748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  <table:table-cell office:value-type="float" office:value="0.0708428" calcext:value-type="float">
            <text:p>0,0708428</text:p>
          </table:table-cell>
          <table:table-cell table:formula="of:=([.B282]*[.$B$298])-([.B282]*[.$B$297])+[.$B$297]" office:value-type="float" office:value="-3.54" calcext:value-type="float">
            <text:p>-3,54</text:p>
          </table:table-cell>
          <table:table-cell table:formula="of:=([.C282]*[.$B$298])-([.C282]*[.$B$297])+[.$B$297]" office:value-type="float" office:value="286.316149912" calcext:value-type="float">
            <text:p>286,316149912</text:p>
          </table:table-cell>
          <table:table-cell table:formula="of:=([.D282]-[.E282])^2" office:value-type="float" office:value="84016.5876418078" calcext:value-type="float">
            <text:p>84016,5876418078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0" calcext:value-type="float">
            <text:p>0</text:p>
          </table:table-cell>
          <table:table-cell office:value-type="float" office:value="0.0708574" calcext:value-type="float">
            <text:p>0,0708574</text:p>
          </table:table-cell>
          <table:table-cell table:formula="of:=([.B283]*[.$B$298])-([.B283]*[.$B$297])+[.$B$297]" office:value-type="float" office:value="-3.54" calcext:value-type="float">
            <text:p>-3,54</text:p>
          </table:table-cell>
          <table:table-cell table:formula="of:=([.C283]*[.$B$298])-([.C283]*[.$B$297])+[.$B$297]" office:value-type="float" office:value="286.375886396" calcext:value-type="float">
            <text:p>286,375886396</text:p>
          </table:table-cell>
          <table:table-cell table:formula="of:=([.D283]-[.E283])^2" office:value-type="float" office:value="84051.2211847784" calcext:value-type="float">
            <text:p>84051,2211847784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0" calcext:value-type="float">
            <text:p>0</text:p>
          </table:table-cell>
          <table:table-cell office:value-type="float" office:value="0.0708395" calcext:value-type="float">
            <text:p>0,0708395</text:p>
          </table:table-cell>
          <table:table-cell table:formula="of:=([.B284]*[.$B$298])-([.B284]*[.$B$297])+[.$B$297]" office:value-type="float" office:value="-3.54" calcext:value-type="float">
            <text:p>-3,54</text:p>
          </table:table-cell>
          <table:table-cell table:formula="of:=([.C284]*[.$B$298])-([.C284]*[.$B$297])+[.$B$297]" office:value-type="float" office:value="286.30264783" calcext:value-type="float">
            <text:p>286,30264783</text:p>
          </table:table-cell>
          <table:table-cell table:formula="of:=([.D284]-[.E284])^2" office:value-type="float" office:value="84008.7605011054" calcext:value-type="float">
            <text:p>84008,7605011054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0.0000171085" calcext:value-type="float">
            <text:p>1,71085E-05</text:p>
          </table:table-cell>
          <table:table-cell office:value-type="float" office:value="0.0708488" calcext:value-type="float">
            <text:p>0,0708488</text:p>
          </table:table-cell>
          <table:table-cell table:formula="of:=([.B285]*[.$B$298])-([.B285]*[.$B$297])+[.$B$297]" office:value-type="float" office:value="-3.46999988791" calcext:value-type="float">
            <text:p>-3,4699998879</text:p>
          </table:table-cell>
          <table:table-cell table:formula="of:=([.C285]*[.$B$298])-([.C285]*[.$B$297])+[.$B$297]" office:value-type="float" office:value="286.340699152" calcext:value-type="float">
            <text:p>286,340699152</text:p>
          </table:table-cell>
          <table:table-cell table:formula="of:=([.D285]-[.E285])^2" office:value-type="float" office:value="83990.2412780013" calcext:value-type="float">
            <text:p>83990,2412780013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0" calcext:value-type="float">
            <text:p>0</text:p>
          </table:table-cell>
          <table:table-cell office:value-type="float" office:value="0.0708769" calcext:value-type="float">
            <text:p>0,0708769</text:p>
          </table:table-cell>
          <table:table-cell table:formula="of:=([.B286]*[.$B$298])-([.B286]*[.$B$297])+[.$B$297]" office:value-type="float" office:value="-3.54" calcext:value-type="float">
            <text:p>-3,54</text:p>
          </table:table-cell>
          <table:table-cell table:formula="of:=([.C286]*[.$B$298])-([.C286]*[.$B$297])+[.$B$297]" office:value-type="float" office:value="286.455671426" calcext:value-type="float">
            <text:p>286,455671426</text:p>
          </table:table-cell>
          <table:table-cell table:formula="of:=([.D286]-[.E286])^2" office:value-type="float" office:value="84097.4894458165" calcext:value-type="float">
            <text:p>84097,4894458165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0" calcext:value-type="float">
            <text:p>0</text:p>
          </table:table-cell>
          <table:table-cell office:value-type="float" office:value="0.0708521" calcext:value-type="float">
            <text:p>0,0708521</text:p>
          </table:table-cell>
          <table:table-cell table:formula="of:=([.B287]*[.$B$298])-([.B287]*[.$B$297])+[.$B$297]" office:value-type="float" office:value="-3.54" calcext:value-type="float">
            <text:p>-3,54</text:p>
          </table:table-cell>
          <table:table-cell table:formula="of:=([.C287]*[.$B$298])-([.C287]*[.$B$297])+[.$B$297]" office:value-type="float" office:value="286.354201234" calcext:value-type="float">
            <text:p>286,354201234</text:p>
          </table:table-cell>
          <table:table-cell table:formula="of:=([.D287]-[.E287])^2" office:value-type="float" office:value="84038.6479090989" calcext:value-type="float">
            <text:p>84038,6479090989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0.00000488814" calcext:value-type="float">
            <text:p>4,88814E-06</text:p>
          </table:table-cell>
          <table:table-cell office:value-type="float" office:value="0.0708466" calcext:value-type="float">
            <text:p>0,0708466</text:p>
          </table:table-cell>
          <table:table-cell table:formula="of:=([.B288]*[.$B$298])-([.B288]*[.$B$297])+[.$B$297]" office:value-type="float" office:value="-3.5199999796644" calcext:value-type="float">
            <text:p>-3,5199999797</text:p>
          </table:table-cell>
          <table:table-cell table:formula="of:=([.C288]*[.$B$298])-([.C288]*[.$B$297])+[.$B$297]" office:value-type="float" office:value="286.331697764" calcext:value-type="float">
            <text:p>286,331697764</text:p>
          </table:table-cell>
          <table:table-cell table:formula="of:=([.D288]-[.E288])^2" office:value-type="float" office:value="84014.0066848846" calcext:value-type="float">
            <text:p>84014,0066848846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0.0052523" calcext:value-type="float">
            <text:p>0,0052523</text:p>
          </table:table-cell>
          <table:table-cell office:value-type="float" office:value="0.0708621" calcext:value-type="float">
            <text:p>0,0708621</text:p>
          </table:table-cell>
          <table:table-cell table:formula="of:=([.B289]*[.$B$298])-([.B289]*[.$B$297])+[.$B$297]" office:value-type="float" office:value="17.949995542" calcext:value-type="float">
            <text:p>17,949995542</text:p>
          </table:table-cell>
          <table:table-cell table:formula="of:=([.C289]*[.$B$298])-([.C289]*[.$B$297])+[.$B$297]" office:value-type="float" office:value="286.395116634" calcext:value-type="float">
            <text:p>286,395116634</text:p>
          </table:table-cell>
          <table:table-cell table:formula="of:=([.D289]-[.E289])^2" office:value-type="float" office:value="72062.7830380985" calcext:value-type="float">
            <text:p>72062,7830380985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0.0457872" calcext:value-type="float">
            <text:p>0,0457872</text:p>
          </table:table-cell>
          <table:table-cell office:value-type="float" office:value="0.0794499" calcext:value-type="float">
            <text:p>0,0794499</text:p>
          </table:table-cell>
          <table:table-cell table:formula="of:=([.B290]*[.$B$298])-([.B290]*[.$B$297])+[.$B$297]" office:value-type="float" office:value="183.800160288" calcext:value-type="float">
            <text:p>183,800160288</text:p>
          </table:table-cell>
          <table:table-cell table:formula="of:=([.C290]*[.$B$298])-([.C290]*[.$B$297])+[.$B$297]" office:value-type="float" office:value="321.532443846" calcext:value-type="float">
            <text:p>321,532443846</text:p>
          </table:table-cell>
          <table:table-cell table:formula="of:=([.D290]-[.E290])^2" office:value-type="float" office:value="18970.1819341013" calcext:value-type="float">
            <text:p>18970,1819341013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0.211886" calcext:value-type="float">
            <text:p>0,211886</text:p>
          </table:table-cell>
          <table:table-cell office:value-type="float" office:value="0.144891" calcext:value-type="float">
            <text:p>0,144891</text:p>
          </table:table-cell>
          <table:table-cell table:formula="of:=([.B291]*[.$B$298])-([.B291]*[.$B$297])+[.$B$297]" office:value-type="float" office:value="863.40004444" calcext:value-type="float">
            <text:p>863,40004444</text:p>
          </table:table-cell>
          <table:table-cell table:formula="of:=([.C291]*[.$B$298])-([.C291]*[.$B$297])+[.$B$297]" office:value-type="float" office:value="589.28732214" calcext:value-type="float">
            <text:p>589,28732214</text:p>
          </table:table-cell>
          <table:table-cell table:formula="of:=([.D291]-[.E291])^2" office:value-type="float" office:value="75137.7845267169" calcext:value-type="float">
            <text:p>75137,7845267169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.179429" calcext:value-type="float">
            <text:p>0,179429</text:p>
          </table:table-cell>
          <table:table-cell office:value-type="float" office:value="0.356923" calcext:value-type="float">
            <text:p>0,356923</text:p>
          </table:table-cell>
          <table:table-cell table:formula="of:=([.B292]*[.$B$298])-([.B292]*[.$B$297])+[.$B$297]" office:value-type="float" office:value="730.60093066" calcext:value-type="float">
            <text:p>730,60093066</text:p>
          </table:table-cell>
          <table:table-cell table:formula="of:=([.C292]*[.$B$298])-([.C292]*[.$B$297])+[.$B$297]" office:value-type="float" office:value="1456.82473142" calcext:value-type="float">
            <text:p>1456,82473142</text:p>
          </table:table-cell>
          <table:table-cell table:formula="of:=([.D292]-[.E292])^2" office:value-type="float" office:value="527401.0087903" calcext:value-type="float">
            <text:p>527401,0087903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0.152471" calcext:value-type="float">
            <text:p>0,152471</text:p>
          </table:table-cell>
          <table:table-cell office:value-type="float" office:value="0.32416" calcext:value-type="float">
            <text:p>0,32416</text:p>
          </table:table-cell>
          <table:table-cell table:formula="of:=([.B293]*[.$B$298])-([.B293]*[.$B$297])+[.$B$297]" office:value-type="float" office:value="620.30119534" calcext:value-type="float">
            <text:p>620,30119534</text:p>
          </table:table-cell>
          <table:table-cell table:formula="of:=([.C293]*[.$B$298])-([.C293]*[.$B$297])+[.$B$297]" office:value-type="float" office:value="1322.7736064" calcext:value-type="float">
            <text:p>1322,7736064</text:p>
          </table:table-cell>
          <table:table-cell table:formula="of:=([.D293]-[.E293])^2" office:value-type="float" office:value="493467.48830045" calcext:value-type="float">
            <text:p>493467,48830045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0.489434" calcext:value-type="float">
            <text:p>0,489434</text:p>
          </table:table-cell>
          <table:table-cell office:value-type="float" office:value="0.274297" calcext:value-type="float">
            <text:p>0,274297</text:p>
          </table:table-cell>
          <table:table-cell table:formula="of:=([.B294]*[.$B$298])-([.B294]*[.$B$297])+[.$B$297]" office:value-type="float" office:value="1998.99878836" calcext:value-type="float">
            <text:p>1998,99878836</text:p>
          </table:table-cell>
          <table:table-cell table:formula="of:=([.C294]*[.$B$298])-([.C294]*[.$B$297])+[.$B$297]" office:value-type="float" office:value="1118.75714738" calcext:value-type="float">
            <text:p>1118,75714738</text:p>
          </table:table-cell>
          <table:table-cell table:formula="of:=([.D294]-[.E294])^2" office:value-type="float" office:value="774825.346515163" calcext:value-type="float">
            <text:p>774825,346515163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0.904193" calcext:value-type="float">
            <text:p>0,904193</text:p>
          </table:table-cell>
          <table:table-cell office:value-type="float" office:value="0.534709" calcext:value-type="float">
            <text:p>0,534709</text:p>
          </table:table-cell>
          <table:table-cell table:formula="of:=([.B295]*[.$B$298])-([.B295]*[.$B$297])+[.$B$297]" office:value-type="float" office:value="3696.00182722" calcext:value-type="float">
            <text:p>3696,00182722</text:p>
          </table:table-cell>
          <table:table-cell table:formula="of:=([.C295]*[.$B$298])-([.C295]*[.$B$297])+[.$B$297]" office:value-type="float" office:value="2184.24326186" calcext:value-type="float">
            <text:p>2184,24326186</text:p>
          </table:table-cell>
          <table:table-cell table:formula="of:=([.D295]-[.E295])^2" office:value-type="float" office:value="2285413.95993932" calcext:value-type="float">
            <text:p>2285413,95993932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0.88684" calcext:value-type="float">
            <text:p>0,88684</text:p>
          </table:table-cell>
          <table:table-cell office:value-type="float" office:value="0.675036" calcext:value-type="float">
            <text:p>0,675036</text:p>
          </table:table-cell>
          <table:table-cell table:formula="of:=([.B296]*[.$B$298])-([.B296]*[.$B$297])+[.$B$297]" office:value-type="float" office:value="3625.0013336" calcext:value-type="float">
            <text:p>3625,0013336</text:p>
          </table:table-cell>
          <table:table-cell table:formula="of:=([.C296]*[.$B$298])-([.C296]*[.$B$297])+[.$B$297]" office:value-type="float" office:value="2758.39679544" calcext:value-type="float">
            <text:p>2758,39679544</text:p>
          </table:table-cell>
          <table:table-cell table:formula="of:=([.D296]-[.E296])^2" office:value-type="float" office:value="751003.425559507" calcext:value-type="float">
            <text:p>751003,425559507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float" office:value="-3.54" calcext:value-type="float">
            <text:p>-3,54</text:p>
          </table:table-cell>
          <table:table-cell/>
          <table:table-cell table:style-name="Default" table:number-columns-repeated="2"/>
          <table:table-cell table:formula="of:=SQRT(AVERAGE([.F2:.F296]))" office:value-type="float" office:value="662.300667212414" calcext:value-type="float">
            <text:p>662,3006672124</text:p>
          </table:table-cell>
        </table:table-row>
        <table:table-row table:style-name="ro1">
          <table:table-cell office:value-type="string" calcext:value-type="string">
            <text:p>MAX</text:p>
          </table:table-cell>
          <table:table-cell office:value-type="float" office:value="4088" calcext:value-type="float">
            <text:p>4088</text:p>
          </table:table-cell>
          <table:table-cell/>
          <table:table-cell table:style-name="Default" table:number-columns-repeated="2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shadow="none" fo:background-color="transparent" style:scale-to="45%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5">00/00/0000</text:date>, <text:time style:data-style-name="N2" text:time-value="07:46:14.978307715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dc:date>2017-01-15T07:53:06.153295469</dc:date>
    <meta:editing-duration>PT48M44S</meta:editing-duration>
    <meta:editing-cycles>19</meta:editing-cycles>
    <meta:document-statistic meta:table-count="1" meta:cell-count="178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332cm" svg:y="0.316cm" chart:style-name="ch2">
          <text:p>Solar radiation prediction by an ANN</text:p>
        </chart:title>
        <chart:legend chart:legend-position="end" svg:x="12.777cm" svg:y="3.952cm" style:legend-expansion="high" chart:style-name="ch3"/>
        <chart:plot-area chart:style-name="ch4" table:cell-range-address="data_out_training.D1:data_out_training.E296" chart:data-source-has-labels="row" svg:x="1.331cm" svg:y="1.275cm" svg:width="11.126cm" svg:height="6.564cm">
          <chartooo:coordinate-region svg:x="2.429cm" svg:y="1.475cm" svg:width="10.028cm" svg:height="6.165cm"/>
          <chart:axis chart:dimension="x" chart:name="primary-x" chart:style-name="ch5">
            <chart:title svg:x="6.48cm" svg:y="8.019cm" chart:style-name="ch6">
              <text:p>Hour</text:p>
            </chart:title>
          </chart:axis>
          <chart:axis chart:dimension="y" chart:name="primary-y" chart:style-name="ch5">
            <chart:title svg:x="0.451cm" svg:y="6.241cm" chart:style-name="ch7">
              <text:p>Solar radiation (kJ/m2)</text:p>
            </chart:title>
            <chart:grid chart:style-name="ch8" chart:class="major"/>
          </chart:axis>
          <chart:series chart:style-name="ch9" chart:values-cell-range-address="data_out_training.D2:data_out_training.D296" chart:label-cell-address="data_out_training.D1:data_out_training.D1" chart:class="chart:line">
            <chart:data-point chart:repeated="295"/>
          </chart:series>
          <chart:series chart:style-name="ch10" chart:values-cell-range-address="data_out_training.E2:data_out_training.E296" chart:label-cell-address="data_out_training.E1:data_out_training.E1" chart:class="chart:line">
            <chart:data-point chart:repeated="29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al C</text:p>
                <draw:g>
                  <svg:desc>data_out_training.D1:data_out_training.D1</svg:desc>
                </draw:g>
              </table:table-cell>
              <table:table-cell office:value-type="string">
                <text:p>Simulated C</text:p>
                <draw:g>
                  <svg:desc>data_out_training.E1:data_out_training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8.059914642">
                <text:p>38.059914642</text:p>
                <draw:g>
                  <svg:desc>data_out_training.D2:data_out_training.D296</svg:desc>
                </draw:g>
              </table:table-cell>
              <table:table-cell office:value-type="float" office:value="286.63610834">
                <text:p>286.63610834</text:p>
                <draw:g>
                  <svg:desc>data_out_training.E2:data_out_training.E29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4.400092142">
                <text:p>254.400092142</text:p>
              </table:table-cell>
              <table:table-cell office:value-type="float" office:value="354.338411566">
                <text:p>354.33841156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50.99837846">
                <text:p>1450.99837846</text:p>
              </table:table-cell>
              <table:table-cell office:value-type="float" office:value="700.0616761">
                <text:p>700.061676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227.99819062">
                <text:p>2227.99819062</text:p>
              </table:table-cell>
              <table:table-cell office:value-type="float" office:value="1773.89044064">
                <text:p>1773.8904406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883.0005546">
                <text:p>2883.0005546</text:p>
              </table:table-cell>
              <table:table-cell office:value-type="float" office:value="2360.15084108">
                <text:p>2360.1508410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927.00097576">
                <text:p>2927.00097576</text:p>
              </table:table-cell>
              <table:table-cell office:value-type="float" office:value="2805.915941">
                <text:p>2805.91594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296.99893796">
                <text:p>3296.99893796</text:p>
              </table:table-cell>
              <table:table-cell office:value-type="float" office:value="2545.00661828">
                <text:p>2545.0066182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61.99980068">
                <text:p>3561.99980068</text:p>
              </table:table-cell>
              <table:table-cell office:value-type="float" office:value="2838.45595862">
                <text:p>2838.4559586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367.99943158">
                <text:p>3367.99943158</text:p>
              </table:table-cell>
              <table:table-cell office:value-type="float" office:value="2876.4336329">
                <text:p>2876.433632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278.00090096">
                <text:p>2278.00090096</text:p>
              </table:table-cell>
              <table:table-cell office:value-type="float" office:value="2433.3607663">
                <text:p>2433.360766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28.99795964">
                <text:p>2028.99795964</text:p>
              </table:table-cell>
              <table:table-cell office:value-type="float" office:value="1351.28754866">
                <text:p>1351.2875486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10.9982584">
                <text:p>1010.9982584</text:p>
              </table:table-cell>
              <table:table-cell office:value-type="float" office:value="1010.00401418">
                <text:p>1010.0040141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72.500145116">
                <text:p>172.500145116</text:p>
              </table:table-cell>
              <table:table-cell office:value-type="float" office:value="353.716088332">
                <text:p>353.71608833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72999988418">
                <text:p>-0.72999988418</text:p>
              </table:table-cell>
              <table:table-cell office:value-type="float" office:value="157.032896454">
                <text:p>157.03289645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3.360000062472">
                <text:p>-3.360000062472</text:p>
              </table:table-cell>
              <table:table-cell office:value-type="float" office:value="230.873327988">
                <text:p>230.87332798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3.5000000002442">
                <text:p>-3.5000000002442</text:p>
              </table:table-cell>
              <table:table-cell office:value-type="float" office:value="127.572990146">
                <text:p>127.57299014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3.08000043242">
                <text:p>-3.08000043242</text:p>
              </table:table-cell>
              <table:table-cell office:value-type="float" office:value="119.27575618">
                <text:p>119.2757561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3.400000184974">
                <text:p>-3.400000184974</text:p>
              </table:table-cell>
              <table:table-cell office:value-type="float" office:value="242.155340384">
                <text:p>242.15534038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3.199999981618">
                <text:p>-3.199999981618</text:p>
              </table:table-cell>
              <table:table-cell office:value-type="float" office:value="285.95077539">
                <text:p>285.9507753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2.57999787826">
                <text:p>-2.57999787826</text:p>
              </table:table-cell>
              <table:table-cell office:value-type="float" office:value="286.832911414">
                <text:p>286.83291141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3.12999905122">
                <text:p>-3.12999905122</text:p>
              </table:table-cell>
              <table:table-cell office:value-type="float" office:value="288.09883389">
                <text:p>288.0988338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3.12999905122">
                <text:p>-3.12999905122</text:p>
              </table:table-cell>
              <table:table-cell office:value-type="float" office:value="287.07799466">
                <text:p>287.0779946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2.85999832662">
                <text:p>-2.85999832662</text:p>
              </table:table-cell>
              <table:table-cell office:value-type="float" office:value="287.042807416">
                <text:p>287.04280741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3.439999898322">
                <text:p>-3.439999898322</text:p>
              </table:table-cell>
              <table:table-cell office:value-type="float" office:value="287.693362276">
                <text:p>287.69336227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8.1600142902">
                <text:p>18.1600142902</text:p>
              </table:table-cell>
              <table:table-cell office:value-type="float" office:value="286.45403481">
                <text:p>286.4540348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82.59980413">
                <text:p>282.59980413</text:p>
              </table:table-cell>
              <table:table-cell office:value-type="float" office:value="321.836036114">
                <text:p>321.83603611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22.99874522">
                <text:p>1022.99874522</text:p>
              </table:table-cell>
              <table:table-cell office:value-type="float" office:value="737.42152784">
                <text:p>737.4215278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504.00018762">
                <text:p>1504.00018762</text:p>
              </table:table-cell>
              <table:table-cell office:value-type="float" office:value="1612.50373688">
                <text:p>1612.5037368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715.99924118">
                <text:p>1715.99924118</text:p>
              </table:table-cell>
              <table:table-cell office:value-type="float" office:value="1998.12729034">
                <text:p>1998.1272903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172.0003574">
                <text:p>1172.0003574</text:p>
              </table:table-cell>
              <table:table-cell office:value-type="float" office:value="2031.06418734">
                <text:p>2031.0641873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342.00076964">
                <text:p>2342.00076964</text:p>
              </table:table-cell>
              <table:table-cell office:value-type="float" office:value="1390.78318428">
                <text:p>1390.7831842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78.00191774">
                <text:p>3278.00191774</text:p>
              </table:table-cell>
              <table:table-cell office:value-type="float" office:value="2310.3486162">
                <text:p>2310.348616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794.99971228">
                <text:p>2794.99971228</text:p>
              </table:table-cell>
              <table:table-cell office:value-type="float" office:value="2960.2283721">
                <text:p>2960.228372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258.00145344">
                <text:p>2258.00145344</text:p>
              </table:table-cell>
              <table:table-cell office:value-type="float" office:value="2128.86017642">
                <text:p>2128.8601764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472.99858904">
                <text:p>1472.99858904</text:p>
              </table:table-cell>
              <table:table-cell office:value-type="float" office:value="1706.22455212">
                <text:p>1706.2245521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923.99984338">
                <text:p>923.99984338</text:p>
              </table:table-cell>
              <table:table-cell office:value-type="float" office:value="888.5384662">
                <text:p>888.538466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84.199903746">
                <text:p>184.199903746</text:p>
              </table:table-cell>
              <table:table-cell office:value-type="float" office:value="353.06635178">
                <text:p>353.0663517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0.76999877922">
                <text:p>-0.76999877922</text:p>
              </table:table-cell>
              <table:table-cell office:value-type="float" office:value="217.017327778">
                <text:p>217.01732777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3.54">
                <text:p>-3.54</text:p>
              </table:table-cell>
              <table:table-cell office:value-type="float" office:value="155.785795062">
                <text:p>155.78579506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0.85005827">
                <text:p>80.85005827</text:p>
              </table:table-cell>
              <table:table-cell office:value-type="float" office:value="165.83748138">
                <text:p>165.8374813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0.87999983212">
                <text:p>-0.87999983212</text:p>
              </table:table-cell>
              <table:table-cell office:value-type="float" office:value="250.218129108">
                <text:p>250.21812910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3.54">
                <text:p>-3.54</text:p>
              </table:table-cell>
              <table:table-cell office:value-type="float" office:value="257.748199324">
                <text:p>257.74819932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3.54">
                <text:p>-3.54</text:p>
              </table:table-cell>
              <table:table-cell office:value-type="float" office:value="276.012015576">
                <text:p>276.01201557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3.54">
                <text:p>-3.54</text:p>
              </table:table-cell>
              <table:table-cell office:value-type="float" office:value="312.803961564">
                <text:p>312.80396156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3.490000153738">
                <text:p>-3.490000153738</text:p>
              </table:table-cell>
              <table:table-cell office:value-type="float" office:value="264.712409558">
                <text:p>264.71240955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3.150000135356">
                <text:p>-3.150000135356</text:p>
              </table:table-cell>
              <table:table-cell office:value-type="float" office:value="285.702828066">
                <text:p>285.70282806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3.12999905122">
                <text:p>-3.12999905122</text:p>
              </table:table-cell>
              <table:table-cell office:value-type="float" office:value="286.990844858">
                <text:p>286.99084485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3.54">
                <text:p>-3.54</text:p>
              </table:table-cell>
              <table:table-cell office:value-type="float" office:value="287.08413197">
                <text:p>287.0841319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3.54">
                <text:p>-3.54</text:p>
              </table:table-cell>
              <table:table-cell office:value-type="float" office:value="286.387751862">
                <text:p>286.38775186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3.54">
                <text:p>-3.54</text:p>
              </table:table-cell>
              <table:table-cell office:value-type="float" office:value="286.397571558">
                <text:p>286.39757155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3.5199999796644">
                <text:p>-3.5199999796644</text:p>
              </table:table-cell>
              <table:table-cell office:value-type="float" office:value="286.362793468">
                <text:p>286.36279346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4.9399926458">
                <text:p>34.9399926458</text:p>
              </table:table-cell>
              <table:table-cell office:value-type="float" office:value="286.262550738">
                <text:p>286.26255073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32.000138104">
                <text:p>232.000138104</text:p>
              </table:table-cell>
              <table:table-cell office:value-type="float" office:value="349.237488648">
                <text:p>349.23748864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349.99871356">
                <text:p>1349.99871356</text:p>
              </table:table-cell>
              <table:table-cell office:value-type="float" office:value="665.98733098">
                <text:p>665.9873309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317.00146024">
                <text:p>2317.00146024</text:p>
              </table:table-cell>
              <table:table-cell office:value-type="float" office:value="1741.03946598">
                <text:p>1741.0394659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999.9981409">
                <text:p>2999.9981409</text:p>
              </table:table-cell>
              <table:table-cell office:value-type="float" office:value="2381.59460222">
                <text:p>2381.5946022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562.99813644">
                <text:p>3562.99813644</text:p>
              </table:table-cell>
              <table:table-cell office:value-type="float" office:value="2857.878499">
                <text:p>2857.87849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505.9988927">
                <text:p>3505.9988927</text:p>
              </table:table-cell>
              <table:table-cell office:value-type="float" office:value="3178.50793956">
                <text:p>3178.5079395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810.99865046">
                <text:p>3810.99865046</text:p>
              </table:table-cell>
              <table:table-cell office:value-type="float" office:value="2828.62807954">
                <text:p>2828.6280795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385.99811604">
                <text:p>3385.99811604</text:p>
              </table:table-cell>
              <table:table-cell office:value-type="float" office:value="3029.5390597">
                <text:p>3029.539059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799.0012384">
                <text:p>2799.0012384</text:p>
              </table:table-cell>
              <table:table-cell office:value-type="float" office:value="2384.34002556">
                <text:p>2384.3400255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055.9980321">
                <text:p>2055.9980321</text:p>
              </table:table-cell>
              <table:table-cell office:value-type="float" office:value="1636.8606745">
                <text:p>1636.860674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999.59922796">
                <text:p>999.59922796</text:p>
              </table:table-cell>
              <table:table-cell office:value-type="float" office:value="1033.57537612">
                <text:p>1033.5753761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0.68000126538">
                <text:p>-0.68000126538</text:p>
              </table:table-cell>
              <table:table-cell office:value-type="float" office:value="310.586346884">
                <text:p>310.58634688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3.54">
                <text:p>-3.54</text:p>
              </table:table-cell>
              <table:table-cell office:value-type="float" office:value="182.100534572">
                <text:p>182.10053457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3.54">
                <text:p>-3.54</text:p>
              </table:table-cell>
              <table:table-cell office:value-type="float" office:value="193.079773008">
                <text:p>193.07977300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3.54">
                <text:p>-3.54</text:p>
              </table:table-cell>
              <table:table-cell office:value-type="float" office:value="133.14607678">
                <text:p>133.1460767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3.54">
                <text:p>-3.54</text:p>
              </table:table-cell>
              <table:table-cell office:value-type="float" office:value="95.7412181">
                <text:p>95.741218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3.54">
                <text:p>-3.54</text:p>
              </table:table-cell>
              <table:table-cell office:value-type="float" office:value="285.566579784">
                <text:p>285.56657978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3.54">
                <text:p>-3.54</text:p>
              </table:table-cell>
              <table:table-cell office:value-type="float" office:value="286.340699152">
                <text:p>286.34069915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3.54">
                <text:p>-3.54</text:p>
              </table:table-cell>
              <table:table-cell office:value-type="float" office:value="286.340699152">
                <text:p>286.34069915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3.54">
                <text:p>-3.54</text:p>
              </table:table-cell>
              <table:table-cell office:value-type="float" office:value="286.340699152">
                <text:p>286.34069915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3.54">
                <text:p>-3.54</text:p>
              </table:table-cell>
              <table:table-cell office:value-type="float" office:value="286.340699152">
                <text:p>286.34069915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3.510000010412">
                <text:p>-3.510000010412</text:p>
              </table:table-cell>
              <table:table-cell office:value-type="float" office:value="286.340699152">
                <text:p>286.34069915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9.1000148576">
                <text:p>29.1000148576</text:p>
              </table:table-cell>
              <table:table-cell office:value-type="float" office:value="286.389797632">
                <text:p>286.38979763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15.400043694">
                <text:p>315.400043694</text:p>
              </table:table-cell>
              <table:table-cell office:value-type="float" office:value="339.738569384">
                <text:p>339.73856938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30.9992433">
                <text:p>530.9992433</text:p>
              </table:table-cell>
              <table:table-cell office:value-type="float" office:value="787.14601346">
                <text:p>787.1460134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952.70199648">
                <text:p>952.70199648</text:p>
              </table:table-cell>
              <table:table-cell office:value-type="float" office:value="1120.51241804">
                <text:p>1120.5124180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118.00021248">
                <text:p>1118.00021248</text:p>
              </table:table-cell>
              <table:table-cell office:value-type="float" office:value="1553.66739168">
                <text:p>1553.6673916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858.99856418">
                <text:p>1858.99856418</text:p>
              </table:table-cell>
              <table:table-cell office:value-type="float" office:value="1663.71754306">
                <text:p>1663.7175430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290.00138778">
                <text:p>2290.00138778</text:p>
              </table:table-cell>
              <table:table-cell office:value-type="float" office:value="2164.29291282">
                <text:p>2164.2929128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796.99945856">
                <text:p>1796.99945856</text:p>
              </table:table-cell>
              <table:table-cell office:value-type="float" office:value="2370.95250668">
                <text:p>2370.9525066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020.99899894">
                <text:p>2020.99899894</text:p>
              </table:table-cell>
              <table:table-cell office:value-type="float" office:value="1658.50901264">
                <text:p>1658.5090126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388.00093708">
                <text:p>1388.00093708</text:p>
              </table:table-cell>
              <table:table-cell office:value-type="float" office:value="1832.76770124">
                <text:p>1832.7677012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558.9986683">
                <text:p>1558.9986683</text:p>
              </table:table-cell>
              <table:table-cell office:value-type="float" office:value="1003.07703696">
                <text:p>1003.0770369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49.70156852">
                <text:p>849.70156852</text:p>
              </table:table-cell>
              <table:table-cell office:value-type="float" office:value="988.38431682">
                <text:p>988.3843168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11.600128818">
                <text:p>211.600128818</text:p>
              </table:table-cell>
              <table:table-cell office:value-type="float" office:value="701.98060836">
                <text:p>701.9806083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0.20000225028">
                <text:p>-0.20000225028</text:p>
              </table:table-cell>
              <table:table-cell office:value-type="float" office:value="343.26097617">
                <text:p>343.2609761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3.54">
                <text:p>-3.54</text:p>
              </table:table-cell>
              <table:table-cell office:value-type="float" office:value="283.513445012">
                <text:p>283.51344501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3.54">
                <text:p>-3.54</text:p>
              </table:table-cell>
              <table:table-cell office:value-type="float" office:value="142.386410716">
                <text:p>142.38641071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3.54">
                <text:p>-3.54</text:p>
              </table:table-cell>
              <table:table-cell office:value-type="float" office:value="148.664469692">
                <text:p>148.66446969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3.54">
                <text:p>-3.54</text:p>
              </table:table-cell>
              <table:table-cell office:value-type="float" office:value="231.979680404">
                <text:p>231.97968040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3.379999919146">
                <text:p>-3.379999919146</text:p>
              </table:table-cell>
              <table:table-cell office:value-type="float" office:value="285.436468812">
                <text:p>285.43646881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3.140000002442">
                <text:p>-3.140000002442</text:p>
              </table:table-cell>
              <table:table-cell office:value-type="float" office:value="286.60337602">
                <text:p>286.6033760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3.5299999898322">
                <text:p>-3.5299999898322</text:p>
              </table:table-cell>
              <table:table-cell office:value-type="float" office:value="287.02889618">
                <text:p>287.0288961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1.20999889928">
                <text:p>-1.20999889928</text:p>
              </table:table-cell>
              <table:table-cell office:value-type="float" office:value="286.41516518">
                <text:p>286.4151651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3.490000153738">
                <text:p>-3.490000153738</text:p>
              </table:table-cell>
              <table:table-cell office:value-type="float" office:value="290.16915313">
                <text:p>290.1691531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3.54">
                <text:p>-3.54</text:p>
              </table:table-cell>
              <table:table-cell office:value-type="float" office:value="286.956066768">
                <text:p>286.95606676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7.4899836998">
                <text:p>17.4899836998</text:p>
              </table:table-cell>
              <table:table-cell office:value-type="float" office:value="285.956094392">
                <text:p>285.95609439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10.900168002">
                <text:p>310.900168002</text:p>
              </table:table-cell>
              <table:table-cell office:value-type="float" office:value="321.50830376">
                <text:p>321.5083037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84.299940678">
                <text:p>384.299940678</text:p>
              </table:table-cell>
              <table:table-cell office:value-type="float" office:value="777.4122398">
                <text:p>777.412239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20.60131102">
                <text:p>420.60131102</text:p>
              </table:table-cell>
              <table:table-cell office:value-type="float" office:value="923.47203472">
                <text:p>923.4720347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752.9990374">
                <text:p>1752.9990374</text:p>
              </table:table-cell>
              <table:table-cell office:value-type="float" office:value="931.05365834">
                <text:p>931.0536583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819.99902168">
                <text:p>2819.99902168</text:p>
              </table:table-cell>
              <table:table-cell office:value-type="float" office:value="1984.39199056">
                <text:p>1984.3919905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522.00090564">
                <text:p>3522.00090564</text:p>
              </table:table-cell>
              <table:table-cell office:value-type="float" office:value="2661.2186289">
                <text:p>2661.218628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660.00036676">
                <text:p>3660.00036676</text:p>
              </table:table-cell>
              <table:table-cell office:value-type="float" office:value="3152.47347054">
                <text:p>3152.4734705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162.9989694">
                <text:p>1162.9989694</text:p>
              </table:table-cell>
              <table:table-cell office:value-type="float" office:value="3010.49703254">
                <text:p>3010.4970325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599.99999064">
                <text:p>1599.99999064</text:p>
              </table:table-cell>
              <table:table-cell office:value-type="float" office:value="848.00357942">
                <text:p>848.0035794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886.09990836">
                <text:p>886.09990836</text:p>
              </table:table-cell>
              <table:table-cell office:value-type="float" office:value="833.82639332">
                <text:p>833.8263933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793.50017508">
                <text:p>793.50017508</text:p>
              </table:table-cell>
              <table:table-cell office:value-type="float" office:value="352.675200556">
                <text:p>352.67520055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66.2998254">
                <text:p>166.2998254</text:p>
              </table:table-cell>
              <table:table-cell office:value-type="float" office:value="185.87170699">
                <text:p>185.8717069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2.03000079684">
                <text:p>-2.03000079684</text:p>
              </table:table-cell>
              <table:table-cell office:value-type="float" office:value="455.9194843">
                <text:p>455.919484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1.4000018338">
                <text:p>-1.4000018338</text:p>
              </table:table-cell>
              <table:table-cell office:value-type="float" office:value="144.908026818">
                <text:p>144.90802681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2.46000119314">
                <text:p>-2.46000119314</text:p>
              </table:table-cell>
              <table:table-cell office:value-type="float" office:value="253.310105886">
                <text:p>253.31010588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2.00000162556">
                <text:p>-2.00000162556</text:p>
              </table:table-cell>
              <table:table-cell office:value-type="float" office:value="151.445898584">
                <text:p>151.44589858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3.54">
                <text:p>-3.54</text:p>
              </table:table-cell>
              <table:table-cell office:value-type="float" office:value="245.046013394">
                <text:p>245.04601339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2.17000102102">
                <text:p>-2.17000102102</text:p>
              </table:table-cell>
              <table:table-cell office:value-type="float" office:value="286.763764388">
                <text:p>286.76376438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1.66999846686">
                <text:p>-1.66999846686</text:p>
              </table:table-cell>
              <table:table-cell office:value-type="float" office:value="288.155706296">
                <text:p>288.15570629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2.57000224604">
                <text:p>-2.57000224604</text:p>
              </table:table-cell>
              <table:table-cell office:value-type="float" office:value="289.865560862">
                <text:p>289.86556086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3.54">
                <text:p>-3.54</text:p>
              </table:table-cell>
              <table:table-cell office:value-type="float" office:value="287.710955898">
                <text:p>287.71095589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3.54">
                <text:p>-3.54</text:p>
              </table:table-cell>
              <table:table-cell office:value-type="float" office:value="286.72407645">
                <text:p>286.7240764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3.450000031236">
                <text:p>-3.450000031236</text:p>
              </table:table-cell>
              <table:table-cell office:value-type="float" office:value="286.43153134">
                <text:p>286.4315313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8.7199824546">
                <text:p>18.7199824546</text:p>
              </table:table-cell>
              <table:table-cell office:value-type="float" office:value="286.2842359">
                <text:p>286.284235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53.999837852">
                <text:p>153.999837852</text:p>
              </table:table-cell>
              <table:table-cell office:value-type="float" office:value="322.55778377">
                <text:p>322.5577837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110.00125178">
                <text:p>1110.00125178</text:p>
              </table:table-cell>
              <table:table-cell office:value-type="float" office:value="543.31068716">
                <text:p>543.3106871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207.00040734">
                <text:p>2207.00040734</text:p>
              </table:table-cell>
              <table:table-cell office:value-type="float" office:value="1611.0430571">
                <text:p>1611.043057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016.9984896">
                <text:p>3016.9984896</text:p>
              </table:table-cell>
              <table:table-cell office:value-type="float" office:value="2283.71678234">
                <text:p>2283.7167823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114.99905568">
                <text:p>3114.99905568</text:p>
              </table:table-cell>
              <table:table-cell office:value-type="float" office:value="2859.719692">
                <text:p>2859.71969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443.00145132">
                <text:p>3443.00145132</text:p>
              </table:table-cell>
              <table:table-cell office:value-type="float" office:value="2706.42605436">
                <text:p>2706.4260543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542.99868892">
                <text:p>3542.99868892</text:p>
              </table:table-cell>
              <table:table-cell office:value-type="float" office:value="2960.19563978">
                <text:p>2960.1956397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455.00193814">
                <text:p>3455.00193814</text:p>
              </table:table-cell>
              <table:table-cell office:value-type="float" office:value="2800.6992275">
                <text:p>2800.699227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866.0002059">
                <text:p>2866.0002059</text:p>
              </table:table-cell>
              <table:table-cell office:value-type="float" office:value="2485.64246442">
                <text:p>2485.6424644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052.99893328">
                <text:p>2052.99893328</text:p>
              </table:table-cell>
              <table:table-cell office:value-type="float" office:value="1845.80334768">
                <text:p>1845.8033476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955.50060984">
                <text:p>955.50060984</text:p>
              </table:table-cell>
              <table:table-cell office:value-type="float" office:value="1039.52038374">
                <text:p>1039.5203837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03.99999159">
                <text:p>103.99999159</text:p>
              </table:table-cell>
              <table:table-cell office:value-type="float" office:value="379.89253379">
                <text:p>379.8925337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189.99904186">
                <text:p>1189.99904186</text:p>
              </table:table-cell>
              <table:table-cell office:value-type="float" office:value="184.491630548">
                <text:p>184.49163054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-3.54">
                <text:p>-3.54</text:p>
              </table:table-cell>
              <table:table-cell office:value-type="float" office:value="841.82126248">
                <text:p>841.8212624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3.54">
                <text:p>-3.54</text:p>
              </table:table-cell>
              <table:table-cell office:value-type="float" office:value="11.7223443388">
                <text:p>11.722344338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091.99949256">
                <text:p>2091.99949256</text:p>
              </table:table-cell>
              <table:table-cell office:value-type="float" office:value="113.19981928">
                <text:p>113.1998192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3.54">
                <text:p>-3.54</text:p>
              </table:table-cell>
              <table:table-cell office:value-type="float" office:value="1467.3481723">
                <text:p>1467.348172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3.54">
                <text:p>-3.54</text:p>
              </table:table-cell>
              <table:table-cell office:value-type="float" office:value="166.579277582">
                <text:p>166.57927758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3.5299999898322">
                <text:p>-3.5299999898322</text:p>
              </table:table-cell>
              <table:table-cell office:value-type="float" office:value="417.72086686">
                <text:p>417.7208668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694.00106416">
                <text:p>3694.00106416</text:p>
              </table:table-cell>
              <table:table-cell office:value-type="float" office:value="1128.78142038">
                <text:p>1128.7814203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3.54">
                <text:p>-3.54</text:p>
              </table:table-cell>
              <table:table-cell office:value-type="float" office:value="-384.83674991">
                <text:p>-384.8367499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290.99972354">
                <text:p>2290.99972354</text:p>
              </table:table-cell>
              <table:table-cell office:value-type="float" office:value="69.83972413">
                <text:p>69.8397241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3.5299999898322">
                <text:p>-3.5299999898322</text:p>
              </table:table-cell>
              <table:table-cell office:value-type="float" office:value="1604.81982476">
                <text:p>1604.8198247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3.54">
                <text:p>-3.54</text:p>
              </table:table-cell>
              <table:table-cell office:value-type="float" office:value="330.17009394">
                <text:p>330.1700939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559.99903762">
                <text:p>3559.99903762</text:p>
              </table:table-cell>
              <table:table-cell office:value-type="float" office:value="63.019536104">
                <text:p>63.01953610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3.199999981618">
                <text:p>-3.199999981618</text:p>
              </table:table-cell>
              <table:table-cell office:value-type="float" office:value="601.34918206">
                <text:p>601.3491820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358.99804358">
                <text:p>3358.99804358</text:p>
              </table:table-cell>
              <table:table-cell office:value-type="float" office:value="56.84908463">
                <text:p>56.8490846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42.059804146">
                <text:p>42.059804146</text:p>
              </table:table-cell>
              <table:table-cell office:value-type="float" office:value="2051.03090254">
                <text:p>2051.0309025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723.00189968">
                <text:p>3723.00189968</text:p>
              </table:table-cell>
              <table:table-cell office:value-type="float" office:value="-210.71717367">
                <text:p>-210.7171736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45.000188146">
                <text:p>245.000188146</text:p>
              </table:table-cell>
              <table:table-cell office:value-type="float" office:value="79.43029389">
                <text:p>79.4302938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1.80999869104">
                <text:p>-1.80999869104</text:p>
              </table:table-cell>
              <table:table-cell office:value-type="float" office:value="-321.910501326">
                <text:p>-321.91050132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3.54">
                <text:p>-3.54</text:p>
              </table:table-cell>
              <table:table-cell office:value-type="float" office:value="86.98736827">
                <text:p>86.9873682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824.99888356">
                <text:p>2824.99888356</text:p>
              </table:table-cell>
              <table:table-cell office:value-type="float" office:value="1571.63743536">
                <text:p>1571.6374353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082.99810456">
                <text:p>2082.99810456</text:p>
              </table:table-cell>
              <table:table-cell office:value-type="float" office:value="160.267258824">
                <text:p>160.26725882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971.89950216">
                <text:p>971.89950216</text:p>
              </table:table-cell>
              <table:table-cell office:value-type="float" office:value="1613.43251646">
                <text:p>1613.4325164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03.000019214">
                <text:p>103.000019214</text:p>
              </table:table-cell>
              <table:table-cell office:value-type="float" office:value="1699.35076492">
                <text:p>1699.3507649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-1.01000033254">
                <text:p>-1.01000033254</text:p>
              </table:table-cell>
              <table:table-cell office:value-type="float" office:value="786.43817704">
                <text:p>786.4381770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3.54">
                <text:p>-3.54</text:p>
              </table:table-cell>
              <table:table-cell office:value-type="float" office:value="179.052337272">
                <text:p>179.05233727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-3.54">
                <text:p>-3.54</text:p>
              </table:table-cell>
              <table:table-cell office:value-type="float" office:value="123.983482104">
                <text:p>123.98348210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-3.54">
                <text:p>-3.54</text:p>
              </table:table-cell>
              <table:table-cell office:value-type="float" office:value="113.37370973">
                <text:p>113.3737097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-3.54">
                <text:p>-3.54</text:p>
              </table:table-cell>
              <table:table-cell office:value-type="float" office:value="258.930654384">
                <text:p>258.93065438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-3.54">
                <text:p>-3.54</text:p>
              </table:table-cell>
              <table:table-cell office:value-type="float" office:value="285.655775356">
                <text:p>285.65577535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-3.54">
                <text:p>-3.54</text:p>
              </table:table-cell>
              <table:table-cell office:value-type="float" office:value="286.340699152">
                <text:p>286.34069915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3.54">
                <text:p>-3.54</text:p>
              </table:table-cell>
              <table:table-cell office:value-type="float" office:value="286.340699152">
                <text:p>286.34069915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-3.54">
                <text:p>-3.54</text:p>
              </table:table-cell>
              <table:table-cell office:value-type="float" office:value="286.340699152">
                <text:p>286.34069915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-3.54">
                <text:p>-3.54</text:p>
              </table:table-cell>
              <table:table-cell office:value-type="float" office:value="286.340699152">
                <text:p>286.34069915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-3.54">
                <text:p>-3.54</text:p>
              </table:table-cell>
              <table:table-cell office:value-type="float" office:value="286.340699152">
                <text:p>286.34069915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5.5500003444">
                <text:p>35.5500003444</text:p>
              </table:table-cell>
              <table:table-cell office:value-type="float" office:value="286.340699152">
                <text:p>286.34069915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21.09986639">
                <text:p>221.09986639</text:p>
              </table:table-cell>
              <table:table-cell office:value-type="float" office:value="350.225186404">
                <text:p>350.22518640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238.00098914">
                <text:p>1238.00098914</text:p>
              </table:table-cell>
              <table:table-cell office:value-type="float" office:value="649.67845254">
                <text:p>649.6784525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349.99973034">
                <text:p>2349.99973034</text:p>
              </table:table-cell>
              <table:table-cell office:value-type="float" office:value="1700.2795445">
                <text:p>1700.279544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988.00174562">
                <text:p>2988.00174562</text:p>
              </table:table-cell>
              <table:table-cell office:value-type="float" office:value="2364.48787348">
                <text:p>2364.4878734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402.99846474">
                <text:p>3402.99846474</text:p>
              </table:table-cell>
              <table:table-cell office:value-type="float" office:value="2822.486678">
                <text:p>2822.48667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630.00119548">
                <text:p>3630.00119548</text:p>
              </table:table-cell>
              <table:table-cell office:value-type="float" office:value="3029.80091826">
                <text:p>3029.8009182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497.00159624">
                <text:p>3497.00159624</text:p>
              </table:table-cell>
              <table:table-cell office:value-type="float" office:value="3038.0699206">
                <text:p>3038.069920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390.99797792">
                <text:p>3390.99797792</text:p>
              </table:table-cell>
              <table:table-cell office:value-type="float" office:value="2661.08769962">
                <text:p>2661.0876996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893.00027836">
                <text:p>2893.00027836</text:p>
              </table:table-cell>
              <table:table-cell office:value-type="float" office:value="2412.26069452">
                <text:p>2412.2606945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091.0011568">
                <text:p>2091.0011568</text:p>
              </table:table-cell>
              <table:table-cell office:value-type="float" office:value="1810.87796224">
                <text:p>1810.8779622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964.30151238">
                <text:p>964.30151238</text:p>
              </table:table-cell>
              <table:table-cell office:value-type="float" office:value="1014.49243356">
                <text:p>1014.4924335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94.15983789">
                <text:p>94.15983789</text:p>
              </table:table-cell>
              <table:table-cell office:value-type="float" office:value="393.268596358">
                <text:p>393.26859635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-1.23999807056">
                <text:p>-1.23999807056</text:p>
              </table:table-cell>
              <table:table-cell office:value-type="float" office:value="202.498907242">
                <text:p>202.49890724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-3.54">
                <text:p>-3.54</text:p>
              </table:table-cell>
              <table:table-cell office:value-type="float" office:value="173.841351928">
                <text:p>173.84135192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-3.54">
                <text:p>-3.54</text:p>
              </table:table-cell>
              <table:table-cell office:value-type="float" office:value="123.377115876">
                <text:p>123.37711587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-3.54">
                <text:p>-3.54</text:p>
              </table:table-cell>
              <table:table-cell office:value-type="float" office:value="112.958009266">
                <text:p>112.95800926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-3.54">
                <text:p>-3.54</text:p>
              </table:table-cell>
              <table:table-cell office:value-type="float" office:value="261.147041602">
                <text:p>261.14704160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-3.54">
                <text:p>-3.54</text:p>
              </table:table-cell>
              <table:table-cell office:value-type="float" office:value="285.717966764">
                <text:p>285.71796676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-3.54">
                <text:p>-3.54</text:p>
              </table:table-cell>
              <table:table-cell office:value-type="float" office:value="286.340699152">
                <text:p>286.34069915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-3.46000016415">
                <text:p>-3.46000016415</text:p>
              </table:table-cell>
              <table:table-cell office:value-type="float" office:value="286.340699152">
                <text:p>286.34069915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-3.12999905122">
                <text:p>-3.12999905122</text:p>
              </table:table-cell>
              <table:table-cell office:value-type="float" office:value="286.472037586">
                <text:p>286.47203758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-3.54">
                <text:p>-3.54</text:p>
              </table:table-cell>
              <table:table-cell office:value-type="float" office:value="287.029714488">
                <text:p>287.02971448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-3.54">
                <text:p>-3.54</text:p>
              </table:table-cell>
              <table:table-cell office:value-type="float" office:value="286.410664486">
                <text:p>286.41066448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4.829991715">
                <text:p>14.829991715</text:p>
              </table:table-cell>
              <table:table-cell office:value-type="float" office:value="286.314513296">
                <text:p>286.31451329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1.000043226">
                <text:p>191.000043226</text:p>
              </table:table-cell>
              <table:table-cell office:value-type="float" office:value="316.553857974">
                <text:p>316.55385797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776.59802334">
                <text:p>776.59802334</text:p>
              </table:table-cell>
              <table:table-cell office:value-type="float" office:value="599.58572832">
                <text:p>599.5857283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182.00109794">
                <text:p>2182.00109794</text:p>
              </table:table-cell>
              <table:table-cell office:value-type="float" office:value="1380.57479198">
                <text:p>1380.5747919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062.99967382">
                <text:p>3062.99967382</text:p>
              </table:table-cell>
              <table:table-cell office:value-type="float" office:value="2135.06295106">
                <text:p>2135.0629510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539.9995901">
                <text:p>3539.9995901</text:p>
              </table:table-cell>
              <table:table-cell office:value-type="float" office:value="2833.01011888">
                <text:p>2833.0101188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3763.99913048">
                <text:p>3763.99913048</text:p>
              </table:table-cell>
              <table:table-cell office:value-type="float" office:value="3129.31944568">
                <text:p>3129.3194456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3709.99898556">
                <text:p>3709.99898556</text:p>
              </table:table-cell>
              <table:table-cell office:value-type="float" office:value="3116.52929164">
                <text:p>3116.5292916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3389.99964216">
                <text:p>3389.99964216</text:p>
              </table:table-cell>
              <table:table-cell office:value-type="float" office:value="2867.11719632">
                <text:p>2867.1171963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812.00006098">
                <text:p>2812.00006098</text:p>
              </table:table-cell>
              <table:table-cell office:value-type="float" office:value="2360.77275516">
                <text:p>2360.7727551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96.99935444">
                <text:p>2096.99935444</text:p>
              </table:table-cell>
              <table:table-cell office:value-type="float" office:value="1680.1082523">
                <text:p>1680.108252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959.3016505">
                <text:p>959.3016505</text:p>
              </table:table-cell>
              <table:table-cell office:value-type="float" office:value="983.1962441">
                <text:p>983.196244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95.58983112">
                <text:p>95.58983112</text:p>
              </table:table-cell>
              <table:table-cell office:value-type="float" office:value="331.659823654">
                <text:p>331.65982365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-3.54">
                <text:p>-3.54</text:p>
              </table:table-cell>
              <table:table-cell office:value-type="float" office:value="196.630002266">
                <text:p>196.63000226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-3.54">
                <text:p>-3.54</text:p>
              </table:table-cell>
              <table:table-cell office:value-type="float" office:value="181.223308396">
                <text:p>181.22330839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-1.63999929558">
                <text:p>-1.63999929558</text:p>
              </table:table-cell>
              <table:table-cell office:value-type="float" office:value="122.811665048">
                <text:p>122.81166504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-3.54">
                <text:p>-3.54</text:p>
              </table:table-cell>
              <table:table-cell office:value-type="float" office:value="116.615027718">
                <text:p>116.61502771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-3.54">
                <text:p>-3.54</text:p>
              </table:table-cell>
              <table:table-cell office:value-type="float" office:value="260.466209346">
                <text:p>260.46620934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-3.54">
                <text:p>-3.54</text:p>
              </table:table-cell>
              <table:table-cell office:value-type="float" office:value="286.104617294">
                <text:p>286.10461729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-3.54">
                <text:p>-3.54</text:p>
              </table:table-cell>
              <table:table-cell office:value-type="float" office:value="286.933154144">
                <text:p>286.93315414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-3.5000000002442">
                <text:p>-3.5000000002442</text:p>
              </table:table-cell>
              <table:table-cell office:value-type="float" office:value="285.82598342">
                <text:p>285.8259834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-3.54">
                <text:p>-3.54</text:p>
              </table:table-cell>
              <table:table-cell office:value-type="float" office:value="286.406163792">
                <text:p>286.40616379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-3.54">
                <text:p>-3.54</text:p>
              </table:table-cell>
              <table:table-cell office:value-type="float" office:value="286.348473078">
                <text:p>286.34847307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-3.54">
                <text:p>-3.54</text:p>
              </table:table-cell>
              <table:table-cell office:value-type="float" office:value="286.33538015">
                <text:p>286.3353801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5.1200000702">
                <text:p>15.1200000702</text:p>
              </table:table-cell>
              <table:table-cell office:value-type="float" office:value="286.352973772">
                <text:p>286.35297377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2.999977566">
                <text:p>222.999977566</text:p>
              </table:table-cell>
              <table:table-cell office:value-type="float" office:value="316.911867724">
                <text:p>316.91186772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670.20161718">
                <text:p>670.20161718</text:p>
              </table:table-cell>
              <table:table-cell office:value-type="float" office:value="648.37325128">
                <text:p>648.3732512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177.99957182">
                <text:p>2177.99957182</text:p>
              </table:table-cell>
              <table:table-cell office:value-type="float" office:value="1277.39433626">
                <text:p>1277.3943362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418.00112514">
                <text:p>2418.00112514</text:p>
              </table:table-cell>
              <table:table-cell office:value-type="float" office:value="2071.1776455">
                <text:p>2071.177645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701.99900808">
                <text:p>2701.99900808</text:p>
              </table:table-cell>
              <table:table-cell office:value-type="float" office:value="2361.9224779">
                <text:p>2361.9224779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3594.99807078">
                <text:p>3594.99807078</text:p>
              </table:table-cell>
              <table:table-cell office:value-type="float" office:value="2599.22361482">
                <text:p>2599.2236148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3704.99912368">
                <text:p>3704.99912368</text:p>
              </table:table-cell>
              <table:table-cell office:value-type="float" office:value="3293.41065738">
                <text:p>3293.4106573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3330.99963536">
                <text:p>3330.99963536</text:p>
              </table:table-cell>
              <table:table-cell office:value-type="float" office:value="2976.03399112">
                <text:p>2976.0339911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807.0001991">
                <text:p>2807.0001991</text:p>
              </table:table-cell>
              <table:table-cell office:value-type="float" office:value="2431.64641104">
                <text:p>2431.6464110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027.99962388">
                <text:p>2027.99962388</text:p>
              </table:table-cell>
              <table:table-cell office:value-type="float" office:value="1840.99169664">
                <text:p>1840.9916966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958.4015117">
                <text:p>958.4015117</text:p>
              </table:table-cell>
              <table:table-cell office:value-type="float" office:value="986.58403922">
                <text:p>986.5840392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86.189927124">
                <text:p>86.189927124</text:p>
              </table:table-cell>
              <table:table-cell office:value-type="float" office:value="321.548400852">
                <text:p>321.54840085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12.899909398">
                <text:p>112.899909398</text:p>
              </table:table-cell>
              <table:table-cell office:value-type="float" office:value="198.497790276">
                <text:p>198.49779027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-1.24999779432">
                <text:p>-1.24999779432</text:p>
              </table:table-cell>
              <table:table-cell office:value-type="float" office:value="237.380922358">
                <text:p>237.38092235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-3.54">
                <text:p>-3.54</text:p>
              </table:table-cell>
              <table:table-cell office:value-type="float" office:value="119.150145902">
                <text:p>119.15014590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-3.54">
                <text:p>-3.54</text:p>
              </table:table-cell>
              <table:table-cell office:value-type="float" office:value="104.657502068">
                <text:p>104.65750206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-3.5299999898322">
                <text:p>-3.5299999898322</text:p>
              </table:table-cell>
              <table:table-cell office:value-type="float" office:value="297.671810028">
                <text:p>297.67181002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-3.409999908734">
                <text:p>-3.409999908734</text:p>
              </table:table-cell>
              <table:table-cell office:value-type="float" office:value="256.331299022">
                <text:p>256.33129902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-3.54">
                <text:p>-3.54</text:p>
              </table:table-cell>
              <table:table-cell office:value-type="float" office:value="285.936045846">
                <text:p>285.93604584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-3.54">
                <text:p>-3.54</text:p>
              </table:table-cell>
              <table:table-cell office:value-type="float" office:value="286.364430084">
                <text:p>286.36443008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-3.54">
                <text:p>-3.54</text:p>
              </table:table-cell>
              <table:table-cell office:value-type="float" office:value="286.327606224">
                <text:p>286.32760622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-3.54">
                <text:p>-3.54</text:p>
              </table:table-cell>
              <table:table-cell office:value-type="float" office:value="286.37834132">
                <text:p>286.3783413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-3.54">
                <text:p>-3.54</text:p>
              </table:table-cell>
              <table:table-cell office:value-type="float" office:value="286.305511908">
                <text:p>286.305511908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-3.54">
                <text:p>-3.54</text:p>
              </table:table-cell>
              <table:table-cell office:value-type="float" office:value="286.340699152">
                <text:p>286.34069915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7.9799865302">
                <text:p>17.9799865302</text:p>
              </table:table-cell>
              <table:table-cell office:value-type="float" office:value="286.340699152">
                <text:p>286.34069915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60.39982472">
                <text:p>160.39982472</text:p>
              </table:table-cell>
              <table:table-cell office:value-type="float" office:value="321.596681024">
                <text:p>321.59668102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294.00189712">
                <text:p>1294.00189712</text:p>
              </table:table-cell>
              <table:table-cell office:value-type="float" office:value="553.1344747">
                <text:p>553.1344747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45.99953336">
                <text:p>2445.99953336</text:p>
              </table:table-cell>
              <table:table-cell office:value-type="float" office:value="1683.77836368">
                <text:p>1683.7783636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3114.99905568">
                <text:p>3114.99905568</text:p>
              </table:table-cell>
              <table:table-cell office:value-type="float" office:value="2375.0154059">
                <text:p>2375.0154059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3530.9982021">
                <text:p>3530.9982021</text:p>
              </table:table-cell>
              <table:table-cell office:value-type="float" office:value="2886.19604734">
                <text:p>2886.1960473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3684.99967616">
                <text:p>3684.99967616</text:p>
              </table:table-cell>
              <table:table-cell office:value-type="float" office:value="3087.3320622">
                <text:p>3087.3320622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3635.99939312">
                <text:p>3635.99939312</text:p>
              </table:table-cell>
              <table:table-cell office:value-type="float" office:value="3031.6052874">
                <text:p>3031.605287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3358.99804358">
                <text:p>3358.99804358</text:p>
              </table:table-cell>
              <table:table-cell office:value-type="float" office:value="2774.4724561">
                <text:p>2774.472456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804.99943604">
                <text:p>2804.99943604</text:p>
              </table:table-cell>
              <table:table-cell office:value-type="float" office:value="2332.80298772">
                <text:p>2332.80298772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030.9987227">
                <text:p>2030.9987227</text:p>
              </table:table-cell>
              <table:table-cell office:value-type="float" office:value="1678.49618554">
                <text:p>1678.4961855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942.59998422">
                <text:p>942.59998422</text:p>
              </table:table-cell>
              <table:table-cell office:value-type="float" office:value="956.04478466">
                <text:p>956.0447846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-3.54">
                <text:p>-3.54</text:p>
              </table:table-cell>
              <table:table-cell office:value-type="float" office:value="338.72754985">
                <text:p>338.7275498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7.310007023">
                <text:p>27.310007023</text:p>
              </table:table-cell>
              <table:table-cell office:value-type="float" office:value="187.91133968">
                <text:p>187.91133968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382.500072232">
                <text:p>382.500072232</text:p>
              </table:table-cell>
              <table:table-cell office:value-type="float" office:value="204.292638378">
                <text:p>204.292638378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209.00015362">
                <text:p>1209.00015362</text:p>
              </table:table-cell>
              <table:table-cell office:value-type="float" office:value="506.29861632">
                <text:p>506.29861632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035.99858458">
                <text:p>2035.99858458</text:p>
              </table:table-cell>
              <table:table-cell office:value-type="float" office:value="1376.66737128">
                <text:p>1376.66737128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799.99957416">
                <text:p>2799.99957416</text:p>
              </table:table-cell>
              <table:table-cell office:value-type="float" office:value="2289.73952922">
                <text:p>2289.73952922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366.0007265">
                <text:p>1366.0007265</text:p>
              </table:table-cell>
              <table:table-cell office:value-type="float" office:value="2788.42869904">
                <text:p>2788.42869904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465.9979641">
                <text:p>1465.9979641</text:p>
              </table:table-cell>
              <table:table-cell office:value-type="float" office:value="1301.22346522">
                <text:p>1301.22346522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3242.00045728">
                <text:p>3242.00045728</text:p>
              </table:table-cell>
              <table:table-cell office:value-type="float" office:value="1251.335318">
                <text:p>1251.335318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3242.00045728">
                <text:p>3242.00045728</text:p>
              </table:table-cell>
              <table:table-cell office:value-type="float" office:value="2699.19221164">
                <text:p>2699.1922116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96.9991462">
                <text:p>2696.9991462</text:p>
              </table:table-cell>
              <table:table-cell office:value-type="float" office:value="2140.5906216">
                <text:p>2140.5906216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973.0011432">
                <text:p>1973.0011432</text:p>
              </table:table-cell>
              <table:table-cell office:value-type="float" office:value="2094.51578966">
                <text:p>2094.51578966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937.89880476">
                <text:p>937.89880476</text:p>
              </table:table-cell>
              <table:table-cell office:value-type="float" office:value="1299.97554552">
                <text:p>1299.97554552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19.700048878">
                <text:p>119.700048878</text:p>
              </table:table-cell>
              <table:table-cell office:value-type="float" office:value="422.22156086">
                <text:p>422.22156086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-1.3899980185">
                <text:p>-1.3899980185</text:p>
              </table:table-cell>
              <table:table-cell office:value-type="float" office:value="204.529538544">
                <text:p>204.529538544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-3.54">
                <text:p>-3.54</text:p>
              </table:table-cell>
              <table:table-cell office:value-type="float" office:value="175.192378436">
                <text:p>175.192378436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-3.54">
                <text:p>-3.54</text:p>
              </table:table-cell>
              <table:table-cell office:value-type="float" office:value="125.462573814">
                <text:p>125.462573814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-3.5299999898322">
                <text:p>-3.5299999898322</text:p>
              </table:table-cell>
              <table:table-cell office:value-type="float" office:value="120.182441444">
                <text:p>120.18244144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-3.54">
                <text:p>-3.54</text:p>
              </table:table-cell>
              <table:table-cell office:value-type="float" office:value="254.549842506">
                <text:p>254.549842506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-3.54">
                <text:p>-3.54</text:p>
              </table:table-cell>
              <table:table-cell office:value-type="float" office:value="285.76051878">
                <text:p>285.76051878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-3.480000020824">
                <text:p>-3.480000020824</text:p>
              </table:table-cell>
              <table:table-cell office:value-type="float" office:value="286.33947169">
                <text:p>286.33947169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-3.510000010412">
                <text:p>-3.510000010412</text:p>
              </table:table-cell>
              <table:table-cell office:value-type="float" office:value="286.442169344">
                <text:p>286.44216934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-3.400000184974">
                <text:p>-3.400000184974</text:p>
              </table:table-cell>
              <table:table-cell office:value-type="float" office:value="286.39879902">
                <text:p>286.3987990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-3.54">
                <text:p>-3.54</text:p>
              </table:table-cell>
              <table:table-cell office:value-type="float" office:value="286.569007084">
                <text:p>286.56900708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-3.54">
                <text:p>-3.54</text:p>
              </table:table-cell>
              <table:table-cell office:value-type="float" office:value="286.382842014">
                <text:p>286.382842014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-3.54">
                <text:p>-3.54</text:p>
              </table:table-cell>
              <table:table-cell office:value-type="float" office:value="286.316149912">
                <text:p>286.316149912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-3.54">
                <text:p>-3.54</text:p>
              </table:table-cell>
              <table:table-cell office:value-type="float" office:value="286.375886396">
                <text:p>286.375886396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-3.54">
                <text:p>-3.54</text:p>
              </table:table-cell>
              <table:table-cell office:value-type="float" office:value="286.30264783">
                <text:p>286.30264783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-3.46999988791">
                <text:p>-3.46999988791</text:p>
              </table:table-cell>
              <table:table-cell office:value-type="float" office:value="286.340699152">
                <text:p>286.340699152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-3.54">
                <text:p>-3.54</text:p>
              </table:table-cell>
              <table:table-cell office:value-type="float" office:value="286.455671426">
                <text:p>286.455671426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-3.54">
                <text:p>-3.54</text:p>
              </table:table-cell>
              <table:table-cell office:value-type="float" office:value="286.354201234">
                <text:p>286.354201234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-3.5199999796644">
                <text:p>-3.5199999796644</text:p>
              </table:table-cell>
              <table:table-cell office:value-type="float" office:value="286.331697764">
                <text:p>286.331697764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7.949995542">
                <text:p>17.949995542</text:p>
              </table:table-cell>
              <table:table-cell office:value-type="float" office:value="286.395116634">
                <text:p>286.395116634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83.800160288">
                <text:p>183.800160288</text:p>
              </table:table-cell>
              <table:table-cell office:value-type="float" office:value="321.532443846">
                <text:p>321.532443846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863.40004444">
                <text:p>863.40004444</text:p>
              </table:table-cell>
              <table:table-cell office:value-type="float" office:value="589.28732214">
                <text:p>589.28732214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730.60093066">
                <text:p>730.60093066</text:p>
              </table:table-cell>
              <table:table-cell office:value-type="float" office:value="1456.82473142">
                <text:p>1456.8247314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620.30119534">
                <text:p>620.30119534</text:p>
              </table:table-cell>
              <table:table-cell office:value-type="float" office:value="1322.7736064">
                <text:p>1322.7736064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998.99878836">
                <text:p>1998.99878836</text:p>
              </table:table-cell>
              <table:table-cell office:value-type="float" office:value="1118.75714738">
                <text:p>1118.75714738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3696.00182722">
                <text:p>3696.00182722</text:p>
              </table:table-cell>
              <table:table-cell office:value-type="float" office:value="2184.24326186">
                <text:p>2184.24326186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3625.0013336">
                <text:p>3625.0013336</text:p>
              </table:table-cell>
              <table:table-cell office:value-type="float" office:value="2758.39679544">
                <text:p>2758.3967954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